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JetBrains Mono" svg:font-family="JetBrains Mono" style:font-family-generic="system"/>
    <style:font-face style:name="consolas, 'lucida console', 'co" svg:font-family="consolas, 'lucida console', 'co"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Основнойшрифтабзаца" style:family="text">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style:style style:name="T10" style:parent-style-name="Основнойшрифтабзаца" style:family="text">
      <style:text-properties fo:language="en" fo:country="US"/>
    </style:style>
    <style:style style:name="T11" style:parent-style-name="Основнойшрифтабзаца" style:family="text">
      <style:text-properties fo:language="en" fo:country="US"/>
    </style:style>
    <style:style style:name="T12" style:parent-style-name="Основнойшрифтабзаца" style:family="text">
      <style:text-properties fo:language="en" fo:country="US"/>
    </style:style>
    <style:style style:name="T13" style:parent-style-name="Основнойшрифтабзаца" style:family="text">
      <style:text-properties fo:language="en" fo:country="US"/>
    </style:style>
    <style:style style:name="T14" style:parent-style-name="Основнойшрифтабзаца" style:family="text">
      <style:text-properties fo:language="en" fo:country="US"/>
    </style:style>
    <style:style style:name="T15" style:parent-style-name="Основнойшрифтабзаца" style:family="text">
      <style:text-properties fo:language="en" fo:country="US"/>
    </style:style>
    <style:style style:name="T16" style:parent-style-name="Основнойшрифтабзаца" style:family="text">
      <style:text-properties fo:language="en" fo:country="US"/>
    </style:style>
    <style:style style:name="T17" style:parent-style-name="Основнойшрифтабзаца" style:family="text">
      <style:text-properties fo:language="en" fo:country="US"/>
    </style:style>
    <style:style style:name="T18" style:parent-style-name="Основнойшрифтабзаца" style:family="text">
      <style:text-properties fo:language="en" fo:country="US"/>
    </style:style>
    <style:style style:name="T19" style:parent-style-name="Основнойшрифтабзаца" style:family="text">
      <style:text-properties fo:language="en" fo:country="US"/>
    </style:style>
    <style:style style:name="T20" style:parent-style-name="Основнойшрифтабзаца" style:family="text">
      <style:text-properties fo:language="en" fo:country="US"/>
    </style:style>
    <style:style style:name="T21" style:parent-style-name="Основнойшрифтабзаца" style:family="text">
      <style:text-properties fo:language="en" fo:country="US"/>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language="en" fo:country="US"/>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en" fo:country="US"/>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color="#003300" fo:language="en" fo:country="US"/>
    </style:style>
    <style:style style:name="T28" style:parent-style-name="Основнойшрифтабзаца" style:family="text">
      <style:text-properties style:font-name="JetBrains Mono" fo:color="#003300" fo:language="en" fo:country="US"/>
    </style:style>
    <style:style style:name="T29" style:parent-style-name="Основнойшрифтабзаца" style:family="text">
      <style:text-properties fo:language="en" fo:country="US"/>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style:font-name="JetBrains Mono" fo:color="#CC7832" fo:language="en" fo:country="US"/>
    </style:style>
    <style:style style:name="T32" style:parent-style-name="Основнойшрифтабзаца" style:family="text">
      <style:text-properties style:font-name="JetBrains Mono" fo:color="#00331A" fo:language="en" fo:country="US"/>
    </style:style>
    <style:style style:name="P33" style:parent-style-name="Standard" style:family="paragraph">
      <style:text-properties fo:language="en" fo:country="US"/>
    </style:style>
    <style:style style:name="T34" style:parent-style-name="Основнойшрифтабзаца" style:family="text">
      <style:text-properties fo:language="en" fo:country="US"/>
    </style:style>
    <style:style style:name="T35" style:parent-style-name="Основнойшрифтабзаца" style:family="text">
      <style:text-properties fo:language="en" fo:country="US"/>
    </style:style>
    <style:style style:name="T36" style:parent-style-name="Основнойшрифтабзаца" style:family="text">
      <style:text-properties fo:language="en" fo:country="US"/>
    </style:style>
    <style:style style:name="T37" style:parent-style-name="Основнойшрифтабзаца" style:family="text">
      <style:text-properties fo:language="en" fo:country="US"/>
    </style:style>
    <style:style style:name="T38" style:parent-style-name="Основнойшрифтабзаца" style:family="text">
      <style:text-properties fo:language="en" fo:country="US"/>
    </style:style>
    <style:style style:name="T39" style:parent-style-name="Основнойшрифтабзаца" style:family="text">
      <style:text-properties style:font-name="JetBrains Mono" fo:color="#00331A" fo:language="en" fo:country="US"/>
    </style:style>
    <style:style style:name="T40" style:parent-style-name="Основнойшрифтабзаца" style:family="text">
      <style:text-properties style:font-name="JetBrains Mono" fo:color="#00331A" fo:language="en" fo:country="US"/>
    </style:style>
    <style:style style:name="T41" style:parent-style-name="Основнойшрифтабзаца" style:family="text">
      <style:text-properties fo:language="en" fo:country="US"/>
    </style:style>
    <style:style style:name="T42" style:parent-style-name="Основнойшрифтабзаца" style:family="text">
      <style:text-properties fo:language="en" fo:country="US"/>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style:font-name="JetBrains Mono" fo:color="#006633" fo:language="en" fo:country="US"/>
    </style:style>
    <style:style style:name="T47" style:parent-style-name="Основнойшрифтабзаца" style:family="text">
      <style:text-properties style:font-name="JetBrains Mono" fo:color="#006633" fo:language="en" fo:country="US"/>
    </style:style>
    <style:style style:name="T48" style:parent-style-name="Основнойшрифтабзаца" style:family="text">
      <style:text-properties style:font-name="JetBrains Mono" fo:color="#006633" fo:language="en" fo:country="US"/>
    </style:style>
    <style:style style:name="T49" style:parent-style-name="Основнойшрифтабзаца" style:family="text">
      <style:text-properties fo:language="en" fo:country="US"/>
    </style:style>
    <style:style style:name="T50" style:parent-style-name="Основнойшрифтабзаца" style:family="text">
      <style:text-properties fo:language="en" fo:country="US"/>
    </style:style>
    <style:style style:name="T51" style:parent-style-name="Основнойшрифтабзаца" style:family="text">
      <style:text-properties fo:language="en" fo:country="US"/>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language="en" fo:country="US"/>
    </style:style>
    <style:style style:name="T54" style:parent-style-name="Основнойшрифтабзаца" style:family="text">
      <style:text-properties fo:language="en" fo:country="US"/>
    </style:style>
    <style:style style:name="T55" style:parent-style-name="Основнойшрифтабзаца" style:family="text">
      <style:text-properties fo:language="en" fo:country="US"/>
    </style:style>
    <style:style style:name="T56" style:parent-style-name="Основнойшрифтабзаца" style:family="text">
      <style:text-properties fo:language="en" fo:country="US"/>
    </style:style>
    <style:style style:name="T57" style:parent-style-name="Основнойшрифтабзаца" style:family="text">
      <style:text-properties fo:language="en" fo:country="US"/>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color="#003333" fo:language="en" fo:country="US"/>
    </style:style>
    <style:style style:name="T60" style:parent-style-name="Основнойшрифтабзаца" style:family="text">
      <style:text-properties style:font-name="JetBrains Mono" fo:color="#003333" fo:language="en" fo:country="US"/>
    </style:style>
    <style:style style:name="T61" style:parent-style-name="Основнойшрифтабзаца" style:family="text">
      <style:text-properties style:font-name="JetBrains Mono" fo:color="#808080"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style:font-name="JetBrains Mono" fo:color="#003300" fo:language="en" fo:country="US"/>
    </style:style>
    <style:style style:name="T70" style:parent-style-name="Основнойшрифтабзаца" style:family="text">
      <style:text-properties style:font-name="JetBrains Mono" fo:color="#6A8759" fo:language="en" fo:country="US"/>
    </style:style>
    <style:style style:name="T71" style:parent-style-name="Основнойшрифтабзаца" style:family="text">
      <style:text-properties style:font-name="JetBrains Mono" fo:color="#003300" fo:language="en" fo:country="US"/>
    </style:style>
    <style:style style:name="T72" style:parent-style-name="Основнойшрифтабзаца" style:family="text">
      <style:text-properties style:font-name="JetBrains Mono" fo:color="#003300" fo:language="en" fo:country="US"/>
    </style:style>
    <style:style style:name="T73" style:parent-style-name="Основнойшрифтабзаца" style:family="text">
      <style:text-properties style:font-name="JetBrains Mono" fo:color="#003300" fo:language="en" fo:country="US"/>
    </style:style>
    <style:style style:name="T74" style:parent-style-name="Основнойшрифтабзаца" style:family="text">
      <style:text-properties style:font-name="JetBrains Mono" fo:color="#003300" fo:language="en" fo:country="US"/>
    </style:style>
    <style:style style:name="P75" style:parent-style-name="Standard" style:family="paragraph">
      <style:text-properties style:font-name="JetBrains Mono" fo:color="#003300" fo:language="en" fo:country="US"/>
    </style:style>
    <style:style style:name="T76" style:parent-style-name="Основнойшрифтабзаца" style:family="text">
      <style:text-properties fo:language="en" fo:country="US"/>
    </style:style>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style:font-name="JetBrains Mono" fo:color="#003300" fo:language="en" fo:country="US"/>
    </style:style>
    <style:style style:name="P82" style:parent-style-name="Standard" style:family="paragraph">
      <style:text-properties fo:language="en" fo:country="US"/>
    </style:style>
    <style:style style:name="T83" style:parent-style-name="Основнойшрифтабзаца" style:family="text">
      <style:text-properties style:font-name="JetBrains Mono" fo:font-weight="bold" style:font-weight-asian="bold" style:font-weight-complex="bold" fo:color="#003300" fo:language="en" fo:country="US"/>
    </style:style>
    <style:style style:name="T84" style:parent-style-name="Основнойшрифтабзаца" style:family="text">
      <style:text-properties style:font-name="JetBrains Mono" fo:font-weight="bold" style:font-weight-asian="bold" style:font-weight-complex="bold" fo:color="#003300" fo:language="en" fo:country="US"/>
    </style:style>
    <style:style style:name="T85" style:parent-style-name="Основнойшрифтабзаца" style:family="text">
      <style:text-properties style:font-name="JetBrains Mono" fo:font-weight="bold" style:font-weight-asian="bold" style:font-weight-complex="bold" fo:color="#003300" fo:language="en" fo:country="US"/>
    </style:style>
    <style:style style:name="T86" style:parent-style-name="Основнойшрифтабзаца" style:family="text">
      <style:text-properties style:font-name="Times New Roman" fo:color="#003300" fo:font-size="12pt" style:font-size-asian="12pt" style:font-size-complex="12pt" fo:language="en" fo:country="US"/>
    </style:style>
    <style:style style:name="T87" style:parent-style-name="Основнойшрифтабзаца" style:family="text">
      <style:text-properties style:font-name="Times New Roman" fo:color="#000000" fo:font-size="12pt" style:font-size-asian="12pt" style:font-size-complex="12pt" fo:language="en" fo:country="US"/>
    </style:style>
    <style:style style:name="T88" style:parent-style-name="Основнойшрифтабзаца" style:family="text">
      <style:text-properties style:font-name="Times New Roman" fo:color="#000000" fo:font-size="12pt" style:font-size-asian="12pt" style:font-size-complex="12pt" fo:language="en" fo:country="US"/>
    </style:style>
    <style:style style:name="T89" style:parent-style-name="Основнойшрифтабзаца" style:family="text">
      <style:text-properties style:font-name="Times New Roman" fo:color="#000000" fo:font-size="12pt" style:font-size-asian="12pt" style:font-size-complex="12pt" fo:language="en" fo:country="US"/>
    </style:style>
    <style:style style:name="T90" style:parent-style-name="Основнойшрифтабзаца" style:family="text">
      <style:text-properties style:font-name="Times New Roman" fo:color="#000000" fo:font-size="12pt" style:font-size-asian="12pt" style:font-size-complex="12pt" fo:language="en" fo:country="US"/>
    </style:style>
    <style:style style:name="T91" style:parent-style-name="Основнойшрифтабзаца" style:family="text">
      <style:text-properties style:font-name="Times New Roman" fo:color="#000000" fo:font-size="12pt" style:font-size-asian="12pt" style:font-size-complex="12pt" fo:language="en" fo:country="US"/>
    </style:style>
    <style:style style:name="T92" style:parent-style-name="Основнойшрифтабзаца" style:family="text">
      <style:text-properties style:font-name="Times New Roman" fo:color="#000000" fo:font-size="12pt" style:font-size-asian="12pt" style:font-size-complex="12pt" fo:language="en" fo:country="US"/>
    </style:style>
    <style:style style:name="T93" style:parent-style-name="Основнойшрифтабзаца" style:family="text">
      <style:text-properties style:font-name="Times New Roman" fo:color="#000000" fo:font-size="12pt" style:font-size-asian="12pt" style:font-size-complex="12pt" fo:language="en" fo:country="US"/>
    </style:style>
    <style:style style:name="T94" style:parent-style-name="Основнойшрифтабзаца" style:family="text">
      <style:text-properties style:font-name="Times New Roman" fo:color="#000000" fo:font-size="12pt" style:font-size-asian="12pt" style:font-size-complex="12pt" fo:language="en" fo:country="US"/>
    </style:style>
    <style:style style:name="T95" style:parent-style-name="Основнойшрифтабзаца" style:family="text">
      <style:text-properties style:font-name="Times New Roman" fo:color="#000000" fo:font-size="12pt" style:font-size-asian="12pt" style:font-size-complex="12pt" fo:language="en" fo:country="US"/>
    </style:style>
    <style:style style:name="T96" style:parent-style-name="Основнойшрифтабзаца" style:family="text">
      <style:text-properties style:font-name="Times New Roman" fo:color="#193300" fo:font-size="12pt" style:font-size-asian="12pt" style:font-size-complex="12pt" fo:language="en" fo:country="US"/>
    </style:style>
    <style:style style:name="T97" style:parent-style-name="Основнойшрифтабзаца" style:family="text">
      <style:text-properties style:font-name="Times New Roman" fo:color="#000000" fo:font-size="12pt" style:font-size-asian="12pt" style:font-size-complex="12pt" fo:language="en" fo:country="US"/>
    </style:style>
    <style:style style:name="T98" style:parent-style-name="Основнойшрифтабзаца" style:family="text">
      <style:text-properties style:font-name="Times New Roman" fo:color="#000000" fo:font-size="12pt" style:font-size-asian="12pt" style:font-size-complex="12pt" fo:language="en" fo:country="US"/>
    </style:style>
    <style:style style:name="T99" style:parent-style-name="Основнойшрифтабзаца" style:family="text">
      <style:text-properties style:font-name="Times New Roman" fo:color="#000000" fo:font-size="12pt" style:font-size-asian="12pt" style:font-size-complex="12pt" fo:language="en" fo:country="US"/>
    </style:style>
    <style:style style:name="T100" style:parent-style-name="Основнойшрифтабзаца" style:family="text">
      <style:text-properties style:font-name="Times New Roman" fo:color="#000000" fo:font-size="12pt" style:font-size-asian="12pt" style:font-size-complex="12pt" fo:language="en" fo:country="US"/>
    </style:style>
    <style:style style:name="T101" style:parent-style-name="Основнойшрифтабзаца" style:family="text">
      <style:text-properties style:font-name="Times New Roman" fo:color="#CC7832" fo:font-size="12pt" style:font-size-asian="12pt" style:font-size-complex="12pt" fo:language="en" fo:country="US"/>
    </style:style>
    <style:style style:name="T102" style:parent-style-name="Основнойшрифтабзаца" style:family="text">
      <style:text-properties style:font-name="Times New Roman" fo:color="#000000" fo:font-size="12pt" style:font-size-asian="12pt" style:font-size-complex="12pt" fo:language="en" fo:country="US"/>
    </style:style>
    <style:style style:name="P103" style:parent-style-name="PreformattedText" style:family="paragraph">
      <style:paragraph-properties fo:background-color="#2B2B2B"/>
    </style:style>
    <style:style style:name="T104" style:parent-style-name="Основнойшрифтабзаца" style:family="text">
      <style:text-properties fo:color="#A9B7C6" fo:language="en" fo:country="US"/>
    </style:style>
    <style:style style:name="T105" style:parent-style-name="Основнойшрифтабзаца" style:family="text">
      <style:text-properties style:font-name="JetBrains Mono" fo:color="#8888C6" fo:language="en" fo:country="US"/>
    </style:style>
    <style:style style:name="T106" style:parent-style-name="Основнойшрифтабзаца" style:family="text">
      <style:text-properties style:font-name="JetBrains Mono" fo:color="#A9B7C6" fo:language="en" fo:country="US"/>
    </style:style>
    <style:style style:name="T107" style:parent-style-name="Основнойшрифтабзаца" style:family="text">
      <style:text-properties style:font-name="JetBrains Mono" fo:color="#6A8759" fo:language="en" fo:country="US"/>
    </style:style>
    <style:style style:name="T108" style:parent-style-name="Основнойшрифтабзаца" style:family="text">
      <style:text-properties style:font-name="JetBrains Mono" fo:color="#A9B7C6" fo:language="en" fo:country="US"/>
    </style:style>
    <style:style style:name="P109" style:parent-style-name="PreformattedText" style:family="paragraph">
      <style:paragraph-properties fo:background-color="#2B2B2B"/>
    </style:style>
    <style:style style:name="T110" style:parent-style-name="Основнойшрифтабзаца" style:family="text">
      <style:text-properties style:font-name="JetBrains Mono" fo:color="#CC7832" fo:language="en" fo:country="US"/>
    </style:style>
    <style:style style:name="T111" style:parent-style-name="Основнойшрифтабзаца" style:family="text">
      <style:text-properties style:font-name="JetBrains Mono" fo:color="#A9B7C6" fo:language="en" fo:country="US"/>
    </style:style>
    <style:style style:name="P112" style:parent-style-name="PreformattedText" style:family="paragraph">
      <style:paragraph-properties fo:margin-bottom="0.1965in" fo:background-color="#2B2B2B"/>
    </style:style>
    <style:style style:name="T113" style:parent-style-name="Основнойшрифтабзаца" style:family="text">
      <style:text-properties fo:color="#A9B7C6" fo:language="en" fo:country="US"/>
    </style:style>
    <style:style style:name="T114" style:parent-style-name="Основнойшрифтабзаца" style:family="text">
      <style:text-properties style:font-name="JetBrains Mono" fo:color="#8888C6" fo:language="en" fo:country="US"/>
    </style:style>
    <style:style style:name="T115" style:parent-style-name="Основнойшрифтабзаца" style:family="text">
      <style:text-properties style:font-name="JetBrains Mono" fo:color="#A9B7C6" fo:language="en" fo:country="US"/>
    </style:style>
    <style:style style:name="T116" style:parent-style-name="Основнойшрифтабзаца" style:family="text">
      <style:text-properties style:font-name="JetBrains Mono" fo:color="#6A8759" fo:language="en" fo:country="US"/>
    </style:style>
    <style:style style:name="T117" style:parent-style-name="Основнойшрифтабзаца" style:family="text">
      <style:text-properties style:font-name="JetBrains Mono" fo:color="#A9B7C6" fo:language="en" fo:country="US"/>
    </style:style>
    <style:style style:name="P118" style:parent-style-name="PreformattedText" style:family="paragraph">
      <style:text-properties style:font-name="Times New Roman" fo:color="#000000" fo:font-size="12pt" style:font-size-asian="12pt" style:font-size-complex="12pt" fo:language="en" fo:country="US"/>
    </style:style>
    <style:style style:name="T119" style:parent-style-name="Основнойшрифтабзаца" style:family="text">
      <style:text-properties style:font-name="Times New Roman" fo:color="#000000" fo:font-size="12pt" style:font-size-asian="12pt" style:font-size-complex="12pt" fo:language="en" fo:country="US"/>
    </style:style>
    <style:style style:name="T120" style:parent-style-name="Основнойшрифтабзаца" style:family="text">
      <style:text-properties style:font-name="Times New Roman" fo:color="#000000" fo:font-size="12pt" style:font-size-asian="12pt" style:font-size-complex="12pt" fo:language="en" fo:country="US"/>
    </style:style>
    <style:style style:name="P121" style:parent-style-name="PreformattedText" style:family="paragraph">
      <style:text-properties style:font-name="Times New Roman" fo:color="#000000" fo:font-size="12pt" style:font-size-asian="12pt" style:font-size-complex="12pt"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T125" style:parent-style-name="Основнойшрифтабзаца" style:family="text">
      <style:text-properties style:font-name="JetBrains Mono" fo:color="#003300" fo:language="en" fo:country="US"/>
    </style:style>
    <style:style style:name="T126" style:parent-style-name="Основнойшрифтабзаца" style:family="text">
      <style:text-properties style:font-name="JetBrains Mono" fo:color="#003300" fo:language="en" fo:country="US"/>
    </style:style>
    <style:style style:name="T127" style:parent-style-name="Основнойшрифтабзаца" style:family="text">
      <style:text-properties style:font-name="JetBrains Mono" fo:color="#003300" fo:language="en" fo:country="US"/>
    </style:style>
    <style:style style:name="T128" style:parent-style-name="Основнойшрифтабзаца" style:family="text">
      <style:text-properties style:font-name="Times New Roman" fo:color="#000000" fo:font-size="12pt" style:font-size-asian="12pt" style:font-size-complex="12pt" fo:language="en" fo:country="US"/>
    </style:style>
    <style:style style:name="T129" style:parent-style-name="Основнойшрифтабзаца" style:family="text">
      <style:text-properties style:font-name="JetBrains Mono" fo:color="#000000" fo:font-size="12pt" style:font-size-asian="12pt" style:font-size-complex="12pt" fo:language="en" fo:country="US"/>
    </style:style>
    <style:style style:name="T130" style:parent-style-name="Основнойшрифтабзаца" style:family="text">
      <style:text-properties style:font-name="JetBrains Mono" fo:color="#000000" fo:font-size="12pt" style:font-size-asian="12pt" style:font-size-complex="12pt" fo:language="en" fo:country="US"/>
    </style:style>
    <style:style style:name="T131" style:parent-style-name="Основнойшрифтабзаца" style:family="text">
      <style:text-properties style:font-name="JetBrains Mono" fo:color="#003300" fo:font-size="12pt" style:font-size-asian="12pt" style:font-size-complex="12pt" fo:language="en" fo:country="US"/>
    </style:style>
    <style:style style:name="P132" style:parent-style-name="PreformattedText" style:family="paragraph">
      <style:paragraph-properties fo:margin-bottom="0.1965in" fo:background-color="#2B2B2B"/>
    </style:style>
    <style:style style:name="T133" style:parent-style-name="Основнойшрифтабзаца" style:family="text">
      <style:text-properties style:font-name="JetBrains Mono" fo:color="#A9B7C6" fo:language="en" fo:country="US"/>
    </style:style>
    <style:style style:name="T134" style:parent-style-name="Основнойшрифтабзаца" style:family="text">
      <style:text-properties style:font-name="JetBrains Mono" fo:color="#AA4926" fo:language="en" fo:country="US"/>
    </style:style>
    <style:style style:name="T135" style:parent-style-name="Основнойшрифтабзаца" style:family="text">
      <style:text-properties style:font-name="JetBrains Mono" fo:color="#A9B7C6" fo:language="en" fo:country="US"/>
    </style:style>
    <style:style style:name="T136" style:parent-style-name="Основнойшрифтабзаца" style:family="text">
      <style:text-properties style:font-name="JetBrains Mono" fo:color="#000000" fo:font-size="12pt" style:font-size-asian="12pt" style:font-size-complex="12pt" fo:language="en" fo:country="US"/>
    </style:style>
    <style:style style:name="T137" style:parent-style-name="Основнойшрифтабзаца" style:family="text">
      <style:text-properties style:font-name="Times New Roman" fo:color="#000000" fo:font-size="12pt" style:font-size-asian="12pt" style:font-size-complex="12pt" fo:language="en" fo:country="US"/>
    </style:style>
    <style:style style:name="P138" style:parent-style-name="PreformattedText" style:family="paragraph">
      <style:text-properties style:font-name="JetBrains Mono" fo:color="#003300"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T142" style:parent-style-name="Основнойшрифтабзаца" style:family="text">
      <style:text-properties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language="en" fo:country="US"/>
    </style:style>
    <style:style style:name="T153" style:parent-style-name="Основнойшрифтабзаца" style:family="text">
      <style:text-properties fo:language="en" fo:country="US"/>
    </style:style>
    <style:style style:name="T154" style:parent-style-name="Основнойшрифтабзаца" style:family="text">
      <style:text-properties fo:language="en" fo:country="US"/>
    </style:style>
    <style:style style:name="T155" style:parent-style-name="Основнойшрифтабзаца" style:family="text">
      <style:text-properties fo:language="en" fo:country="US"/>
    </style:style>
    <style:style style:name="T156" style:parent-style-name="Основнойшрифтабзаца" style:family="text">
      <style:text-properties fo:language="en" fo:country="US"/>
    </style:style>
    <style:style style:name="T157" style:parent-style-name="Основнойшрифтабзаца" style:family="text">
      <style:text-properties fo:language="en" fo:country="US"/>
    </style:style>
    <style:style style:name="T158" style:parent-style-name="Основнойшрифтабзаца" style:family="text">
      <style:text-properties fo:language="en" fo:country="US"/>
    </style:style>
    <style:style style:name="T159" style:parent-style-name="Основнойшрифтабзаца" style:family="text">
      <style:text-properties fo:language="en" fo:country="US"/>
    </style:style>
    <style:style style:name="T160" style:parent-style-name="Основнойшрифтабзаца" style:family="text">
      <style:text-properties style:font-name="consolas, 'lucida console', 'co" fo:color="#000000" fo:font-size="9pt" style:font-size-asian="9pt" fo:language="en" fo:country="US"/>
    </style:style>
    <style:style style:name="T161" style:parent-style-name="Основнойшрифтабзаца" style:family="text">
      <style:text-properties fo:color="#000000" fo:language="en" fo:country="US"/>
    </style:style>
    <style:style style:name="T162" style:parent-style-name="Основнойшрифтабзаца" style:family="text">
      <style:text-properties fo:language="en" fo:country="US"/>
    </style:style>
    <style:style style:name="T163" style:parent-style-name="Основнойшрифтабзаца" style:family="text">
      <style:text-properties fo:language="en" fo:country="US"/>
    </style:style>
    <style:style style:name="T164" style:parent-style-name="Основнойшрифтабзаца" style:family="text">
      <style:text-properties style:font-name="consolas, 'lucida console', 'co" fo:color="#000000" fo:font-size="10pt" style:font-size-asian="10pt" style:font-size-complex="10pt" fo:language="en" fo:country="US"/>
    </style:style>
    <style:style style:name="T165" style:parent-style-name="Основнойшрифтабзаца" style:family="text">
      <style:text-properties fo:language="en" fo:country="US"/>
    </style:style>
    <style:style style:name="T166" style:parent-style-name="Основнойшрифтабзаца" style:family="text">
      <style:text-properties fo:language="en" fo:country="US"/>
    </style:style>
    <style:style style:name="T167" style:parent-style-name="Основнойшрифтабзаца" style:family="text">
      <style:text-properties fo:language="en" fo:country="US"/>
    </style:style>
    <style:style style:name="T168" style:parent-style-name="Основнойшрифтабзаца" style:family="text">
      <style:text-properties fo:font-size="9pt" style:font-size-asian="9pt" style:font-size-complex="9pt" fo:language="en" fo:country="US"/>
    </style:style>
    <style:style style:name="T169" style:parent-style-name="Основнойшрифтабзаца" style:family="text">
      <style:text-properties style:font-name="consolas, 'lucida console', 'co" fo:color="#000000" fo:font-size="9pt" style:font-size-asian="9pt" style:font-size-complex="9pt" fo:language="en" fo:country="US"/>
    </style:style>
    <style:style style:name="T170" style:parent-style-name="Основнойшрифтабзаца" style:family="text">
      <style:text-properties fo:color="#000000" fo:font-size="9pt" style:font-size-asian="9pt" style:font-size-complex="9pt" fo:language="en" fo:country="US"/>
    </style:style>
    <style:style style:name="T171" style:parent-style-name="Основнойшрифтабзаца" style:family="text">
      <style:text-properties fo:font-size="9pt" style:font-size-asian="9pt" style:font-size-complex="9pt" fo:language="en" fo:country="US"/>
    </style:style>
    <style:style style:name="T172" style:parent-style-name="Основнойшрифтабзаца" style:family="text">
      <style:text-properties fo:language="en" fo:country="US"/>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language="en" fo:country="US"/>
    </style:style>
    <style:style style:name="T175" style:parent-style-name="Основнойшрифтабзаца" style:family="text">
      <style:text-properties fo:language="en" fo:country="US"/>
    </style:style>
    <style:style style:name="T176" style:parent-style-name="Основнойшрифтабзаца" style:family="text">
      <style:text-properties fo:language="en" fo:country="US"/>
    </style:style>
    <style:style style:name="T177" style:parent-style-name="Основнойшрифтабзаца" style:family="text">
      <style:text-properties fo:language="en" fo:country="US"/>
    </style:style>
    <style:style style:name="T178" style:parent-style-name="Основнойшрифтабзаца" style:family="text">
      <style:text-properties fo:language="en" fo:country="US"/>
    </style:style>
    <style:style style:name="T179" style:parent-style-name="Основнойшрифтабзаца" style:family="text">
      <style:text-properties fo:language="en" fo:country="US"/>
    </style:style>
    <style:style style:name="T180" style:parent-style-name="Основнойшрифтабзаца" style:family="text">
      <style:text-properties fo:language="en" fo:country="US"/>
    </style:style>
    <style:style style:name="T181" style:parent-style-name="Основнойшрифтабзаца" style:family="text">
      <style:text-properties fo:language="en" fo:country="US"/>
    </style:style>
    <style:style style:name="T182" style:parent-style-name="Основнойшрифтабзаца" style:family="text">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T195" style:parent-style-name="Основнойшрифтабзаца" style:family="text">
      <style:text-properties fo:language="en" fo:country="US"/>
    </style:style>
    <style:style style:name="T196" style:parent-style-name="Основнойшрифтабзаца" style:family="text">
      <style:text-properties fo:language="en" fo:country="US"/>
    </style:style>
    <style:style style:name="T197" style:parent-style-name="Основнойшрифтабзаца" style:family="text">
      <style:text-properties fo:language="en" fo:country="US"/>
    </style:style>
    <style:style style:name="T198" style:parent-style-name="Основнойшрифтабзаца" style:family="text">
      <style:text-properties fo:language="en" fo:country="US"/>
    </style:style>
    <style:style style:name="T199" style:parent-style-name="Основнойшрифтабзаца" style:family="text">
      <style:text-properties fo:color="#000000" fo:language="en" fo:country="US"/>
    </style:style>
    <style:style style:name="T200" style:parent-style-name="Основнойшрифтабзаца" style:family="text">
      <style:text-properties fo:color="#000000" fo:language="en" fo:country="US"/>
    </style:style>
    <style:style style:name="T201" style:parent-style-name="Основнойшрифтабзаца" style:family="text">
      <style:text-properties fo:color="#000000" fo:language="en" fo:country="US"/>
    </style:style>
    <style:style style:name="T202" style:parent-style-name="Основнойшрифтабзаца" style:family="text">
      <style:text-properties fo:color="#000000" fo:language="en" fo:country="US"/>
    </style:style>
    <style:style style:name="P203" style:parent-style-name="Standard" style:family="paragraph">
      <style:text-properties fo:color="#000000" fo:language="en" fo:country="US"/>
    </style:style>
    <style:style style:name="P204" style:parent-style-name="Standard" style:family="paragraph">
      <style:text-properties fo:color="#000000" fo:language="en" fo:country="US"/>
    </style:style>
    <style:style style:name="P205" style:parent-style-name="Standard" style:family="paragraph">
      <style:text-properties fo:color="#000000" fo:language="en" fo:country="US"/>
    </style:style>
    <style:style style:name="P206" style:parent-style-name="Standard" style:family="paragraph">
      <style:text-properties fo:color="#000000" fo:language="en" fo:country="US"/>
    </style:style>
    <style:style style:name="P207" style:parent-style-name="Standard" style:family="paragraph">
      <style:text-properties fo:color="#000000" fo:language="en" fo:country="US"/>
    </style:style>
    <style:style style:name="P208" style:parent-style-name="Standard" style:family="paragraph">
      <style:text-properties fo:color="#000000" fo:language="en" fo:country="US"/>
    </style:style>
    <style:style style:name="P209" style:parent-style-name="Standard" style:family="paragraph">
      <style:text-properties fo:color="#000000" fo:language="en" fo:country="US"/>
    </style:style>
    <style:style style:name="P210" style:parent-style-name="Standard" style:family="paragraph">
      <style:text-properties fo:color="#000000" fo:language="en" fo:country="US"/>
    </style:style>
    <style:style style:name="P211" style:parent-style-name="Standard" style:family="paragraph">
      <style:text-properties fo:color="#000000" fo:language="en" fo:country="US"/>
    </style:style>
    <style:style style:name="P212" style:parent-style-name="Standard" style:family="paragraph">
      <style:text-properties fo:color="#000000" fo:language="en" fo:country="US"/>
    </style:style>
    <style:style style:name="P213" style:parent-style-name="Standard" style:family="paragraph">
      <style:text-properties fo:color="#000000" fo:language="en" fo:country="US"/>
    </style:style>
    <style:style style:name="P214" style:parent-style-name="Standard" style:family="paragraph">
      <style:text-properties fo:color="#000000" fo:language="en" fo:country="US"/>
    </style:style>
    <style:style style:name="P215" style:parent-style-name="Standard" style:family="paragraph">
      <style:text-properties fo:color="#000000" fo:language="en" fo:country="US"/>
    </style:style>
    <style:style style:name="P216" style:parent-style-name="Standard" style:family="paragraph">
      <style:text-properties fo:color="#000000" fo:language="en" fo:country="US"/>
    </style:style>
    <style:style style:name="P217" style:parent-style-name="Standard" style:family="paragraph">
      <style:text-properties fo:color="#000000" fo:language="en" fo:country="US"/>
    </style:style>
    <style:style style:name="P218" style:parent-style-name="Standard" style:family="paragraph">
      <style:text-properties fo:color="#000000" fo:language="en" fo:country="US"/>
    </style:style>
    <style:style style:name="P219" style:parent-style-name="Standard" style:family="paragraph">
      <style:text-properties fo:color="#000000" fo:language="en" fo:country="US"/>
    </style:style>
    <style:style style:name="P220" style:parent-style-name="Standard" style:family="paragraph">
      <style:text-properties fo:color="#000000" fo:language="en" fo:country="US"/>
    </style:style>
    <style:style style:name="P221" style:parent-style-name="Standard" style:family="paragraph">
      <style:text-properties fo:color="#000000" fo:language="en" fo:country="US"/>
    </style:style>
    <style:style style:name="P222" style:parent-style-name="Standard" style:family="paragraph">
      <style:text-properties fo:color="#000000" fo:language="en" fo:country="US"/>
    </style:style>
    <style:style style:name="P223" style:parent-style-name="Standard" style:family="paragraph">
      <style:text-properties fo:color="#000000" fo:language="en" fo:country="US"/>
    </style:style>
    <style:style style:name="P224" style:parent-style-name="Standard" style:family="paragraph">
      <style:text-properties fo:color="#000000" fo:language="en" fo:country="US"/>
    </style:style>
    <style:style style:name="P225" style:parent-style-name="Standard" style:family="paragraph">
      <style:text-properties fo:color="#000000" fo:language="en" fo:country="US"/>
    </style:style>
    <style:style style:name="P226" style:parent-style-name="Standard" style:family="paragraph">
      <style:text-properties fo:color="#000000" fo:language="en" fo:country="US"/>
    </style:style>
    <style:style style:name="P227" style:parent-style-name="Standard" style:family="paragraph">
      <style:text-properties fo:color="#000000" fo:language="en" fo:country="US"/>
    </style:style>
    <style:style style:name="T228" style:parent-style-name="Основнойшрифтабзаца" style:family="text">
      <style:text-properties fo:color="#000000" fo:language="en" fo:country="US"/>
    </style:style>
    <style:style style:name="T229" style:parent-style-name="Основнойшрифтабзаца" style:family="text">
      <style:text-properties fo:color="#000000" fo:language="en" fo:country="US"/>
    </style:style>
    <style:style style:name="T230" style:parent-style-name="Основнойшрифтабзаца" style:family="text">
      <style:text-properties fo:color="#000000" fo:language="en" fo:country="US"/>
    </style:style>
    <style:style style:name="T231" style:parent-style-name="Основнойшрифтабзаца" style:family="text">
      <style:text-properties fo:color="#000000" fo:language="en" fo:country="US"/>
    </style:style>
    <style:style style:name="T232" style:parent-style-name="Основнойшрифтабзаца" style:family="text">
      <style:text-properties style:font-name="JetBrains Mono" fo:color="#000000" fo:language="en" fo:country="US"/>
    </style:style>
    <style:style style:name="P233" style:parent-style-name="Standard" style:family="paragraph">
      <style:text-properties fo:color="#000000" fo:language="en" fo:country="US"/>
    </style:style>
    <style:style style:name="P234" style:parent-style-name="Standard" style:family="paragraph">
      <style:text-properties fo:color="#000000" fo:language="en" fo:country="US"/>
    </style:style>
    <style:style style:name="P235" style:parent-style-name="Standard" style:family="paragraph">
      <style:text-properties fo:color="#000000" fo:language="en" fo:country="US"/>
    </style:style>
    <style:style style:name="P236" style:parent-style-name="Standard" style:family="paragraph">
      <style:text-properties fo:color="#000000" fo:language="en" fo:country="US"/>
    </style:style>
    <style:style style:name="P237" style:parent-style-name="Standard" style:family="paragraph">
      <style:text-properties fo:color="#000000" fo:language="en" fo:country="US"/>
    </style:style>
    <style:style style:name="P238" style:parent-style-name="Standard" style:family="paragraph">
      <style:text-properties fo:color="#000000" fo:language="en" fo:country="US"/>
    </style:style>
    <style:style style:name="P239" style:parent-style-name="Standard" style:family="paragraph">
      <style:text-properties fo:color="#000000" fo:language="en" fo:country="US"/>
    </style:style>
    <style:style style:name="P240" style:parent-style-name="Standard" style:family="paragraph">
      <style:text-properties fo:color="#000000" fo:language="en" fo:country="US"/>
    </style:style>
    <style:style style:name="P241" style:parent-style-name="Textbody" style:family="paragraph">
      <style:text-properties fo:language="en" fo:country="US"/>
    </style:style>
    <style:style style:name="P242" style:parent-style-name="Standard" style:family="paragraph">
      <style:text-properties fo:color="#000000" fo:language="en" fo:country="US"/>
    </style:style>
    <style:style style:name="P243" style:parent-style-name="Standard" style:family="paragraph">
      <style:text-properties fo:color="#000000" fo:language="en" fo:country="US"/>
    </style:style>
    <style:style style:name="P244" style:parent-style-name="Standard" style:family="paragraph">
      <style:text-properties fo:color="#000000" fo:language="en" fo:country="US"/>
    </style:style>
    <style:style style:name="P245" style:parent-style-name="Standard" style:family="paragraph">
      <style:text-properties fo:color="#000000" fo:language="en" fo:country="US"/>
    </style:style>
    <style:style style:name="P246" style:parent-style-name="Standard" style:family="paragraph">
      <style:text-properties fo:color="#000000" fo:language="en" fo:country="US"/>
    </style:style>
    <style:style style:name="P247" style:parent-style-name="Standard" style:family="paragraph">
      <style:text-properties fo:color="#000000" fo:language="en" fo:country="US"/>
    </style:style>
    <style:style style:name="P248" style:parent-style-name="Standard" style:family="paragraph">
      <style:text-properties fo:color="#000000" fo:language="en" fo:country="US"/>
    </style:style>
    <style:style style:name="P249" style:parent-style-name="PreformattedText" style:family="paragraph">
      <style:text-properties style:font-name="JetBrains Mono" fo:color="#000000" fo:font-size="12pt" style:font-size-asian="12pt" style:font-size-complex="12pt" fo:language="en" fo:country="US"/>
    </style:style>
    <style:style style:name="P250" style:parent-style-name="PreformattedText" style:family="paragraph">
      <style:paragraph-properties fo:background-color="#2B2B2B"/>
    </style:style>
    <style:style style:name="T251" style:parent-style-name="Основнойшрифтабзаца" style:family="text">
      <style:text-properties style:font-name="JetBrains Mono" fo:color="#8888C6" fo:language="en" fo:country="US"/>
    </style:style>
    <style:style style:name="T252" style:parent-style-name="Основнойшрифтабзаца" style:family="text">
      <style:text-properties style:font-name="JetBrains Mono" fo:color="#A9B7C6" fo:language="en" fo:country="US"/>
    </style:style>
    <style:style style:name="P253" style:parent-style-name="PreformattedText" style:family="paragraph">
      <style:paragraph-properties fo:margin-bottom="0.1965in" fo:background-color="#2B2B2B"/>
    </style:style>
    <style:style style:name="T254" style:parent-style-name="Основнойшрифтабзаца" style:family="text">
      <style:text-properties style:font-name="JetBrains Mono" fo:color="#8888C6" fo:language="en" fo:country="US"/>
    </style:style>
    <style:style style:name="T255" style:parent-style-name="Основнойшрифтабзаца" style:family="text">
      <style:text-properties style:font-name="JetBrains Mono" fo:color="#A9B7C6" fo:language="en" fo:country="US"/>
    </style:style>
    <style:style style:name="P256" style:parent-style-name="Standard" style:family="paragraph">
      <style:text-properties fo:color="#000000" fo:language="en" fo:country="US"/>
    </style:style>
    <style:style style:name="P257" style:parent-style-name="Standard" style:family="paragraph">
      <style:text-properties fo:color="#000000" fo:language="en" fo:country="US"/>
    </style:style>
    <style:style style:name="P258" style:parent-style-name="Standard" style:family="paragraph">
      <style:text-properties fo:color="#000000" fo:language="en" fo:country="US"/>
    </style:style>
    <style:style style:name="P259" style:parent-style-name="Standard" style:family="paragraph">
      <style:text-properties fo:color="#000000" fo:language="en" fo:country="US"/>
    </style:style>
    <style:style style:name="P260" style:parent-style-name="Standard" style:family="paragraph">
      <style:text-properties fo:color="#000000" fo:language="en" fo:country="US"/>
    </style:style>
    <style:style style:name="P261" style:parent-style-name="Standard" style:family="paragraph">
      <style:text-properties fo:color="#000000" fo:language="en" fo:country="US"/>
    </style:style>
    <style:style style:name="P262" style:parent-style-name="Standard" style:family="paragraph">
      <style:text-properties fo:color="#000000" fo:language="en" fo:country="US"/>
    </style:style>
    <style:style style:name="P263" style:parent-style-name="Standard" style:family="paragraph">
      <style:text-properties fo:color="#000000" fo:language="en" fo:country="US"/>
    </style:style>
    <style:style style:name="P264" style:parent-style-name="Standard" style:family="paragraph">
      <style:text-properties fo:color="#000000" fo:language="en" fo:country="US"/>
    </style:style>
    <style:style style:name="P265" style:parent-style-name="Standard" style:family="paragraph">
      <style:text-properties fo:color="#000000" fo:language="en" fo:country="US"/>
    </style:style>
    <style:style style:name="P266" style:parent-style-name="Standard" style:family="paragraph">
      <style:text-properties fo:color="#000000" fo:language="en" fo:country="US"/>
    </style:style>
    <style:style style:name="T267" style:parent-style-name="Основнойшрифтабзаца" style:family="text">
      <style:text-properties fo:color="#000000" fo:language="en" fo:country="US"/>
    </style:style>
    <style:style style:name="T268" style:parent-style-name="Основнойшрифтабзаца" style:family="text">
      <style:text-properties fo:color="#000000" fo:language="en" fo:country="US"/>
    </style:style>
    <style:style style:name="T269" style:parent-style-name="Основнойшрифтабзаца" style:family="text">
      <style:text-properties fo:color="#000000" fo:language="en" fo:country="US"/>
    </style:style>
    <style:style style:name="T270" style:parent-style-name="Основнойшрифтабзаца" style:family="text">
      <style:text-properties style:font-name="JetBrains Mono" fo:color="#000000" fo:language="en" fo:country="US"/>
    </style:style>
    <style:style style:name="P271" style:parent-style-name="PreformattedText" style:family="paragraph">
      <style:paragraph-properties fo:background-color="#2B2B2B"/>
    </style:style>
    <style:style style:name="T272" style:parent-style-name="Основнойшрифтабзаца" style:family="text">
      <style:text-properties style:font-name="JetBrains Mono" fo:color="#A9B7C6" fo:language="en" fo:country="US"/>
    </style:style>
    <style:style style:name="T273" style:parent-style-name="Основнойшрифтабзаца" style:family="text">
      <style:text-properties style:font-name="JetBrains Mono" fo:color="#808080" fo:language="en" fo:country="US"/>
    </style:style>
    <style:style style:name="P274" style:parent-style-name="PreformattedText" style:family="paragraph">
      <style:paragraph-properties fo:margin-bottom="0.1965in" fo:background-color="#2B2B2B"/>
    </style:style>
    <style:style style:name="T275" style:parent-style-name="Основнойшрифтабзаца" style:family="text">
      <style:text-properties style:font-name="JetBrains Mono" fo:color="#A9B7C6" fo:language="en" fo:country="US"/>
    </style:style>
    <style:style style:name="T276" style:parent-style-name="Основнойшрифтабзаца" style:family="text">
      <style:text-properties style:font-name="JetBrains Mono" fo:color="#808080" fo:language="en" fo:country="US"/>
    </style:style>
    <style:style style:name="P277" style:parent-style-name="Standard" style:family="paragraph">
      <style:text-properties fo:color="#000000" fo:language="en" fo:country="US"/>
    </style:style>
    <style:style style:name="P278" style:parent-style-name="Standard" style:family="paragraph">
      <style:text-properties fo:color="#000000" fo:language="en" fo:country="US"/>
    </style:style>
    <style:style style:name="T279" style:parent-style-name="Основнойшрифтабзаца" style:family="text">
      <style:text-properties fo:color="#000000" fo:language="en" fo:country="US"/>
    </style:style>
    <style:style style:name="T280" style:parent-style-name="Основнойшрифтабзаца" style:family="text">
      <style:text-properties style:font-name="Segoe UI" fo:color="#000000" fo:language="en" fo:country="US"/>
    </style:style>
    <style:style style:name="T281" style:parent-style-name="Основнойшрифтабзаца" style:family="text">
      <style:text-properties style:font-name="Segoe UI" fo:color="#000000" fo:language="en" fo:country="US"/>
    </style:style>
    <style:style style:name="T282" style:parent-style-name="Основнойшрифтабзаца" style:family="text">
      <style:text-properties style:font-name="Segoe UI" fo:color="#000000" fo:language="en" fo:country="US"/>
    </style:style>
    <style:style style:name="T283" style:parent-style-name="Основнойшрифтабзаца" style:family="text">
      <style:text-properties style:font-name="Segoe UI" fo:color="#000000" fo:language="en" fo:country="US"/>
    </style:style>
    <style:style style:name="T284" style:parent-style-name="Основнойшрифтабзаца" style:family="text">
      <style:text-properties style:font-name="Segoe UI" fo:color="#000000" fo:language="en" fo:country="US"/>
    </style:style>
    <style:style style:name="T285" style:parent-style-name="Основнойшрифтабзаца" style:family="text">
      <style:text-properties style:font-name="Segoe UI" fo:color="#000000" fo:language="en" fo:country="US"/>
    </style:style>
    <style:style style:name="T286" style:parent-style-name="Основнойшрифтабзаца" style:family="text">
      <style:text-properties style:font-name="Segoe UI" fo:color="#000000" fo:language="en" fo:country="US"/>
    </style:style>
    <style:style style:name="T287" style:parent-style-name="Основнойшрифтабзаца" style:family="text">
      <style:text-properties style:font-name="Segoe UI" fo:color="#000000" fo:language="en" fo:country="US"/>
    </style:style>
    <style:style style:name="T288" style:parent-style-name="Основнойшрифтабзаца" style:family="text">
      <style:text-properties style:font-name="Segoe UI" fo:color="#000000" fo:language="en" fo:country="US"/>
    </style:style>
    <style:style style:name="T289" style:parent-style-name="Основнойшрифтабзаца" style:family="text">
      <style:text-properties style:font-name="Segoe UI" fo:color="#000000" fo:language="en" fo:country="US"/>
    </style:style>
    <style:style style:name="T290" style:parent-style-name="Основнойшрифтабзаца" style:family="text">
      <style:text-properties style:font-name="Segoe UI" fo:color="#000000" fo:language="en" fo:country="US"/>
    </style:style>
    <style:style style:name="T291" style:parent-style-name="Основнойшрифтабзаца" style:family="text">
      <style:text-properties style:font-name="Segoe UI" fo:color="#000000" fo:language="en" fo:country="US"/>
    </style:style>
    <style:style style:name="T292" style:parent-style-name="Основнойшрифтабзаца" style:family="text">
      <style:text-properties style:font-name="Segoe UI" fo:color="#000000" fo:language="en" fo:country="US"/>
    </style:style>
    <style:style style:name="T293" style:parent-style-name="Основнойшрифтабзаца" style:family="text">
      <style:text-properties style:font-name="Segoe UI" fo:color="#000000" fo:language="en" fo:country="US"/>
    </style:style>
    <style:style style:name="T294" style:parent-style-name="Основнойшрифтабзаца" style:family="text">
      <style:text-properties style:font-name="Segoe UI" fo:color="#000000" fo:language="en" fo:country="US"/>
    </style:style>
    <style:style style:name="T295" style:parent-style-name="Основнойшрифтабзаца" style:family="text">
      <style:text-properties style:font-name="Segoe UI" fo:color="#000000" fo:language="en" fo:country="US"/>
    </style:style>
    <style:style style:name="T296" style:parent-style-name="Основнойшрифтабзаца" style:family="text">
      <style:text-properties style:font-name="Segoe UI" fo:color="#000000" fo:language="en" fo:country="US"/>
    </style:style>
    <style:style style:name="T297" style:parent-style-name="Основнойшрифтабзаца" style:family="text">
      <style:text-properties style:font-name="Segoe UI" fo:color="#000000" fo:language="en" fo:country="US"/>
    </style:style>
    <style:style style:name="T298" style:parent-style-name="Основнойшрифтабзаца" style:family="text">
      <style:text-properties style:font-name="Segoe UI" fo:color="#000000" fo:language="en" fo:country="US"/>
    </style:style>
    <style:style style:name="T299" style:parent-style-name="Основнойшрифтабзаца" style:family="text">
      <style:text-properties style:font-name="Segoe UI" fo:color="#000000" fo:language="en" fo:country="US"/>
    </style:style>
    <style:style style:name="T300" style:parent-style-name="Основнойшрифтабзаца" style:family="text">
      <style:text-properties style:font-name="Segoe UI" fo:color="#000000" fo:language="en" fo:country="US"/>
    </style:style>
    <style:style style:name="T301" style:parent-style-name="Основнойшрифтабзаца" style:family="text">
      <style:text-properties style:font-name="Segoe UI" fo:color="#000000" fo:language="en" fo:country="US"/>
    </style:style>
    <style:style style:name="T302" style:parent-style-name="Основнойшрифтабзаца" style:family="text">
      <style:text-properties style:font-name="Segoe UI" fo:color="#000000" fo:language="en" fo:country="US"/>
    </style:style>
    <style:style style:name="T303" style:parent-style-name="Основнойшрифтабзаца" style:family="text">
      <style:text-properties style:font-name="Segoe UI" fo:color="#000000" fo:language="en" fo:country="US"/>
    </style:style>
    <style:style style:name="P304" style:parent-style-name="Standard" style:family="paragraph">
      <style:text-properties style:font-name="Segoe UI" fo:color="#000000" fo:language="en" fo:country="US"/>
    </style:style>
    <style:style style:name="P305" style:parent-style-name="Standard" style:family="paragraph">
      <style:text-properties style:font-name="Segoe UI" fo:color="#000000" fo:language="en" fo:country="US"/>
    </style:style>
    <style:style style:name="P306" style:parent-style-name="Standard" style:family="paragraph">
      <style:text-properties fo:color="#000000" fo:language="en" fo:country="US"/>
    </style:style>
    <style:style style:name="P307" style:parent-style-name="Standard" style:family="paragraph">
      <style:text-properties style:font-name="Segoe UI" fo:color="#000000" fo:language="en" fo:country="US"/>
    </style:style>
    <style:style style:name="P308" style:parent-style-name="Standard" style:family="paragraph">
      <style:text-properties style:font-name="Segoe UI" fo:color="#000000" fo:language="en" fo:country="US"/>
    </style:style>
    <style:style style:name="T309" style:parent-style-name="Основнойшрифтабзаца" style:family="text">
      <style:text-properties fo:color="#000000" fo:language="en" fo:country="US"/>
    </style:style>
    <style:style style:name="T310" style:parent-style-name="Основнойшрифтабзаца" style:family="text">
      <style:text-properties fo:color="#000000" fo:language="en" fo:country="US"/>
    </style:style>
    <style:style style:name="T311" style:parent-style-name="Основнойшрифтабзаца" style:family="text">
      <style:text-properties fo:color="#000000" fo:language="en" fo:country="US"/>
    </style:style>
    <style:style style:name="T312" style:parent-style-name="Основнойшрифтабзаца" style:family="text">
      <style:text-properties fo:color="#000000" fo:language="en" fo:country="US"/>
    </style:style>
    <style:style style:name="T313" style:parent-style-name="Основнойшрифтабзаца" style:family="text">
      <style:text-properties fo:color="#000000" fo:language="en" fo:country="US"/>
    </style:style>
    <style:style style:name="T314" style:parent-style-name="Основнойшрифтабзаца" style:family="text">
      <style:text-properties style:font-name="JetBrains Mono" fo:color="#000000" fo:language="en" fo:country="US"/>
    </style:style>
    <style:style style:name="P315" style:parent-style-name="PreformattedText" style:family="paragraph">
      <style:paragraph-properties fo:margin-bottom="0.1965in" fo:background-color="#2B2B2B"/>
    </style:style>
    <style:style style:name="T316" style:parent-style-name="Основнойшрифтабзаца" style:family="text">
      <style:text-properties style:font-name="JetBrains Mono" fo:color="#A9B7C6" fo:language="en" fo:country="US"/>
    </style:style>
    <style:style style:name="T317" style:parent-style-name="Основнойшрифтабзаца" style:family="text">
      <style:text-properties style:font-name="JetBrains Mono" fo:color="#6897BB" fo:language="en" fo:country="US"/>
    </style:style>
    <style:style style:name="T318" style:parent-style-name="Основнойшрифтабзаца" style:family="text">
      <style:text-properties style:font-name="JetBrains Mono" fo:color="#A9B7C6" fo:language="en" fo:country="US"/>
    </style:style>
    <style:style style:name="T319" style:parent-style-name="Основнойшрифтабзаца" style:family="text">
      <style:text-properties style:font-name="JetBrains Mono" fo:color="#808080" fo:language="en" fo:country="US"/>
    </style:style>
    <style:style style:name="P320" style:parent-style-name="Standard" style:family="paragraph">
      <style:text-properties fo:color="#000000" fo:language="en" fo:country="US"/>
    </style:style>
    <style:style style:name="P321" style:parent-style-name="Standard" style:family="paragraph">
      <style:text-properties fo:color="#000000" fo:language="en" fo:country="US"/>
    </style:style>
    <style:style style:name="P322" style:parent-style-name="Standard" style:family="paragraph">
      <style:text-properties fo:color="#000000" fo:language="en" fo:country="US"/>
    </style:style>
    <style:style style:name="P323" style:parent-style-name="Standard" style:family="paragraph">
      <style:text-properties fo:color="#000000" fo:language="en" fo:country="US"/>
    </style:style>
    <style:style style:name="P324" style:parent-style-name="Standard" style:family="paragraph">
      <style:text-properties fo:color="#000000" fo:language="en" fo:country="US"/>
    </style:style>
    <style:style style:name="P325" style:parent-style-name="Standard" style:family="paragraph">
      <style:text-properties fo:color="#000000" fo:language="en" fo:country="US"/>
    </style:style>
    <style:style style:name="P326" style:parent-style-name="Standard" style:family="paragraph">
      <style:text-properties fo:color="#000000" fo:language="en" fo:country="US"/>
    </style:style>
    <style:style style:name="P327" style:parent-style-name="Standard" style:family="paragraph">
      <style:text-properties fo:color="#000000" fo:language="en" fo:country="US"/>
    </style:style>
    <style:style style:name="P328" style:parent-style-name="Standard" style:family="paragraph">
      <style:text-properties fo:color="#000000" fo:language="en" fo:country="US"/>
    </style:style>
    <style:style style:name="P329" style:parent-style-name="Standard" style:family="paragraph">
      <style:text-properties fo:color="#000000" fo:language="en" fo:country="US"/>
    </style:style>
    <style:style style:name="P330" style:parent-style-name="Standard" style:family="paragraph">
      <style:text-properties fo:color="#000000" fo:language="en" fo:country="US"/>
    </style:style>
    <style:style style:name="P331" style:parent-style-name="Standard" style:family="paragraph">
      <style:text-properties fo:color="#000000" fo:language="en" fo:country="US"/>
    </style:style>
    <style:style style:name="P332" style:parent-style-name="PreformattedText" style:family="paragraph">
      <style:text-properties style:font-name="JetBrains Mono" fo:font-weight="bold" style:font-weight-asian="bold" style:font-weight-complex="bold" fo:color="#000000" fo:font-size="12pt" style:font-size-asian="12pt" style:font-size-complex="12pt" fo:language="en" fo:country="US"/>
    </style:style>
    <style:style style:name="P333" style:parent-style-name="PreformattedText" style:family="paragraph">
      <style:paragraph-properties fo:margin-bottom="0.1965in" fo:background-color="#2B2B2B"/>
    </style:style>
    <style:style style:name="T334" style:parent-style-name="Основнойшрифтабзаца" style:family="text">
      <style:text-properties style:font-name="JetBrains Mono" fo:color="#CC7832" fo:language="en" fo:country="US"/>
    </style:style>
    <style:style style:name="T335" style:parent-style-name="Основнойшрифтабзаца" style:family="text">
      <style:text-properties style:font-name="JetBrains Mono" fo:color="#A9B7C6" fo:language="en" fo:country="US"/>
    </style:style>
    <style:style style:name="T336" style:parent-style-name="Основнойшрифтабзаца" style:family="text">
      <style:text-properties style:font-name="JetBrains Mono" fo:color="#CC7832" fo:language="en" fo:country="US"/>
    </style:style>
    <style:style style:name="T337" style:parent-style-name="Основнойшрифтабзаца" style:family="text">
      <style:text-properties style:font-name="JetBrains Mono" fo:color="#A9B7C6" fo:language="en" fo:country="US"/>
    </style:style>
    <style:style style:name="T338" style:parent-style-name="Основнойшрифтабзаца" style:family="text">
      <style:text-properties style:font-name="JetBrains Mono" fo:color="#CC7832" fo:language="en" fo:country="US"/>
    </style:style>
    <style:style style:name="T339" style:parent-style-name="Основнойшрифтабзаца" style:family="text">
      <style:text-properties style:font-name="JetBrains Mono" fo:color="#A9B7C6" fo:language="en" fo:country="US"/>
    </style:style>
    <style:style style:name="T340" style:parent-style-name="Основнойшрифтабзаца" style:family="text">
      <style:text-properties fo:color="#000000" fo:language="en" fo:country="US"/>
    </style:style>
    <style:style style:name="T341" style:parent-style-name="Основнойшрифтабзаца" style:family="text">
      <style:text-properties fo:color="#000000" fo:language="en" fo:country="US"/>
    </style:style>
    <style:style style:name="T342" style:parent-style-name="Основнойшрифтабзаца" style:family="text">
      <style:text-properties fo:color="#000000" fo:language="en" fo:country="US"/>
    </style:style>
    <style:style style:name="T343" style:parent-style-name="Основнойшрифтабзаца" style:family="text">
      <style:text-properties fo:color="#000000" fo:language="en" fo:country="US"/>
    </style:style>
    <style:style style:name="T344" style:parent-style-name="Основнойшрифтабзаца" style:family="text">
      <style:text-properties style:font-name="JetBrains Mono" fo:font-weight="bold" style:font-weight-asian="bold" style:font-weight-complex="bold" fo:color="#000000" fo:language="en" fo:country="US"/>
    </style:style>
    <style:style style:name="P345" style:parent-style-name="Standard" style:family="paragraph">
      <style:text-properties style:font-name="JetBrains Mono" fo:font-weight="bold" style:font-weight-asian="bold" style:font-weight-complex="bold" fo:color="#000000" fo:language="en" fo:country="US"/>
    </style:style>
    <style:style style:name="T346" style:parent-style-name="Основнойшрифтабзаца" style:family="text">
      <style:text-properties style:font-name="JetBrains Mono" fo:color="#000000" fo:language="en" fo:country="US"/>
    </style:style>
    <style:style style:name="T347" style:parent-style-name="Основнойшрифтабзаца" style:family="text">
      <style:text-properties style:font-name="JetBrains Mono" fo:color="#000000" fo:language="en" fo:country="US"/>
    </style:style>
    <style:style style:name="T348" style:parent-style-name="Основнойшрифтабзаца" style:family="text">
      <style:text-properties style:font-name="JetBrains Mono" fo:font-weight="bold" style:font-weight-asian="bold" style:font-weight-complex="bold" fo:color="#000000" fo:language="en" fo:country="US"/>
    </style:style>
    <style:style style:name="T349" style:parent-style-name="Основнойшрифтабзаца" style:family="text">
      <style:text-properties style:font-name="JetBrains Mono" fo:font-weight="bold" style:font-weight-asian="bold" style:font-weight-complex="bold" fo:color="#000000" fo:language="en" fo:country="US"/>
    </style:style>
    <style:style style:name="T350" style:parent-style-name="Основнойшрифтабзаца" style:family="text">
      <style:text-properties style:font-name="JetBrains Mono" fo:color="#000000" fo:language="en" fo:country="US"/>
    </style:style>
    <style:style style:name="T351" style:parent-style-name="Основнойшрифтабзаца" style:family="text">
      <style:text-properties style:font-name="JetBrains Mono" fo:color="#000000" fo:language="en" fo:country="US"/>
    </style:style>
    <style:style style:name="T352" style:parent-style-name="Основнойшрифтабзаца" style:family="text">
      <style:text-properties style:font-name="JetBrains Mono" fo:color="#000000" fo:language="en" fo:country="US"/>
    </style:style>
    <style:style style:name="T353" style:parent-style-name="Основнойшрифтабзаца" style:family="text">
      <style:text-properties style:font-name="JetBrains Mono" fo:color="#000000" fo:language="en" fo:country="US"/>
    </style:style>
    <style:style style:name="T354" style:parent-style-name="Основнойшрифтабзаца" style:family="text">
      <style:text-properties style:font-name="JetBrains Mono" fo:color="#000000" fo:language="en" fo:country="US"/>
    </style:style>
    <style:style style:name="T355" style:parent-style-name="Основнойшрифтабзаца" style:family="text">
      <style:text-properties style:font-name="JetBrains Mono" fo:color="#000000" fo:language="en" fo:country="US"/>
    </style:style>
    <style:style style:name="T356" style:parent-style-name="Основнойшрифтабзаца" style:family="text">
      <style:text-properties style:font-name="JetBrains Mono" fo:color="#000000" fo:language="en" fo:country="US"/>
    </style:style>
    <style:style style:name="T357" style:parent-style-name="Основнойшрифтабзаца" style:family="text">
      <style:text-properties style:font-name="JetBrains Mono" fo:color="#000000" fo:language="en" fo:country="US"/>
    </style:style>
    <style:style style:name="T358" style:parent-style-name="Основнойшрифтабзаца" style:family="text">
      <style:text-properties style:font-name="JetBrains Mono" fo:color="#000000" fo:language="en" fo:country="US"/>
    </style:style>
    <style:style style:name="T359" style:parent-style-name="Основнойшрифтабзаца" style:family="text">
      <style:text-properties style:font-name="JetBrains Mono" fo:color="#000000" fo:language="en" fo:country="US"/>
    </style:style>
    <style:style style:name="T360" style:parent-style-name="Основнойшрифтабзаца" style:family="text">
      <style:text-properties style:font-name="JetBrains Mono" fo:color="#000000" fo:language="en" fo:country="US"/>
    </style:style>
    <style:style style:name="P361" style:parent-style-name="Standard" style:family="paragraph">
      <style:text-properties style:font-name="JetBrains Mono" fo:color="#000000" fo:language="en" fo:country="US"/>
    </style:style>
    <style:style style:name="T362" style:parent-style-name="Основнойшрифтабзаца" style:family="text">
      <style:text-properties style:font-name="JetBrains Mono" fo:color="#000000" fo:language="en" fo:country="US"/>
    </style:style>
    <style:style style:name="T363" style:parent-style-name="Основнойшрифтабзаца" style:family="text">
      <style:text-properties style:font-name="JetBrains Mono" fo:color="#000000" fo:language="en" fo:country="US"/>
    </style:style>
    <style:style style:name="T364" style:parent-style-name="Основнойшрифтабзаца" style:family="text">
      <style:text-properties style:font-name="JetBrains Mono" fo:color="#000000" fo:language="en" fo:country="US"/>
    </style:style>
    <style:style style:name="T365" style:parent-style-name="Основнойшрифтабзаца" style:family="text">
      <style:text-properties style:font-name="JetBrains Mono" fo:color="#000000" fo:language="en" fo:country="US"/>
    </style:style>
    <style:style style:name="T366" style:parent-style-name="Основнойшрифтабзаца" style:family="text">
      <style:text-properties style:font-name="JetBrains Mono" fo:color="#000000" fo:language="en" fo:country="US"/>
    </style:style>
    <style:style style:name="T367" style:parent-style-name="Основнойшрифтабзаца" style:family="text">
      <style:text-properties style:font-name="JetBrains Mono" fo:color="#000000" fo:language="en" fo:country="US"/>
    </style:style>
    <style:style style:name="T368" style:parent-style-name="Основнойшрифтабзаца" style:family="text">
      <style:text-properties style:font-name="JetBrains Mono" fo:color="#000000" fo:language="en" fo:country="US"/>
    </style:style>
    <style:style style:name="T369" style:parent-style-name="Основнойшрифтабзаца" style:family="text">
      <style:text-properties style:font-name="JetBrains Mono" fo:color="#000000" fo:language="en" fo:country="US"/>
    </style:style>
    <style:style style:name="T370" style:parent-style-name="Основнойшрифтабзаца" style:family="text">
      <style:text-properties style:font-name="JetBrains Mono" fo:color="#000000" fo:language="en" fo:country="US"/>
    </style:style>
    <style:style style:name="T371" style:parent-style-name="Основнойшрифтабзаца" style:family="text">
      <style:text-properties style:font-name="JetBrains Mono" fo:color="#000000" fo:language="en" fo:country="US"/>
    </style:style>
    <style:style style:name="T372" style:parent-style-name="Основнойшрифтабзаца" style:family="text">
      <style:text-properties style:font-name="JetBrains Mono" fo:color="#000000" fo:language="en" fo:country="US"/>
    </style:style>
    <style:style style:name="T373" style:parent-style-name="Основнойшрифтабзаца" style:family="text">
      <style:text-properties style:font-name="JetBrains Mono" fo:color="#000000" fo:language="en" fo:country="US"/>
    </style:style>
    <style:style style:name="T374" style:parent-style-name="Основнойшрифтабзаца" style:family="text">
      <style:text-properties style:font-name="JetBrains Mono" fo:color="#000000" fo:font-size="11pt" style:font-size-asian="11pt" style:font-size-complex="11pt" fo:language="en" fo:country="US"/>
    </style:style>
    <style:style style:name="T375" style:parent-style-name="Основнойшрифтабзаца" style:family="text">
      <style:text-properties style:font-name="JetBrains Mono" fo:color="#000000" fo:font-size="11pt" style:font-size-asian="11pt" style:font-size-complex="11pt" fo:language="en" fo:country="US"/>
    </style:style>
    <style:style style:name="T376" style:parent-style-name="Основнойшрифтабзаца" style:family="text">
      <style:text-properties style:font-name="JetBrains Mono" fo:color="#000000" fo:font-size="11pt" style:font-size-asian="11pt" style:font-size-complex="11pt" fo:language="en" fo:country="US"/>
    </style:style>
    <style:style style:name="T377" style:parent-style-name="Основнойшрифтабзаца" style:family="text">
      <style:text-properties style:font-name="JetBrains Mono" fo:color="#000000" fo:font-size="11pt" style:font-size-asian="11pt" style:font-size-complex="11pt" fo:language="en" fo:country="US"/>
    </style:style>
    <style:style style:name="T378" style:parent-style-name="Основнойшрифтабзаца" style:family="text">
      <style:text-properties style:font-name="JetBrains Mono" fo:color="#000000" fo:font-size="11pt" style:font-size-asian="11pt" style:font-size-complex="11pt" fo:language="en" fo:country="US"/>
    </style:style>
    <style:style style:name="P379" style:parent-style-name="Standard" style:family="paragraph">
      <style:text-properties style:font-name="JetBrains Mono" fo:font-weight="bold" style:font-weight-asian="bold" style:font-weight-complex="bold" fo:color="#000000" fo:language="en" fo:country="US"/>
    </style:style>
    <style:style style:name="P380" style:parent-style-name="Standard" style:family="paragraph">
      <style:text-properties fo:color="#000000" fo:language="en" fo:country="US"/>
    </style:style>
    <style:style style:name="P381" style:parent-style-name="Standard" style:family="paragraph">
      <style:text-properties fo:color="#000000" fo:language="en" fo:country="US"/>
    </style:style>
    <style:style style:name="P382" style:parent-style-name="Standard" style:family="paragraph">
      <style:text-properties fo:color="#000000" fo:language="en" fo:country="US"/>
    </style:style>
    <style:style style:name="P383" style:parent-style-name="Standard" style:family="paragraph">
      <style:text-properties fo:color="#000000" fo:language="en" fo:country="US"/>
    </style:style>
    <style:style style:name="T384" style:parent-style-name="Основнойшрифтабзаца" style:family="text">
      <style:text-properties fo:color="#000000" fo:language="en" fo:country="US"/>
    </style:style>
    <style:style style:name="T385" style:parent-style-name="Основнойшрифтабзаца" style:family="text">
      <style:text-properties fo:color="#000000" fo:language="en" fo:country="US"/>
    </style:style>
    <style:style style:name="T386" style:parent-style-name="Основнойшрифтабзаца" style:family="text">
      <style:text-properties fo:color="#000000" fo:language="en" fo:country="US"/>
    </style:style>
    <style:style style:name="T387" style:parent-style-name="Основнойшрифтабзаца" style:family="text">
      <style:text-properties fo:color="#000000" fo:language="en" fo:country="US"/>
    </style:style>
    <style:style style:name="T388" style:parent-style-name="Основнойшрифтабзаца" style:family="text">
      <style:text-properties fo:color="#000000" fo:language="en" fo:country="US"/>
    </style:style>
    <style:style style:name="T389" style:parent-style-name="Основнойшрифтабзаца" style:family="text">
      <style:text-properties fo:color="#000000" fo:language="en" fo:country="US"/>
    </style:style>
    <style:style style:name="T390" style:parent-style-name="Основнойшрифтабзаца" style:family="text">
      <style:text-properties fo:color="#000000" fo:language="en" fo:country="US"/>
    </style:style>
    <style:style style:name="T391" style:parent-style-name="Основнойшрифтабзаца" style:family="text">
      <style:text-properties fo:color="#000000" fo:language="en" fo:country="US"/>
    </style:style>
    <style:style style:name="T392" style:parent-style-name="Основнойшрифтабзаца" style:family="text">
      <style:text-properties fo:color="#000000" fo:language="en" fo:country="US"/>
    </style:style>
    <style:style style:name="T393" style:parent-style-name="Основнойшрифтабзаца" style:family="text">
      <style:text-properties style:font-name="JetBrains Mono" fo:color="#000000" fo:language="en" fo:country="US"/>
    </style:style>
    <style:style style:name="P394" style:parent-style-name="PreformattedText" style:family="paragraph">
      <style:paragraph-properties fo:background-color="#2B2B2B"/>
    </style:style>
    <style:style style:name="T395" style:parent-style-name="Основнойшрифтабзаца" style:family="text">
      <style:text-properties style:font-name="JetBrains Mono" fo:color="#A9B7C6" fo:language="en" fo:country="US"/>
    </style:style>
    <style:style style:name="T396" style:parent-style-name="Основнойшрифтабзаца" style:family="text">
      <style:text-properties style:font-name="JetBrains Mono" fo:color="#6897BB" fo:language="en" fo:country="US"/>
    </style:style>
    <style:style style:name="P397" style:parent-style-name="PreformattedText" style:family="paragraph">
      <style:paragraph-properties fo:background-color="#2B2B2B"/>
    </style:style>
    <style:style style:name="T398" style:parent-style-name="Основнойшрифтабзаца" style:family="text">
      <style:text-properties style:font-name="JetBrains Mono" fo:color="#CC7832" fo:language="en" fo:country="US"/>
    </style:style>
    <style:style style:name="T399" style:parent-style-name="Основнойшрифтабзаца" style:family="text">
      <style:text-properties style:font-name="JetBrains Mono" fo:color="#A9B7C6" fo:language="en" fo:country="US"/>
    </style:style>
    <style:style style:name="T400" style:parent-style-name="Основнойшрифтабзаца" style:family="text">
      <style:text-properties style:font-name="JetBrains Mono" fo:color="#CC7832" fo:language="en" fo:country="US"/>
    </style:style>
    <style:style style:name="T401" style:parent-style-name="Основнойшрифтабзаца" style:family="text">
      <style:text-properties style:font-name="JetBrains Mono" fo:color="#A9B7C6" fo:language="en" fo:country="US"/>
    </style:style>
    <style:style style:name="P402" style:parent-style-name="PreformattedText" style:family="paragraph">
      <style:paragraph-properties fo:background-color="#2B2B2B"/>
    </style:style>
    <style:style style:name="T403" style:parent-style-name="Основнойшрифтабзаца" style:family="text">
      <style:text-properties fo:color="#A9B7C6" fo:language="en" fo:country="US"/>
    </style:style>
    <style:style style:name="T404" style:parent-style-name="Основнойшрифтабзаца" style:family="text">
      <style:text-properties style:font-name="JetBrains Mono" fo:color="#A9B7C6" fo:language="en" fo:country="US"/>
    </style:style>
    <style:style style:name="T405" style:parent-style-name="Основнойшрифтабзаца" style:family="text">
      <style:text-properties style:font-name="JetBrains Mono" fo:color="#6A8759" fo:language="en" fo:country="US"/>
    </style:style>
    <style:style style:name="T406" style:parent-style-name="Основнойшрифтабзаца" style:family="text">
      <style:text-properties style:font-name="JetBrains Mono" fo:color="#A9B7C6" fo:language="en" fo:country="US"/>
    </style:style>
    <style:style style:name="P407" style:parent-style-name="PreformattedText" style:family="paragraph">
      <style:paragraph-properties fo:background-color="#2B2B2B"/>
    </style:style>
    <style:style style:name="T408" style:parent-style-name="Основнойшрифтабзаца" style:family="text">
      <style:text-properties fo:color="#A9B7C6" fo:language="en" fo:country="US"/>
    </style:style>
    <style:style style:name="T409" style:parent-style-name="Основнойшрифтабзаца" style:family="text">
      <style:text-properties style:font-name="JetBrains Mono" fo:color="#CC7832" fo:language="en" fo:country="US"/>
    </style:style>
    <style:style style:name="T410" style:parent-style-name="Основнойшрифтабзаца" style:family="text">
      <style:text-properties style:font-name="JetBrains Mono" fo:color="#A9B7C6" fo:language="en" fo:country="US"/>
    </style:style>
    <style:style style:name="P411" style:parent-style-name="PreformattedText" style:family="paragraph">
      <style:paragraph-properties fo:background-color="#2B2B2B"/>
    </style:style>
    <style:style style:name="T412" style:parent-style-name="Основнойшрифтабзаца" style:family="text">
      <style:text-properties fo:color="#A9B7C6" fo:language="en" fo:country="US"/>
    </style:style>
    <style:style style:name="T413" style:parent-style-name="Основнойшрифтабзаца" style:family="text">
      <style:text-properties style:font-name="JetBrains Mono" fo:color="#A9B7C6" fo:language="en" fo:country="US"/>
    </style:style>
    <style:style style:name="P414" style:parent-style-name="PreformattedText" style:family="paragraph">
      <style:paragraph-properties fo:background-color="#2B2B2B"/>
    </style:style>
    <style:style style:name="T415" style:parent-style-name="Основнойшрифтабзаца" style:family="text">
      <style:text-properties fo:color="#A9B7C6" fo:language="en" fo:country="US"/>
    </style:style>
    <style:style style:name="T416" style:parent-style-name="Основнойшрифтабзаца" style:family="text">
      <style:text-properties style:font-name="JetBrains Mono" fo:color="#CC7832" fo:language="en" fo:country="US"/>
    </style:style>
    <style:style style:name="T417" style:parent-style-name="Основнойшрифтабзаца" style:family="text">
      <style:text-properties style:font-name="JetBrains Mono" fo:color="#A9B7C6" fo:language="en" fo:country="US"/>
    </style:style>
    <style:style style:name="P418" style:parent-style-name="PreformattedText" style:family="paragraph">
      <style:paragraph-properties fo:background-color="#2B2B2B"/>
    </style:style>
    <style:style style:name="T419" style:parent-style-name="Основнойшрифтабзаца" style:family="text">
      <style:text-properties fo:color="#A9B7C6" fo:language="en" fo:country="US"/>
    </style:style>
    <style:style style:name="T420" style:parent-style-name="Основнойшрифтабзаца" style:family="text">
      <style:text-properties style:font-name="JetBrains Mono" fo:color="#CC7832" fo:language="en" fo:country="US"/>
    </style:style>
    <style:style style:name="P421" style:parent-style-name="PreformattedText" style:family="paragraph">
      <style:paragraph-properties fo:background-color="#2B2B2B"/>
    </style:style>
    <style:style style:name="T422" style:parent-style-name="Основнойшрифтабзаца" style:family="text">
      <style:text-properties fo:color="#CC7832" fo:language="en" fo:country="US"/>
    </style:style>
    <style:style style:name="T423" style:parent-style-name="Основнойшрифтабзаца" style:family="text">
      <style:text-properties style:font-name="JetBrains Mono" fo:color="#CC7832" fo:language="en" fo:country="US"/>
    </style:style>
    <style:style style:name="T424" style:parent-style-name="Основнойшрифтабзаца" style:family="text">
      <style:text-properties style:font-name="JetBrains Mono" fo:color="#A9B7C6" fo:language="en" fo:country="US"/>
    </style:style>
    <style:style style:name="T425" style:parent-style-name="Основнойшрифтабзаца" style:family="text">
      <style:text-properties style:font-name="JetBrains Mono" fo:color="#6897BB" fo:language="en" fo:country="US"/>
    </style:style>
    <style:style style:name="T426" style:parent-style-name="Основнойшрифтабзаца" style:family="text">
      <style:text-properties style:font-name="JetBrains Mono" fo:color="#A9B7C6" fo:language="en" fo:country="US"/>
    </style:style>
    <style:style style:name="P427" style:parent-style-name="PreformattedText" style:family="paragraph">
      <style:paragraph-properties fo:background-color="#2B2B2B"/>
    </style:style>
    <style:style style:name="T428" style:parent-style-name="Основнойшрифтабзаца" style:family="text">
      <style:text-properties fo:color="#A9B7C6" fo:language="en" fo:country="US"/>
    </style:style>
    <style:style style:name="T429" style:parent-style-name="Основнойшрифтабзаца" style:family="text">
      <style:text-properties style:font-name="JetBrains Mono" fo:color="#8888C6" fo:language="en" fo:country="US"/>
    </style:style>
    <style:style style:name="T430" style:parent-style-name="Основнойшрифтабзаца" style:family="text">
      <style:text-properties style:font-name="JetBrains Mono" fo:color="#A9B7C6" fo:language="en" fo:country="US"/>
    </style:style>
    <style:style style:name="T431" style:parent-style-name="Основнойшрифтабзаца" style:family="text">
      <style:text-properties style:font-name="JetBrains Mono" fo:color="#CC7832" fo:language="en" fo:country="US"/>
    </style:style>
    <style:style style:name="T432" style:parent-style-name="Основнойшрифтабзаца" style:family="text">
      <style:text-properties style:font-name="JetBrains Mono" fo:color="#6A8759" fo:language="en" fo:country="US"/>
    </style:style>
    <style:style style:name="T433" style:parent-style-name="Основнойшрифтабзаца" style:family="text">
      <style:text-properties style:font-name="JetBrains Mono" fo:color="#A9B7C6" fo:language="en" fo:country="US"/>
    </style:style>
    <style:style style:name="P434" style:parent-style-name="PreformattedText" style:family="paragraph">
      <style:paragraph-properties fo:background-color="#2B2B2B"/>
    </style:style>
    <style:style style:name="T435" style:parent-style-name="Основнойшрифтабзаца" style:family="text">
      <style:text-properties fo:color="#A9B7C6" fo:language="en" fo:country="US"/>
    </style:style>
    <style:style style:name="T436" style:parent-style-name="Основнойшрифтабзаца" style:family="text">
      <style:text-properties style:font-name="JetBrains Mono" fo:color="#A9B7C6" fo:language="en" fo:country="US"/>
    </style:style>
    <style:style style:name="T437" style:parent-style-name="Основнойшрифтабзаца" style:family="text">
      <style:text-properties style:font-name="JetBrains Mono" fo:color="#6897BB" fo:language="en" fo:country="US"/>
    </style:style>
    <style:style style:name="P438" style:parent-style-name="PreformattedText" style:family="paragraph">
      <style:paragraph-properties fo:background-color="#2B2B2B"/>
    </style:style>
    <style:style style:name="T439" style:parent-style-name="Основнойшрифтабзаца" style:family="text">
      <style:text-properties fo:color="#6897BB" fo:language="en" fo:country="US"/>
    </style:style>
    <style:style style:name="T440" style:parent-style-name="Основнойшрифтабзаца" style:family="text">
      <style:text-properties style:font-name="JetBrains Mono" fo:color="#CC7832" fo:language="en" fo:country="US"/>
    </style:style>
    <style:style style:name="T441" style:parent-style-name="Основнойшрифтабзаца" style:family="text">
      <style:text-properties style:font-name="JetBrains Mono" fo:color="#A9B7C6" fo:language="en" fo:country="US"/>
    </style:style>
    <style:style style:name="P442" style:parent-style-name="PreformattedText" style:family="paragraph">
      <style:paragraph-properties fo:margin-bottom="0.1965in" fo:background-color="#2B2B2B"/>
    </style:style>
    <style:style style:name="T443" style:parent-style-name="Основнойшрифтабзаца" style:family="text">
      <style:text-properties fo:color="#A9B7C6" fo:language="en" fo:country="US"/>
    </style:style>
    <style:style style:name="T444" style:parent-style-name="Основнойшрифтабзаца" style:family="text">
      <style:text-properties style:font-name="JetBrains Mono" fo:color="#8888C6" fo:language="en" fo:country="US"/>
    </style:style>
    <style:style style:name="T445" style:parent-style-name="Основнойшрифтабзаца" style:family="text">
      <style:text-properties style:font-name="JetBrains Mono" fo:color="#A9B7C6" fo:language="en" fo:country="US"/>
    </style:style>
    <style:style style:name="T446" style:parent-style-name="Основнойшрифтабзаца" style:family="text">
      <style:text-properties style:font-name="JetBrains Mono" fo:color="#CC7832" fo:language="en" fo:country="US"/>
    </style:style>
    <style:style style:name="T447" style:parent-style-name="Основнойшрифтабзаца" style:family="text">
      <style:text-properties style:font-name="JetBrains Mono" fo:color="#6A8759" fo:language="en" fo:country="US"/>
    </style:style>
    <style:style style:name="T448" style:parent-style-name="Основнойшрифтабзаца" style:family="text">
      <style:text-properties style:font-name="JetBrains Mono" fo:color="#A9B7C6" fo:language="en" fo:country="US"/>
    </style:style>
    <style:style style:name="P449" style:parent-style-name="Standard" style:family="paragraph">
      <style:text-properties fo:color="#000000" fo:language="en" fo:country="US"/>
    </style:style>
    <style:style style:name="P450" style:parent-style-name="Standard" style:family="paragraph">
      <style:text-properties fo:color="#000000" fo:language="en" fo:country="US"/>
    </style:style>
    <style:style style:name="P451" style:parent-style-name="Standard" style:family="paragraph">
      <style:text-properties fo:color="#000000" fo:language="en" fo:country="US"/>
    </style:style>
    <style:style style:name="P452" style:parent-style-name="Standard" style:family="paragraph">
      <style:text-properties fo:color="#000000" fo:language="en" fo:country="US"/>
    </style:style>
    <style:style style:name="P453" style:parent-style-name="Standard" style:family="paragraph">
      <style:text-properties fo:color="#000000" fo:language="en" fo:country="US"/>
    </style:style>
    <style:style style:name="T454" style:parent-style-name="Основнойшрифтабзаца" style:family="text">
      <style:text-properties fo:color="#000000" fo:language="en" fo:country="US"/>
    </style:style>
    <style:style style:name="T455" style:parent-style-name="Основнойшрифтабзаца" style:family="text">
      <style:text-properties fo:color="#000000" fo:language="en" fo:country="US"/>
    </style:style>
    <style:style style:name="T456" style:parent-style-name="Основнойшрифтабзаца" style:family="text">
      <style:text-properties fo:color="#000000" fo:language="en" fo:country="US"/>
    </style:style>
    <style:style style:name="T457" style:parent-style-name="Основнойшрифтабзаца" style:family="text">
      <style:text-properties fo:color="#000000" fo:language="en" fo:country="US"/>
    </style:style>
    <style:style style:name="T458" style:parent-style-name="Основнойшрифтабзаца" style:family="text">
      <style:text-properties fo:color="#000000" fo:language="en" fo:country="US"/>
    </style:style>
    <style:style style:name="T459" style:parent-style-name="Основнойшрифтабзаца" style:family="text">
      <style:text-properties fo:color="#000000" fo:language="en" fo:country="US"/>
    </style:style>
    <style:style style:name="T460" style:parent-style-name="Основнойшрифтабзаца" style:family="text">
      <style:text-properties style:font-name="JetBrains Mono" fo:font-weight="bold" style:font-weight-asian="bold" style:font-weight-complex="bold" fo:color="#000000" fo:language="en" fo:country="US"/>
    </style:style>
    <style:style style:name="T461" style:parent-style-name="Основнойшрифтабзаца" style:family="text">
      <style:text-properties style:font-name="JetBrains Mono" fo:font-weight="bold" style:font-weight-asian="bold" style:font-weight-complex="bold" fo:color="#000000" fo:language="en" fo:country="US"/>
    </style:style>
    <style:style style:name="T462" style:parent-style-name="Основнойшрифтабзаца" style:family="text">
      <style:text-properties style:font-name="JetBrains Mono" fo:font-weight="bold" style:font-weight-asian="bold" style:font-weight-complex="bold" fo:color="#000000" fo:language="en" fo:country="US"/>
    </style:style>
    <style:style style:name="T463" style:parent-style-name="Основнойшрифтабзаца" style:family="text">
      <style:text-properties style:font-name="JetBrains Mono" fo:font-weight="bold" style:font-weight-asian="bold" style:font-weight-complex="bold" fo:color="#000000" fo:language="en" fo:country="US"/>
    </style:style>
    <style:style style:name="T464" style:parent-style-name="Основнойшрифтабзаца" style:family="text">
      <style:text-properties fo:color="#000000" fo:language="en" fo:country="US"/>
    </style:style>
    <style:style style:name="T465" style:parent-style-name="Основнойшрифтабзаца" style:family="text">
      <style:text-properties fo:color="#000000" fo:language="en" fo:country="US"/>
    </style:style>
    <style:style style:name="T466" style:parent-style-name="Основнойшрифтабзаца" style:family="text">
      <style:text-properties fo:color="#000000" fo:language="en" fo:country="US"/>
    </style:style>
    <style:style style:name="T467" style:parent-style-name="Основнойшрифтабзаца" style:family="text">
      <style:text-properties fo:color="#000000" fo:language="en" fo:country="US"/>
    </style:style>
    <style:style style:name="T468" style:parent-style-name="Основнойшрифтабзаца" style:family="text">
      <style:text-properties fo:color="#000000" fo:language="en" fo:country="US"/>
    </style:style>
    <style:style style:name="P469" style:parent-style-name="PreformattedText" style:family="paragraph">
      <style:paragraph-properties fo:margin-bottom="0.1965in" fo:background-color="#2B2B2B"/>
      <style:text-properties style:font-name="JetBrains Mono" fo:color="#A9B7C6" fo:language="en" fo:country="US"/>
    </style:style>
    <style:style style:name="P470" style:parent-style-name="Standard" style:family="paragraph">
      <style:text-properties fo:color="#000000" fo:language="en" fo:country="US"/>
    </style:style>
    <style:style style:name="P471" style:parent-style-name="Standard" style:family="paragraph">
      <style:text-properties fo:color="#000000" fo:language="en" fo:country="US"/>
    </style:style>
    <style:style style:name="P472" style:parent-style-name="Standard" style:family="paragraph">
      <style:text-properties fo:color="#000000" fo:language="en" fo:country="US"/>
    </style:style>
    <style:style style:name="P473" style:parent-style-name="Standard" style:family="paragraph">
      <style:text-properties fo:color="#000000" fo:language="en" fo:country="US"/>
    </style:style>
    <style:style style:name="P474" style:parent-style-name="Standard" style:family="paragraph">
      <style:text-properties fo:color="#000000" fo:language="en" fo:country="US"/>
    </style:style>
    <style:style style:name="P475" style:parent-style-name="Standard" style:family="paragraph">
      <style:text-properties fo:color="#000000" fo:language="en" fo:country="US"/>
    </style:style>
    <style:style style:name="P476" style:parent-style-name="Standard" style:family="paragraph">
      <style:text-properties fo:color="#000000" fo:language="en" fo:country="US"/>
    </style:style>
    <style:style style:name="P477" style:parent-style-name="Standard" style:family="paragraph">
      <style:text-properties fo:color="#000000" fo:language="en" fo:country="US"/>
    </style:style>
    <style:style style:name="P478" style:parent-style-name="Standard" style:family="paragraph">
      <style:text-properties fo:color="#000000" fo:language="en" fo:country="US"/>
    </style:style>
    <style:style style:name="P479" style:parent-style-name="Standard" style:family="paragraph">
      <style:text-properties fo:color="#000000" fo:language="en" fo:country="US"/>
    </style:style>
    <style:style style:name="T480" style:parent-style-name="Основнойшрифтабзаца" style:family="text">
      <style:text-properties fo:color="#000000" fo:language="en" fo:country="US"/>
    </style:style>
    <style:style style:name="T481" style:parent-style-name="Основнойшрифтабзаца" style:family="text">
      <style:text-properties fo:color="#000000" fo:language="en" fo:country="US"/>
    </style:style>
    <style:style style:name="T482" style:parent-style-name="Основнойшрифтабзаца" style:family="text">
      <style:text-properties fo:color="#000000" fo:language="en" fo:country="US"/>
    </style:style>
    <style:style style:name="T483" style:parent-style-name="Основнойшрифтабзаца" style:family="text">
      <style:text-properties fo:color="#000000" fo:language="en" fo:country="US"/>
    </style:style>
    <style:style style:name="T484" style:parent-style-name="Основнойшрифтабзаца" style:family="text">
      <style:text-properties fo:color="#000000" fo:language="en" fo:country="US"/>
    </style:style>
    <style:style style:name="T485" style:parent-style-name="Основнойшрифтабзаца" style:family="text">
      <style:text-properties fo:color="#000000" fo:language="en" fo:country="US"/>
    </style:style>
    <style:style style:name="T486" style:parent-style-name="Основнойшрифтабзаца" style:family="text">
      <style:text-properties fo:color="#000000" fo:language="en" fo:country="US"/>
    </style:style>
    <style:style style:name="T487" style:parent-style-name="Основнойшрифтабзаца" style:family="text">
      <style:text-properties fo:color="#000000" fo:language="en" fo:country="US"/>
    </style:style>
    <style:style style:name="T488" style:parent-style-name="Основнойшрифтабзаца" style:family="text">
      <style:text-properties fo:color="#000000" fo:language="en" fo:country="US"/>
    </style:style>
    <style:style style:name="T489" style:parent-style-name="Основнойшрифтабзаца" style:family="text">
      <style:text-properties fo:color="#000000" fo:language="en" fo:country="US"/>
    </style:style>
    <style:style style:name="T490" style:parent-style-name="Основнойшрифтабзаца" style:family="text">
      <style:text-properties fo:color="#000000" fo:language="en" fo:country="US"/>
    </style:style>
    <style:style style:name="P491" style:parent-style-name="Standard" style:family="paragraph">
      <style:text-properties fo:color="#000000" fo:language="en" fo:country="US"/>
    </style:style>
    <style:style style:name="P492" style:parent-style-name="Standard" style:family="paragraph">
      <style:text-properties fo:color="#000000" fo:language="en" fo:country="US"/>
    </style:style>
    <style:style style:name="P493" style:parent-style-name="Standard" style:family="paragraph">
      <style:text-properties fo:color="#000000" fo:language="en" fo:country="US"/>
    </style:style>
    <style:style style:name="P494" style:parent-style-name="Standard" style:family="paragraph">
      <style:text-properties fo:color="#000000" fo:language="en" fo:country="US"/>
    </style:style>
    <style:style style:name="P495" style:parent-style-name="Standard" style:family="paragraph">
      <style:text-properties fo:color="#000000" fo:language="en" fo:country="US"/>
    </style:style>
    <style:style style:name="P496" style:parent-style-name="Standard" style:family="paragraph">
      <style:text-properties fo:color="#000000" fo:language="en" fo:country="US"/>
    </style:style>
    <style:style style:name="P497" style:parent-style-name="Standard" style:family="paragraph">
      <style:text-properties fo:color="#000000" fo:language="en" fo:country="US"/>
    </style:style>
    <style:style style:name="P498" style:parent-style-name="Standard" style:family="paragraph">
      <style:text-properties fo:color="#000000" fo:language="en" fo:country="US"/>
    </style:style>
    <style:style style:name="P499" style:parent-style-name="Standard" style:family="paragraph">
      <style:text-properties fo:color="#000000" fo:language="en" fo:country="US"/>
    </style:style>
    <style:style style:name="T500" style:parent-style-name="Основнойшрифтабзаца" style:family="text">
      <style:text-properties fo:color="#000000" fo:language="en" fo:country="US"/>
    </style:style>
    <style:style style:name="T501" style:parent-style-name="Основнойшрифтабзаца" style:family="text">
      <style:text-properties fo:color="#000000" fo:language="en" fo:country="US"/>
    </style:style>
    <style:style style:name="T502" style:parent-style-name="Основнойшрифтабзаца" style:family="text">
      <style:text-properties fo:color="#000000" fo:language="en" fo:country="US"/>
    </style:style>
    <style:style style:name="T503" style:parent-style-name="Основнойшрифтабзаца" style:family="text">
      <style:text-properties fo:font-weight="bold" style:font-weight-asian="bold" style:font-weight-complex="bold" fo:color="#000000" fo:language="en" fo:country="US"/>
    </style:style>
    <style:style style:name="T504" style:parent-style-name="Основнойшрифтабзаца" style:family="text">
      <style:text-properties fo:color="#000000" fo:language="en" fo:country="US"/>
    </style:style>
    <style:style style:name="T505" style:parent-style-name="Основнойшрифтабзаца" style:family="text">
      <style:text-properties fo:color="#000000" fo:language="en" fo:country="US"/>
    </style:style>
    <style:style style:name="T506" style:parent-style-name="Основнойшрифтабзаца" style:family="text">
      <style:text-properties fo:color="#000000" fo:language="en" fo:country="US"/>
    </style:style>
    <style:style style:name="T507" style:parent-style-name="Основнойшрифтабзаца" style:family="text">
      <style:text-properties fo:color="#000000" fo:language="en" fo:country="US"/>
    </style:style>
    <style:style style:name="T508" style:parent-style-name="Основнойшрифтабзаца" style:family="text">
      <style:text-properties fo:color="#000000" fo:language="en" fo:country="US"/>
    </style:style>
    <style:style style:name="T509" style:parent-style-name="Основнойшрифтабзаца" style:family="text">
      <style:text-properties fo:color="#000000" fo:language="en" fo:country="US"/>
    </style:style>
    <style:style style:name="T510" style:parent-style-name="Основнойшрифтабзаца" style:family="text">
      <style:text-properties fo:color="#000000" fo:language="en" fo:country="US"/>
    </style:style>
    <style:style style:name="T511" style:parent-style-name="Основнойшрифтабзаца" style:family="text">
      <style:text-properties fo:color="#000000" fo:language="en" fo:country="US"/>
    </style:style>
    <style:style style:name="T512" style:parent-style-name="Основнойшрифтабзаца" style:family="text">
      <style:text-properties fo:color="#000000" fo:language="en" fo:country="US"/>
    </style:style>
    <style:style style:name="T513" style:parent-style-name="Основнойшрифтабзаца" style:family="text">
      <style:text-properties fo:color="#000000" fo:language="en" fo:country="US"/>
    </style:style>
    <style:style style:name="P514" style:parent-style-name="Standard" style:family="paragraph">
      <style:text-properties fo:color="#000000" fo:language="en" fo:country="US"/>
    </style:style>
    <style:style style:name="P515" style:parent-style-name="Standard" style:family="paragraph">
      <style:text-properties fo:color="#000000" fo:language="en" fo:country="US"/>
    </style:style>
    <style:style style:name="P516" style:parent-style-name="Standard" style:family="paragraph">
      <style:text-properties fo:color="#000000" fo:language="en" fo:country="US"/>
    </style:style>
    <style:style style:name="P517" style:parent-style-name="Standard" style:family="paragraph">
      <style:text-properties fo:color="#000000" fo:language="en" fo:country="US"/>
    </style:style>
    <style:style style:name="P518" style:parent-style-name="Standard" style:family="paragraph">
      <style:text-properties fo:color="#000000" fo:language="en" fo:country="US"/>
    </style:style>
    <style:style style:name="P519" style:parent-style-name="Standard" style:family="paragraph">
      <style:text-properties fo:color="#000000" fo:language="en" fo:country="US"/>
    </style:style>
    <style:style style:name="P520" style:parent-style-name="Standard" style:family="paragraph">
      <style:text-properties fo:color="#000000" fo:language="en" fo:country="US"/>
    </style:style>
    <style:style style:name="P521" style:parent-style-name="Standard" style:family="paragraph">
      <style:text-properties fo:color="#000000" fo:language="en" fo:country="US"/>
    </style:style>
    <style:style style:name="P522" style:parent-style-name="Standard" style:family="paragraph">
      <style:text-properties fo:color="#000000" fo:language="en" fo:country="US"/>
    </style:style>
    <style:style style:name="P523" style:parent-style-name="Standard" style:family="paragraph">
      <style:text-properties fo:color="#000000" fo:language="en" fo:country="US"/>
    </style:style>
    <style:style style:name="P524" style:parent-style-name="Standard" style:family="paragraph">
      <style:text-properties fo:color="#000000" fo:language="en" fo:country="US"/>
    </style:style>
    <style:style style:name="P525" style:parent-style-name="Standard" style:family="paragraph">
      <style:text-properties fo:color="#000000" fo:language="en" fo:country="US"/>
    </style:style>
    <style:style style:name="P526" style:parent-style-name="Standard" style:family="paragraph">
      <style:text-properties fo:color="#000000" fo:language="en" fo:country="US"/>
    </style:style>
    <style:style style:name="P527" style:parent-style-name="Standard" style:family="paragraph">
      <style:text-properties fo:color="#000000" fo:language="en" fo:country="US"/>
    </style:style>
    <style:style style:name="T528" style:parent-style-name="Основнойшрифтабзаца" style:family="text">
      <style:text-properties fo:color="#000000" fo:language="en" fo:country="US"/>
    </style:style>
    <style:style style:name="T529" style:parent-style-name="Основнойшрифтабзаца" style:family="text">
      <style:text-properties fo:color="#000000" fo:language="en" fo:country="US"/>
    </style:style>
    <style:style style:name="T530" style:parent-style-name="Основнойшрифтабзаца" style:family="text">
      <style:text-properties fo:color="#000000" fo:language="en" fo:country="US"/>
    </style:style>
    <style:style style:name="T531" style:parent-style-name="Основнойшрифтабзаца" style:family="text">
      <style:text-properties fo:color="#000000" fo:language="en" fo:country="US"/>
    </style:style>
    <style:style style:name="T532" style:parent-style-name="Основнойшрифтабзаца" style:family="text">
      <style:text-properties fo:color="#000000" fo:language="en" fo:country="US"/>
    </style:style>
    <style:style style:name="T533" style:parent-style-name="Основнойшрифтабзаца" style:family="text">
      <style:text-properties style:font-name="JetBrains Mono" fo:color="#000000" fo:language="en" fo:country="US"/>
    </style:style>
    <style:style style:name="P534" style:parent-style-name="PreformattedText" style:family="paragraph">
      <style:paragraph-properties fo:margin-bottom="0.1965in" fo:background-color="#2B2B2B"/>
    </style:style>
    <style:style style:name="T535" style:parent-style-name="Основнойшрифтабзаца" style:family="text">
      <style:text-properties style:font-name="JetBrains Mono" fo:color="#A9B7C6" fo:language="en" fo:country="US"/>
    </style:style>
    <style:style style:name="T536" style:parent-style-name="Основнойшрифтабзаца" style:family="text">
      <style:text-properties style:font-name="JetBrains Mono" fo:color="#6A8759" fo:language="en" fo:country="US"/>
    </style:style>
    <style:style style:name="T537" style:parent-style-name="Основнойшрифтабзаца" style:family="text">
      <style:text-properties style:font-name="JetBrains Mono" fo:color="#A9B7C6" fo:language="en" fo:country="US"/>
    </style:style>
    <style:style style:name="T538" style:parent-style-name="Основнойшрифтабзаца" style:family="text">
      <style:text-properties fo:color="#000000" fo:language="en" fo:country="US"/>
    </style:style>
    <style:style style:name="T539" style:parent-style-name="Основнойшрифтабзаца" style:family="text">
      <style:text-properties fo:color="#000000" fo:language="en" fo:country="US"/>
    </style:style>
    <style:style style:name="T540" style:parent-style-name="Основнойшрифтабзаца" style:family="text">
      <style:text-properties fo:color="#000000" fo:language="en" fo:country="US"/>
    </style:style>
    <style:style style:name="T541" style:parent-style-name="Основнойшрифтабзаца" style:family="text">
      <style:text-properties style:font-name="JetBrains Mono" fo:color="#000000" fo:language="en" fo:country="US"/>
    </style:style>
    <style:style style:name="T542" style:parent-style-name="Основнойшрифтабзаца" style:family="text">
      <style:text-properties style:font-name="JetBrains Mono" fo:color="#000000" fo:language="en" fo:country="US"/>
    </style:style>
    <style:style style:name="T543" style:parent-style-name="Основнойшрифтабзаца" style:family="text">
      <style:text-properties style:font-name="JetBrains Mono" fo:color="#000000" fo:language="en" fo:country="US"/>
    </style:style>
    <style:style style:name="T544" style:parent-style-name="Основнойшрифтабзаца" style:family="text">
      <style:text-properties style:font-name="JetBrains Mono" fo:color="#000000" fo:language="en" fo:country="US"/>
    </style:style>
    <style:style style:name="T545" style:parent-style-name="Основнойшрифтабзаца" style:family="text">
      <style:text-properties style:font-name="JetBrains Mono" fo:color="#000000" fo:language="en" fo:country="US"/>
    </style:style>
    <style:style style:name="P546" style:parent-style-name="Standard" style:family="paragraph">
      <style:text-properties fo:color="#000000" fo:language="en" fo:country="US"/>
    </style:style>
    <style:style style:name="P547" style:parent-style-name="Standard" style:family="paragraph">
      <style:text-properties fo:color="#000000" fo:language="en" fo:country="US"/>
    </style:style>
    <style:style style:name="P548" style:parent-style-name="Standard" style:family="paragraph">
      <style:text-properties fo:color="#000000" fo:language="en" fo:country="US"/>
    </style:style>
    <style:style style:name="P549" style:parent-style-name="Standard" style:family="paragraph">
      <style:text-properties fo:color="#000000" fo:language="en" fo:country="US"/>
    </style:style>
    <style:style style:name="P550" style:parent-style-name="Standard" style:family="paragraph">
      <style:text-properties fo:color="#000000" fo:language="en" fo:country="US"/>
    </style:style>
    <style:style style:name="P551" style:parent-style-name="Standard" style:family="paragraph">
      <style:text-properties fo:color="#000000" fo:language="en" fo:country="US"/>
    </style:style>
    <style:style style:name="P552" style:parent-style-name="СтандартныйHTML" style:family="paragraph">
      <style:paragraph-properties fo:background-color="#2B2B2B"/>
    </style:style>
    <style:style style:name="T553" style:parent-style-name="Основнойшрифтабзаца" style:family="text">
      <style:text-properties style:font-name="Times New Roman" fo:color="#000000" fo:font-size="12pt" style:font-size-asian="12pt" style:font-size-complex="12pt" fo:language="en" fo:country="US"/>
    </style:style>
    <style:style style:name="T554" style:parent-style-name="Основнойшрифтабзаца" style:family="text">
      <style:text-properties style:font-name="Times New Roman" fo:color="#000000" fo:font-size="12pt" style:font-size-asian="12pt" style:font-size-complex="12pt" fo:language="en" fo:country="US"/>
    </style:style>
    <style:style style:name="T555" style:parent-style-name="Основнойшрифтабзаца" style:family="text">
      <style:text-properties style:font-name="Times New Roman" fo:color="#000000" fo:font-size="12pt" style:font-size-asian="12pt" style:font-size-complex="12pt" fo:language="en" fo:country="US"/>
    </style:style>
    <style:style style:name="T556" style:parent-style-name="Основнойшрифтабзаца" style:family="text">
      <style:text-properties style:font-name="Times New Roman" fo:color="#000000" fo:font-size="12pt" style:font-size-asian="12pt" style:font-size-complex="12pt" fo:language="en" fo:country="US"/>
    </style:style>
    <style:style style:name="T557" style:parent-style-name="Основнойшрифтабзаца" style:family="text">
      <style:text-properties fo:color="#000000" fo:language="en" fo:country="US"/>
    </style:style>
    <style:style style:name="T558" style:parent-style-name="Основнойшрифтабзаца" style:family="text">
      <style:text-properties fo:color="#000000" fo:language="en" fo:country="US"/>
    </style:style>
    <style:style style:name="T559" style:parent-style-name="Основнойшрифтабзаца" style:family="text">
      <style:text-properties fo:color="#000000" fo:language="en" fo:country="US"/>
    </style:style>
    <style:style style:name="T560" style:parent-style-name="Основнойшрифтабзаца" style:family="text">
      <style:text-properties fo:color="#000000" fo:language="en" fo:country="US"/>
    </style:style>
    <style:style style:name="T561" style:parent-style-name="Основнойшрифтабзаца" style:family="text">
      <style:text-properties fo:color="#000000" fo:language="en" fo:country="US"/>
    </style:style>
    <style:style style:name="T562" style:parent-style-name="Гиперссылка" style:family="text">
      <style:text-properties style:font-name="JetBrains Mono" fo:language="en" fo:country="US"/>
    </style:style>
    <style:style style:name="T563" style:parent-style-name="Основнойшрифтабзаца" style:family="text">
      <style:text-properties style:font-name="JetBrains Mono" fo:color="#6A8759" fo:language="en" fo:country="US"/>
    </style:style>
    <style:style style:name="T564" style:parent-style-name="Основнойшрифтабзаца" style:family="text">
      <style:text-properties style:font-name="JetBrains Mono" fo:color="#6A8759" fo:language="en" fo:country="US"/>
    </style:style>
    <style:style style:name="T565" style:parent-style-name="Основнойшрифтабзаца" style:family="text">
      <style:text-properties style:font-name="JetBrains Mono" fo:color="#6A8759" fo:language="en" fo:country="US"/>
    </style:style>
    <style:style style:name="T566" style:parent-style-name="Основнойшрифтабзаца" style:family="text">
      <style:text-properties style:font-name="JetBrains Mono" fo:color="#6A8759" fo:language="en" fo:country="US"/>
    </style:style>
    <style:style style:name="T567" style:parent-style-name="Основнойшрифтабзаца" style:family="text">
      <style:text-properties style:font-name="JetBrains Mono" fo:color="#6A8759" fo:language="en" fo:country="US"/>
    </style:style>
    <style:style style:name="T568" style:parent-style-name="Основнойшрифтабзаца" style:family="text">
      <style:text-properties style:font-name="JetBrains Mono" fo:color="#6A8759" fo:language="en" fo:country="US"/>
    </style:style>
    <style:style style:name="T569" style:parent-style-name="Основнойшрифтабзаца" style:family="text">
      <style:text-properties style:font-name="JetBrains Mono" fo:color="#6A8759" fo:language="en" fo:country="US"/>
    </style:style>
    <style:style style:name="T570" style:parent-style-name="Основнойшрифтабзаца" style:family="text">
      <style:text-properties style:font-name="JetBrains Mono" fo:color="#6A8759" fo:language="en" fo:country="US"/>
    </style:style>
    <style:style style:name="P571" style:parent-style-name="Standard" style:family="paragraph">
      <style:text-properties fo:color="#000000" fo:language="en" fo:country="US"/>
    </style:style>
    <style:style style:name="P572" style:parent-style-name="Standard" style:family="paragraph">
      <style:text-properties fo:color="#000000" fo:language="en" fo:country="US"/>
    </style:style>
    <style:style style:name="P573" style:parent-style-name="Standard" style:family="paragraph">
      <style:text-properties fo:color="#000000" fo:language="en" fo:country="US"/>
    </style:style>
    <style:style style:name="P574" style:parent-style-name="Standard" style:family="paragraph">
      <style:text-properties fo:color="#000000" fo:language="en" fo:country="US"/>
    </style:style>
    <style:style style:name="P575" style:parent-style-name="Standard" style:family="paragraph">
      <style:text-properties fo:color="#000000" fo:language="en" fo:country="US"/>
    </style:style>
    <style:style style:name="P576" style:parent-style-name="СтандартныйHTML" style:family="paragraph">
      <style:paragraph-properties fo:background-color="#2B2B2B"/>
    </style:style>
    <style:style style:name="T577" style:parent-style-name="Основнойшрифтабзаца" style:family="text">
      <style:text-properties style:font-name="JetBrains Mono" fo:color="#CC7832" fo:language="en" fo:country="US"/>
    </style:style>
    <style:style style:name="T578" style:parent-style-name="Основнойшрифтабзаца" style:family="text">
      <style:text-properties style:font-name="JetBrains Mono" fo:color="#A9B7C6" fo:language="en" fo:country="US"/>
    </style:style>
    <style:style style:name="T579" style:parent-style-name="Основнойшрифтабзаца" style:family="text">
      <style:text-properties style:font-name="JetBrains Mono" fo:color="#CC7832" fo:language="en" fo:country="US"/>
    </style:style>
    <style:style style:name="T580" style:parent-style-name="Основнойшрифтабзаца" style:family="text">
      <style:text-properties style:font-name="JetBrains Mono" fo:color="#A9B7C6" fo:language="en" fo:country="US"/>
    </style:style>
    <style:style style:name="P581" style:parent-style-name="Standard" style:family="paragraph">
      <style:text-properties fo:color="#000000" fo:language="en" fo:country="US"/>
    </style:style>
    <style:style style:name="T582" style:parent-style-name="Основнойшрифтабзаца" style:family="text">
      <style:text-properties fo:color="#000000" fo:language="en" fo:country="US"/>
    </style:style>
    <style:style style:name="T583" style:parent-style-name="Основнойшрифтабзаца" style:family="text">
      <style:text-properties fo:color="#000000" fo:language="en" fo:country="US"/>
    </style:style>
    <style:style style:name="T584" style:parent-style-name="Основнойшрифтабзаца" style:family="text">
      <style:text-properties fo:color="#000000" fo:language="en" fo:country="US"/>
    </style:style>
    <style:style style:name="T585" style:parent-style-name="Основнойшрифтабзаца" style:family="text">
      <style:text-properties fo:color="#000000" fo:language="en" fo:country="US"/>
    </style:style>
    <style:style style:name="T586" style:parent-style-name="Основнойшрифтабзаца" style:family="text">
      <style:text-properties fo:color="#000000" fo:language="en" fo:country="US"/>
    </style:style>
    <style:style style:name="T587" style:parent-style-name="Основнойшрифтабзаца" style:family="text">
      <style:text-properties fo:color="#000000" fo:language="en" fo:country="US"/>
    </style:style>
    <style:style style:name="T588" style:parent-style-name="Основнойшрифтабзаца" style:family="text">
      <style:text-properties fo:color="#000000" fo:language="en" fo:country="US"/>
    </style:style>
    <style:style style:name="T589" style:parent-style-name="Основнойшрифтабзаца" style:family="text">
      <style:text-properties fo:font-weight="bold" style:font-weight-asian="bold" style:font-weight-complex="bold" fo:color="#000000" fo:language="en" fo:country="US"/>
    </style:style>
    <style:style style:name="P590" style:parent-style-name="Standard" style:family="paragraph">
      <style:text-properties fo:font-weight="bold" style:font-weight-asian="bold" style:font-weight-complex="bold" fo:color="#000000" fo:language="en" fo:country="US"/>
    </style:style>
    <style:style style:name="P591" style:parent-style-name="Standard" style:family="paragraph">
      <style:text-properties fo:color="#000000" fo:language="en" fo:country="US"/>
    </style:style>
    <style:style style:name="P592" style:parent-style-name="Standard" style:family="paragraph">
      <style:text-properties fo:color="#000000" fo:language="en" fo:country="US"/>
    </style:style>
    <style:style style:name="P593" style:parent-style-name="Standard" style:family="paragraph">
      <style:text-properties fo:color="#000000" fo:language="en" fo:country="US"/>
    </style:style>
    <style:style style:name="P594" style:parent-style-name="Standard" style:family="paragraph">
      <style:text-properties fo:color="#000000" fo:language="en" fo:country="US"/>
    </style:style>
    <style:style style:name="P595" style:parent-style-name="Standard" style:family="paragraph">
      <style:text-properties fo:color="#000000" fo:language="en" fo:country="US"/>
    </style:style>
    <style:style style:name="P596" style:parent-style-name="Standard" style:family="paragraph">
      <style:text-properties fo:color="#000000" fo:language="en" fo:country="US"/>
    </style:style>
    <style:style style:name="P597" style:parent-style-name="Standard" style:family="paragraph">
      <style:text-properties fo:color="#000000" fo:language="en" fo:country="US"/>
    </style:style>
    <style:style style:name="P598" style:parent-style-name="Standard" style:family="paragraph">
      <style:text-properties fo:color="#000000" fo:language="en" fo:country="US"/>
    </style:style>
    <style:style style:name="P599" style:parent-style-name="Standard" style:family="paragraph">
      <style:text-properties fo:color="#000000" fo:language="en" fo:country="US"/>
    </style:style>
    <style:style style:name="P600" style:parent-style-name="Standard" style:family="paragraph">
      <style:text-properties fo:color="#000000" fo:language="en" fo:country="US"/>
    </style:style>
    <style:style style:name="P601" style:parent-style-name="Standard" style:family="paragraph">
      <style:text-properties fo:color="#000000" fo:language="en" fo:country="US"/>
    </style:style>
    <style:style style:name="P602" style:parent-style-name="Standard" style:family="paragraph">
      <style:text-properties fo:color="#000000" fo:language="en" fo:country="US"/>
    </style:style>
    <style:style style:name="P603" style:parent-style-name="Standard" style:family="paragraph">
      <style:text-properties fo:color="#000000" fo:language="en" fo:country="US"/>
    </style:style>
    <style:style style:name="P604" style:parent-style-name="Standard" style:family="paragraph">
      <style:text-properties fo:color="#000000" fo:language="en" fo:country="US"/>
    </style:style>
    <style:style style:name="P605" style:parent-style-name="СтандартныйHTML" style:family="paragraph">
      <style:paragraph-properties fo:background-color="#2B2B2B"/>
      <style:text-properties style:font-name="JetBrains Mono" fo:color="#A9B7C6" fo:language="en" fo:country="US"/>
    </style:style>
    <style:style style:name="P606" style:parent-style-name="Standard" style:family="paragraph">
      <style:text-properties fo:color="#000000" fo:language="en" fo:country="US"/>
    </style:style>
    <style:style style:name="P607" style:parent-style-name="Standard" style:family="paragraph">
      <style:text-properties fo:color="#000000" fo:language="en" fo:country="US"/>
    </style:style>
    <style:style style:name="P608" style:parent-style-name="Standard" style:family="paragraph">
      <style:text-properties fo:color="#000000" fo:language="en" fo:country="US"/>
    </style:style>
    <style:style style:name="P609" style:parent-style-name="Standard" style:family="paragraph">
      <style:text-properties fo:color="#000000" fo:language="en" fo:country="US"/>
    </style:style>
    <style:style style:name="P610" style:parent-style-name="Standard" style:family="paragraph">
      <style:text-properties fo:color="#000000" fo:language="en" fo:country="US"/>
    </style:style>
    <style:style style:name="P611" style:parent-style-name="Standard" style:family="paragraph">
      <style:text-properties fo:color="#000000" fo:language="en" fo:country="US"/>
    </style:style>
    <style:style style:name="P612" style:parent-style-name="Standard" style:family="paragraph">
      <style:text-properties fo:color="#000000" fo:language="en" fo:country="US"/>
    </style:style>
    <style:style style:name="P613" style:parent-style-name="Standard" style:family="paragraph">
      <style:text-properties fo:color="#000000" fo:language="en" fo:country="US"/>
    </style:style>
    <style:style style:name="P614" style:parent-style-name="Standard" style:family="paragraph">
      <style:text-properties fo:color="#000000" fo:language="en" fo:country="US"/>
    </style:style>
    <style:style style:name="P615" style:parent-style-name="Standard" style:family="paragraph">
      <style:text-properties fo:color="#000000" fo:language="en" fo:country="US"/>
    </style:style>
    <style:style style:name="P616" style:parent-style-name="Standard" style:family="paragraph">
      <style:text-properties fo:color="#000000" fo:language="en" fo:country="US"/>
    </style:style>
    <style:style style:name="P617" style:parent-style-name="Standard" style:family="paragraph">
      <style:text-properties fo:color="#000000" fo:language="en" fo:country="US"/>
    </style:style>
    <style:style style:name="P618" style:parent-style-name="Standard" style:family="paragraph">
      <style:text-properties fo:color="#000000" fo:language="en" fo:country="US"/>
    </style:style>
    <style:style style:name="P619" style:parent-style-name="Standard" style:family="paragraph">
      <style:text-properties fo:color="#000000" fo:language="en" fo:country="US"/>
    </style:style>
    <style:style style:name="P620" style:parent-style-name="Standard" style:family="paragraph">
      <style:text-properties fo:color="#000000" fo:language="en" fo:country="US"/>
    </style:style>
    <style:style style:name="P621" style:parent-style-name="Standard" style:family="paragraph">
      <style:text-properties fo:color="#000000" fo:language="en" fo:country="US"/>
    </style:style>
    <style:style style:name="P622" style:parent-style-name="Standard" style:family="paragraph">
      <style:text-properties fo:color="#000000" fo:language="en" fo:country="US"/>
    </style:style>
    <style:style style:name="P623" style:parent-style-name="Standard" style:family="paragraph">
      <style:text-properties fo:color="#000000" fo:language="en" fo:country="US"/>
    </style:style>
    <style:style style:name="P624" style:parent-style-name="Standard" style:family="paragraph">
      <style:text-properties fo:color="#000000" fo:language="en" fo:country="US"/>
    </style:style>
    <style:style style:name="P625" style:parent-style-name="Standard" style:family="paragraph">
      <style:text-properties fo:color="#000000" fo:language="en" fo:country="US"/>
    </style:style>
    <style:style style:name="P626" style:parent-style-name="Standard" style:family="paragraph">
      <style:text-properties fo:color="#000000" fo:language="en" fo:country="US"/>
    </style:style>
    <style:style style:name="P627" style:parent-style-name="Standard" style:family="paragraph">
      <style:text-properties fo:color="#000000" fo:language="en" fo:country="US"/>
    </style:style>
    <style:style style:name="P628" style:parent-style-name="Standard" style:family="paragraph">
      <style:text-properties fo:color="#000000" fo:language="en" fo:country="US"/>
    </style:style>
    <style:style style:name="P629" style:parent-style-name="Standard" style:family="paragraph">
      <style:text-properties fo:color="#000000" fo:language="en" fo:country="US"/>
    </style:style>
    <style:style style:name="P630" style:parent-style-name="Standard" style:family="paragraph">
      <style:text-properties fo:color="#000000" fo:language="en" fo:country="US"/>
    </style:style>
    <style:style style:name="P631" style:parent-style-name="Standard" style:family="paragraph">
      <style:text-properties fo:color="#000000" fo:language="en" fo:country="US"/>
    </style:style>
    <style:style style:name="T632" style:parent-style-name="Основнойшрифтабзаца" style:family="text">
      <style:text-properties fo:color="#000000" fo:language="en" fo:country="US"/>
    </style:style>
    <style:style style:name="T633" style:parent-style-name="Основнойшрифтабзаца" style:family="text">
      <style:text-properties fo:color="#000000" fo:language="en" fo:country="US"/>
    </style:style>
    <style:style style:name="T634" style:parent-style-name="Основнойшрифтабзаца" style:family="text">
      <style:text-properties fo:color="#000000" fo:language="en" fo:country="US"/>
    </style:style>
    <style:style style:name="T635" style:parent-style-name="Основнойшрифтабзаца" style:family="text">
      <style:text-properties fo:color="#000000" fo:language="en" fo:country="US"/>
    </style:style>
    <style:style style:name="T636" style:parent-style-name="Основнойшрифтабзаца" style:family="text">
      <style:text-properties fo:color="#000000" style:text-position="super 66.6%" fo:language="en" fo:country="US"/>
    </style:style>
    <style:style style:name="T637" style:parent-style-name="Основнойшрифтабзаца" style:family="text">
      <style:text-properties fo:color="#000000" fo:language="en" fo:country="US"/>
    </style:style>
    <style:style style:name="T638" style:parent-style-name="Основнойшрифтабзаца" style:family="text">
      <style:text-properties fo:color="#000000" fo:language="en" fo:country="US"/>
    </style:style>
    <style:style style:name="T639" style:parent-style-name="Основнойшрифтабзаца" style:family="text">
      <style:text-properties fo:color="#000000" fo:language="en" fo:country="US"/>
    </style:style>
    <style:style style:name="T640" style:parent-style-name="Основнойшрифтабзаца" style:family="text">
      <style:text-properties fo:color="#000000" fo:language="en" fo:country="US"/>
    </style:style>
    <style:style style:name="T641" style:parent-style-name="Основнойшрифтабзаца" style:family="text">
      <style:text-properties fo:color="#000000" fo:language="en" fo:country="US"/>
    </style:style>
    <style:style style:name="T642" style:parent-style-name="Основнойшрифтабзаца" style:family="text">
      <style:text-properties fo:color="#000000" fo:language="en" fo:country="US"/>
    </style:style>
    <style:style style:name="T643" style:parent-style-name="Основнойшрифтабзаца" style:family="text">
      <style:text-properties fo:color="#000000" fo:language="en" fo:country="US"/>
    </style:style>
    <style:style style:name="T644" style:parent-style-name="Основнойшрифтабзаца" style:family="text">
      <style:text-properties fo:color="#000000" fo:language="en" fo:country="US"/>
    </style:style>
    <style:style style:name="T645" style:parent-style-name="Основнойшрифтабзаца" style:family="text">
      <style:text-properties fo:color="#000000" fo:language="en" fo:country="US"/>
    </style:style>
    <style:style style:name="T646" style:parent-style-name="Основнойшрифтабзаца" style:family="text">
      <style:text-properties fo:color="#000000" fo:language="en" fo:country="US"/>
    </style:style>
    <style:style style:name="T647" style:parent-style-name="Основнойшрифтабзаца" style:family="text">
      <style:text-properties fo:color="#000000" style:text-position="super 66.6%" fo:language="en" fo:country="US"/>
    </style:style>
    <style:style style:name="T648" style:parent-style-name="Основнойшрифтабзаца" style:family="text">
      <style:text-properties fo:color="#000000" fo:language="en" fo:country="US"/>
    </style:style>
    <style:style style:name="T649" style:parent-style-name="Основнойшрифтабзаца" style:family="text">
      <style:text-properties fo:color="#000000" fo:language="en" fo:country="US"/>
    </style:style>
    <style:style style:name="T650" style:parent-style-name="Основнойшрифтабзаца" style:family="text">
      <style:text-properties fo:color="#000000" fo:language="en" fo:country="US"/>
    </style:style>
    <style:style style:name="T651" style:parent-style-name="Основнойшрифтабзаца" style:family="text">
      <style:text-properties fo:color="#000000" fo:language="en" fo:country="US"/>
    </style:style>
    <style:style style:name="T652" style:parent-style-name="Основнойшрифтабзаца" style:family="text">
      <style:text-properties fo:color="#000000" fo:language="en" fo:country="US"/>
    </style:style>
    <style:style style:name="P653" style:parent-style-name="Standard" style:family="paragraph">
      <style:text-properties fo:color="#000000" fo:language="en" fo:country="US"/>
    </style:style>
    <style:style style:name="P654" style:parent-style-name="Standard" style:family="paragraph">
      <style:text-properties fo:color="#000000" fo:language="en" fo:country="US"/>
    </style:style>
    <style:style style:name="P655" style:parent-style-name="Standard" style:family="paragraph">
      <style:text-properties fo:color="#000000" fo:language="en" fo:country="US"/>
    </style:style>
    <style:style style:name="T656" style:parent-style-name="Основнойшрифтабзаца" style:family="text">
      <style:text-properties fo:color="#000000" fo:language="en" fo:country="US"/>
    </style:style>
    <style:style style:name="T657" style:parent-style-name="Основнойшрифтабзаца" style:family="text">
      <style:text-properties fo:color="#000000" style:text-position="super 66.6%" fo:language="en" fo:country="US"/>
    </style:style>
    <style:style style:name="T658" style:parent-style-name="Основнойшрифтабзаца" style:family="text">
      <style:text-properties fo:color="#000000" fo:language="en" fo:country="US"/>
    </style:style>
    <style:style style:name="P659" style:parent-style-name="Standard" style:family="paragraph">
      <style:text-properties fo:color="#000000" fo:language="en" fo:country="US"/>
    </style:style>
    <style:style style:name="P660" style:parent-style-name="Standard" style:family="paragraph">
      <style:text-properties fo:color="#000000" fo:language="en" fo:country="US"/>
    </style:style>
    <style:style style:name="P661" style:parent-style-name="Standard" style:family="paragraph">
      <style:text-properties fo:color="#000000" fo:language="en" fo:country="US"/>
    </style:style>
    <style:style style:name="P662" style:parent-style-name="Standard" style:family="paragraph">
      <style:text-properties fo:color="#000000" fo:language="en" fo:country="US"/>
    </style:style>
    <style:style style:name="P663" style:parent-style-name="Standard" style:family="paragraph">
      <style:text-properties fo:color="#000000" fo:language="en" fo:country="US"/>
    </style:style>
    <style:style style:name="P664" style:parent-style-name="Standard" style:family="paragraph">
      <style:text-properties fo:color="#000000" fo:language="en" fo:country="US"/>
    </style:style>
    <style:style style:name="P665" style:parent-style-name="Standard" style:family="paragraph">
      <style:text-properties fo:color="#000000" fo:language="en" fo:country="US"/>
    </style:style>
    <style:style style:name="P666" style:parent-style-name="Standard" style:family="paragraph">
      <style:text-properties fo:language="en" fo:country="US"/>
    </style:style>
    <style:style style:name="P667" style:parent-style-name="Standard" style:family="paragraph">
      <style:text-properties fo:language="en" fo:country="US"/>
    </style:style>
    <style:style style:name="P668" style:parent-style-name="Standard" style:family="paragraph">
      <style:text-properties fo:language="en" fo:country="US"/>
    </style:style>
    <style:style style:name="P669" style:parent-style-name="Standard" style:family="paragraph">
      <style:text-properties fo:language="en" fo:country="US"/>
    </style:style>
    <style:style style:name="P670" style:parent-style-name="Standard" style:family="paragraph">
      <style:text-properties fo:language="en" fo:country="US"/>
    </style:style>
    <style:style style:name="P671" style:parent-style-name="Standard" style:family="paragraph">
      <style:text-properties fo:language="en" fo:country="US"/>
    </style:style>
    <style:style style:name="P672" style:parent-style-name="Standard" style:family="paragraph">
      <style:text-properties fo:language="en" fo:country="US"/>
    </style:style>
    <style:style style:name="P673" style:parent-style-name="Standard" style:family="paragraph">
      <style:text-properties fo:language="en" fo:country="US"/>
    </style:style>
    <style:style style:name="P674" style:parent-style-name="Standard" style:family="paragraph">
      <style:text-properties fo:language="en" fo:country="US"/>
    </style:style>
    <style:style style:name="P675" style:parent-style-name="Standard" style:family="paragraph">
      <style:text-properties fo:language="en" fo:country="US"/>
    </style:style>
    <style:style style:name="P676" style:parent-style-name="Standard" style:family="paragraph">
      <style:text-properties fo:language="en" fo:country="US"/>
    </style:style>
    <style:style style:name="P677" style:parent-style-name="Standard" style:family="paragraph">
      <style:text-properties fo:language="en" fo:country="US"/>
    </style:style>
    <style:style style:name="P678" style:parent-style-name="Standard" style:family="paragraph">
      <style:text-properties fo:language="en" fo:country="US"/>
    </style:style>
    <style:style style:name="P679" style:parent-style-name="Standard" style:family="paragraph">
      <style:text-properties fo:language="en" fo:country="US"/>
    </style:style>
    <style:style style:name="T680" style:parent-style-name="Основнойшрифтабзаца" style:family="text">
      <style:text-properties fo:language="en" fo:country="US"/>
    </style:style>
    <style:style style:name="T681" style:parent-style-name="Основнойшрифтабзаца" style:family="text">
      <style:text-properties style:font-name="Wingdings" style:font-name-asian="Wingdings" style:font-name-complex="Wingdings" fo:language="en" fo:country="US"/>
    </style:style>
    <style:style style:name="T682" style:parent-style-name="Основнойшрифтабзаца" style:family="text">
      <style:text-properties fo:language="en" fo:country="US"/>
    </style:style>
    <style:style style:name="T683" style:parent-style-name="Основнойшрифтабзаца" style:family="text">
      <style:text-properties fo:language="en" fo:country="US"/>
    </style:style>
    <style:style style:name="T684" style:parent-style-name="Основнойшрифтабзаца" style:family="text">
      <style:text-properties fo:language="en" fo:country="US"/>
    </style:style>
    <style:style style:name="T685" style:parent-style-name="Основнойшрифтабзаца" style:family="text">
      <style:text-properties fo:language="en" fo:country="US"/>
    </style:style>
    <style:style style:name="T686" style:parent-style-name="Основнойшрифтабзаца" style:family="text">
      <style:text-properties fo:language="en" fo:country="US"/>
    </style:style>
    <style:style style:name="T687" style:parent-style-name="Основнойшрифтабзаца" style:family="text">
      <style:text-properties fo:language="en" fo:country="US"/>
    </style:style>
    <style:style style:name="T688" style:parent-style-name="Основнойшрифтабзаца" style:family="text">
      <style:text-properties fo:language="en" fo:country="US"/>
    </style:style>
    <style:style style:name="T689" style:parent-style-name="Основнойшрифтабзаца" style:family="text">
      <style:text-properties fo:language="en" fo:country="US"/>
    </style:style>
    <style:style style:name="T690" style:parent-style-name="Основнойшрифтабзаца" style:family="text">
      <style:text-properties fo:language="en" fo:country="US"/>
    </style:style>
    <style:style style:name="T691" style:parent-style-name="Основнойшрифтабзаца" style:family="text">
      <style:text-properties fo:language="en" fo:country="US"/>
    </style:style>
    <style:style style:name="T692" style:parent-style-name="Основнойшрифтабзаца" style:family="text">
      <style:text-properties fo:language="en" fo:country="US"/>
    </style:style>
    <style:style style:name="T693" style:parent-style-name="Основнойшрифтабзаца" style:family="text">
      <style:text-properties fo:language="en" fo:country="US"/>
    </style:style>
    <style:style style:name="P694" style:parent-style-name="Standard" style:family="paragraph">
      <style:text-properties fo:language="en" fo:country="US"/>
    </style:style>
    <style:style style:name="P695" style:parent-style-name="Standard" style:family="paragraph">
      <style:text-properties fo:language="en" fo:country="US"/>
    </style:style>
    <style:style style:name="P696" style:parent-style-name="Standard" style:family="paragraph">
      <style:text-properties fo:language="en" fo:country="US"/>
    </style:style>
    <style:style style:name="P697" style:parent-style-name="Standard" style:family="paragraph">
      <style:text-properties fo:language="en" fo:country="US"/>
    </style:style>
    <style:style style:name="P698" style:parent-style-name="Standard" style:family="paragraph">
      <style:text-properties fo:language="en" fo:country="US"/>
    </style:style>
    <style:style style:name="P699" style:parent-style-name="Standard" style:family="paragraph">
      <style:text-properties fo:language="en" fo:country="US"/>
    </style:style>
    <style:style style:name="T700" style:parent-style-name="Основнойшрифтабзаца" style:family="text">
      <style:text-properties fo:language="en" fo:country="US"/>
    </style:style>
    <style:style style:name="T701" style:parent-style-name="Основнойшрифтабзаца" style:family="text">
      <style:text-properties fo:language="en" fo:country="US"/>
    </style:style>
    <style:style style:name="T702" style:parent-style-name="Основнойшрифтабзаца" style:family="text">
      <style:text-properties fo:language="en" fo:country="US"/>
    </style:style>
    <style:style style:name="T703" style:parent-style-name="Основнойшрифтабзаца" style:family="text">
      <style:text-properties fo:language="en" fo:country="US"/>
    </style:style>
    <style:style style:name="T704" style:parent-style-name="Основнойшрифтабзаца" style:family="text">
      <style:text-properties fo:language="en" fo:country="US"/>
    </style:style>
    <style:style style:name="T705" style:parent-style-name="Основнойшрифтабзаца" style:family="text">
      <style:text-properties fo:language="en" fo:country="US"/>
    </style:style>
    <style:style style:name="T706" style:parent-style-name="Основнойшрифтабзаца" style:family="text">
      <style:text-properties fo:language="en" fo:country="US"/>
    </style:style>
    <style:style style:name="T707" style:parent-style-name="Основнойшрифтабзаца" style:family="text">
      <style:text-properties fo:language="en" fo:country="US"/>
    </style:style>
    <style:style style:name="T708" style:parent-style-name="Основнойшрифтабзаца" style:family="text">
      <style:text-properties fo:language="en" fo:country="US"/>
    </style:style>
    <style:style style:name="T709" style:parent-style-name="Основнойшрифтабзаца" style:family="text">
      <style:text-properties fo:language="en" fo:country="US"/>
    </style:style>
    <style:style style:name="T710" style:parent-style-name="Основнойшрифтабзаца" style:family="text">
      <style:text-properties fo:language="en" fo:country="US"/>
    </style:style>
    <style:style style:name="T711" style:parent-style-name="Основнойшрифтабзаца" style:family="text">
      <style:text-properties fo:language="en" fo:country="US"/>
    </style:style>
    <style:style style:name="T712" style:parent-style-name="Основнойшрифтабзаца" style:family="text">
      <style:text-properties fo:language="en" fo:country="US"/>
    </style:style>
    <style:style style:name="T713" style:parent-style-name="Основнойшрифтабзаца" style:family="text">
      <style:text-properties fo:language="en" fo:country="US"/>
    </style:style>
    <style:style style:name="T714" style:parent-style-name="Основнойшрифтабзаца" style:family="text">
      <style:text-properties fo:language="en" fo:country="US"/>
    </style:style>
    <style:style style:name="T715" style:parent-style-name="Основнойшрифтабзаца" style:family="text">
      <style:text-properties fo:language="en" fo:country="US"/>
    </style:style>
    <style:style style:name="T716" style:parent-style-name="Основнойшрифтабзаца" style:family="text">
      <style:text-properties fo:language="en" fo:country="US"/>
    </style:style>
  </office:automatic-styles>
  <office:body>
    <office:text text:use-soft-page-breaks="true">
      <text:p text:style-name="P1">Day-1<text:line-break/>-----------------------------------------------------<text:line-break/><text:line-break/>Selenium WebDriver</text:p>
      <text:p text:style-name="P2">-------------------------------<text:line-break/><text:line-break/>What is WebDriver?<text:line-break/><text:line-break/>→ WebDriver is one of the component in selenium.</text:p>
      <text:p text:style-name="P3">→ WebDriver is module<text:line-break/><text:line-break/>firefox browser ------&gt;<text:s/>Firefox()</text:p>
      <text:p text:style-name="P4">Chrome Browser --------&gt; Chrome()<text:line-break/><text:line-break/><text:line-break/>And also we an say that WebDriver is an <text:s/>API, it's level between Programming code and browser. So we're talking with browser through Selenium WebDriver.<text:line-break/><text:line-break/>First of all we have to download a driver of Google or FireFox or Edge (view of downloading file .exe), So our code will talk to the driver(invoke driver) through JSON Protocol.<text:line-break/><text:line-break/>And Driver and Browser talk to each other with use of W3C Protocol<text:line-break/><text:line-break/>Now in Selenium 4.x they want to provide W3C Protocol between Selenium(Programming Code) and Driver.<text:line-break/>---------------------------------------------<text:line-break/><text:line-break/>1) Now download the WebDrivers of firefox, chrome, edge browsers.<text:line-break/><text:line-break/>2) setup selenium webdriver<text:line-break/><text:s text:c="5"/>a) Pycharm <text:s/>→ project settings<text:line-break/><text:s text:c="5"/>b) pip install selenium==4.0.0.b4<text:line-break/>---------------------------------------------------------<text:line-break/><text:line-break/>I'm gonna work in the PyCharm IDE <text:s text:c="2"/>→ <text:s/>this is my path to the current project: C:\Users\danil\Desktop\automated_testing\Selenium Web Automation\SeleniumPython_PavanCourse\NewProject\day1_selenium<text:line-break/></text:p>
      <text:p text:style-name="P5"><text:line-break/>Test case<text:line-break/>--------------------</text:p>
      <text:p text:style-name="P6">1) Open Web Browser (Chrome/Firefox/Edge)</text:p>
      <text:p text:style-name="Standard"><text:span text:style-name="T7">2) Open URL(<text:s/></text:span><text:a xlink:href="https://opensourse-demo.orangehrmlive.com/" office:target-frame-name="_top" xlink:show="replace"><text:span text:style-name="T8">https://opensourse-demo.orangehrmlive.com/</text:span></text:a><text:span text:style-name="T9"><text:s/>)</text:span></text:p>
      <text:p text:style-name="Standard"><text:span text:style-name="T10">3) Enter username (Admin)</text:span><text:span text:style-name="T11"><text:line-break/></text:span><text:span text:style-name="T12">4) Enter password (admin123)</text:span><text:span text:style-name="T13"><text:line-break/></text:span><text:span text:style-name="T14">5) Click on Login</text:span><text:span text:style-name="T15"><text:line-break/></text:span><text:span text:style-name="T16">6) Capture title of the home page. (Actual title)</text:span><text:span text:style-name="T17"><text:line-break/></text:span><text:span text:style-name="T18">7) Verify title of the page: OrangeHRM <text:s text:c="7"/>(Expected)</text:span><text:span text:style-name="T19"><text:line-break/></text:span><text:span text:style-name="T20">8) Close Browser</text:span><text:span text:style-name="T21"><text:line-break/></text:span><text:span text:style-name="T22">-------------------------------------------------------------------</text:span><text:span text:style-name="T23"><text:line-break/></text:span><text:span text:style-name="T24"><text:line-break/></text:span><text:span text:style-name="T25"><text:line-break/></text:span><text:span text:style-name="T26">1) At the beginning we import webdriver from selenium. Now we can reach all the classes, methods. <text:s/></text:span><text:span text:style-name="T27">(</text:span><text:span text:style-name="T28">from selenium import webdriver)</text:span></text:p>
      <text:p text:style-name="Standard"><text:span text:style-name="T29"><text:line-break/></text:span><text:span text:style-name="T30">also we need to import this addition of the library<text:s/></text:span><text:span text:style-name="T31">from<text:s/></text:span><text:span text:style-name="T32">selenium.webdriver.common.by import By</text:span></text:p>
      <text:p text:style-name="P33"><text:line-break/>for finding the elements on the web page<text:line-break/></text:p>
      <text:p text:style-name="Standard"><text:span text:style-name="T34"><text:line-break/></text:span><text:span text:style-name="T35">Where webdriver is a module and selenium is a package actually.</text:span><text:span text:style-name="T36"><text:line-break/></text:span><text:span text:style-name="T37"><text:line-break/></text:span><text:span text:style-name="T38">So I than write the following statement:<text:s/></text:span><text:span text:style-name="T39">driver = webdriver.Chrome()</text:span><text:span text:style-name="T40"><text:line-break/></text:span></text:p>
      <text:p text:style-name="Standard"><text:span text:style-name="T41">Where driver is an object of Chrome() class.</text:span><text:span text:style-name="T42"><text:line-break/></text:span><text:span text:style-name="T43">And this Chrome() class has a constructor with parameter, and this parameter should be the path to the webdriver (.exe file)<text:s/></text:span><text:span text:style-name="T44"><text:line-break/></text:span><text:span text:style-name="T45"><text:line-break/></text:span><text:span text:style-name="T46">"C:/Users/danil/Desktop/automated_testing/Selenium Web Automation/SeleniumPython_PavanCourse/WebDrivers/chromedriver.exe"</text:span><text:span text:style-name="T47"><text:line-break/></text:span><text:span text:style-name="T48"><text:line-break/></text:span></text:p>
      <text:p text:style-name="Standard"><text:span text:style-name="T49">And we also can specify key word executable_path which is not nessesary</text:span><text:span text:style-name="T50"><text:line-break/></text:span><text:span text:style-name="T51">These actions will automatically launch our browser.</text:span><text:span text:style-name="T52"><text:line-break/></text:span><text:span text:style-name="T53"><text:line-break/></text:span><text:span text:style-name="T54"><text:line-break/></text:span><text:span text:style-name="T55">2) Now we can access multiple types of methods through driver(object)</text:span><text:span text:style-name="T56"><text:line-break/></text:span><text:span text:style-name="T57"><text:line-break/></text:span><text:span text:style-name="T58">so I'm typing: driver.get(</text:span><text:span text:style-name="T59">“<text:s/></text:span><text:span text:style-name="T60">https://opensource-demo.orangehrmlive.com/”</text:span><text:span text:style-name="T61">)</text:span></text:p>
      <text:p text:style-name="P62"/>
      <text:p text:style-name="P63">and run the code → it's perfectly fine.<text:line-break/></text:p>
      <text:p text:style-name="Standard"><text:span text:style-name="T64"><text:line-break/></text:span><text:span text:style-name="T65">3) for this step we<text:s/></text:span><text:span text:style-name="T66">first have to identify web-element on the page. So move to inspect code pop up window and try to capture username field (because we gotta put the information to this particular field), once we understand how to retrieve start writing code (this method will be used as an option):</text:span><text:span text:style-name="T67"><text:line-break/></text:span><text:span text:style-name="T68"><text:line-break/></text:span><text:span text:style-name="T69">driver.find_element(By.NAME, "username").send_keys(</text:span><text:span text:style-name="T70">"Admin"</text:span><text:span text:style-name="T71">)</text:span><text:span text:style-name="T72"><text:line-break/></text:span><text:span text:style-name="T73"><text:line-break/></text:span><text:span text:style-name="T74">where we find element by name and after send the “Admin” word to this field.</text:span></text:p>
      <text:p text:style-name="P75"/>
      <text:p text:style-name="Standard"><text:span text:style-name="T76"><text:line-break/></text:span><text:span text:style-name="T77"><text:line-break/></text:span><text:span text:style-name="T78">4) Password will work the same way.</text:span><text:span text:style-name="T79"><text:line-break/></text:span><text:span text:style-name="T80"><text:line-break/></text:span><text:span text:style-name="T81">driver.find_element(By.NAME, "password").send_keys("admin123")</text:span></text:p>
      <text:p text:style-name="P82"><text:line-break/><text:line-break/>5)Click on the login button:<text:line-break/>here I tried to find my element by class namr:</text:p>
      <text:p text:style-name="PreformattedText"><text:span text:style-name="T83">driver.find_element(By.CLASS_NAME, "orangehrm-login-button").click()</text:span></text:p>
      <text:p text:style-name="PreformattedText"><text:span text:style-name="T84"><text:line-break/></text:span><text:span text:style-name="T85"><text:line-break/></text:span><text:span text:style-name="T86"><text:line-break/></text:span><text:span text:style-name="T87">6) Now we have to capture the title of the web page</text:span><text:span text:style-name="T88"><text:line-break/></text:span><text:span text:style-name="T89"><text:line-break/></text:span><text:span text:style-name="T90">act_title = driver.title, <text:s text:c="2"/>where driver.title is just a variable</text:span><text:span text:style-name="T91"><text:line-break/></text:span><text:span text:style-name="T92"><text:line-break/></text:span></text:p>
      <text:p text:style-name="PreformattedText"><text:span text:style-name="T93">7) through the browser define the expected title value:</text:span><text:span text:style-name="T94"><text:line-break/></text:span><text:span text:style-name="T95"><text:line-break/></text:span><text:span text:style-name="T96">exp_title = "OrangeHRM"</text:span></text:p>
      <text:p text:style-name="PreformattedText"><text:span text:style-name="T97"><text:line-break/></text:span><text:span text:style-name="T98">And now comparing titles will be conducted:</text:span><text:span text:style-name="T99"><text:line-break/></text:span><text:span text:style-name="T100"><text:line-break/></text:span><text:span text:style-name="T101">if<text:s/></text:span><text:span text:style-name="T102">act_title == exp_title:</text:span></text:p>
      <text:p text:style-name="P103"><text:span text:style-name="T104"><text:s text:c="4"/></text:span><text:span text:style-name="T105">print</text:span><text:span text:style-name="T106">(</text:span><text:span text:style-name="T107">"Login Test Passed"</text:span><text:span text:style-name="T108">)</text:span></text:p>
      <text:p text:style-name="P109"><text:span text:style-name="T110">else</text:span><text:span text:style-name="T111">:</text:span></text:p>
      <text:p text:style-name="P112"><text:span text:style-name="T113"><text:s text:c="4"/></text:span><text:span text:style-name="T114">print</text:span><text:span text:style-name="T115">(</text:span><text:span text:style-name="T116">"Login Test Failed"</text:span><text:span text:style-name="T117">)</text:span></text:p>
      <text:p text:style-name="P118"><text:line-break/><text:line-break/>8) driver.close()<text:line-break/><text:line-break/><text:line-break/>p.s. I also added time library and always set 5-second breaks between all the actions.(Needed)<text:s/><text:line-break/><text:line-break/><text:line-break/></text:p>
      <text:p text:style-name="PreformattedText"><text:span text:style-name="T119">I also may write like this driver = webdriver.Chrome() without giving the path to the<text:s/></text:span><text:span text:style-name="T120">driver(.exe file) if I put this driver in this folder: C:\Users\danil\AppData\Local\Programs\Python\Python310\Scripts</text:span></text:p>
      <text:p text:style-name="P121"/>
      <text:p text:style-name="P122"><text:line-break/><text:line-break/><text:line-break/>Day-2<text:line-break/>---------------------------------------------<text:line-break/>Locators<text:line-break/>----------------------<text:line-break/><text:line-break/>it's really important to identify web-element</text:p>
      <text:p text:style-name="P123">and then to perform an action on this element.<text:line-break/><text:line-break/>To identify the element on some page we use locators.<text:line-break/>We can use different type of locators, not nesessary to pick one specific type (by.id by.name, etc.)<text:line-break/><text:line-break/><text:line-break/>Locators: Id, Name, Linltext, Partiallinktext, ClassName, TagName<text:line-break/><text:line-break/>And also Customized Locators: CSS Selector, Xpath.<text:line-break/><text:line-break/><text:line-break/>To try it out, I created new folder (day2_selenium) and new file in this particular folder(Locators1.py)<text:line-break/><text:line-break/>the beginning of the program is pretty much the same except one little detail, I include one more package:</text:p>
      <text:p text:style-name="P124"/>
      <text:p text:style-name="PreformattedText"><text:span text:style-name="T125">from selenium.webdriver.chrome.service import Service</text:span><text:span text:style-name="T126"><text:line-break/></text:span><text:span text:style-name="T127"><text:line-break/></text:span><text:span text:style-name="T128">and then organize the following strings of code in such way:</text:span><text:span text:style-name="T129"><text:line-break/></text:span><text:span text:style-name="T130"><text:line-break/></text:span><text:span text:style-name="T131">serv_obj = Service("C:/Users/danil/Desktop/automated_testing/Selenium Web Automation/SeleniumPython_PavanCourse/WebDrivers/chromedriver.exe")</text:span></text:p>
      <text:p text:style-name="P132"><text:span text:style-name="T133">driver = webdriver.Chrome(</text:span><text:span text:style-name="T134">service</text:span><text:span text:style-name="T135">=serv_obj)</text:span></text:p>
      <text:p text:style-name="PreformattedText"><text:span text:style-name="T136"><text:line-break/></text:span><text:span text:style-name="T137">then I give that url to get method: https://demo.nopcommerce.com/</text:span></text:p>
      <text:p text:style-name="P138"><text:line-break/><text:line-break/>After it I use this method to maximize the opening window after running the code.<text:line-break/><text:line-break/></text:p>
      <text:p text:style-name="P139">So we are gonna observe<text:s/>every locator which I partly familiar with, but still it's good to repeat.<text:line-break/><text:line-break/><text:line-break/>Often, we use classname or tagname if we want to find several elements oh the page(not one!)<text:line-break/>(New file in pycharm - locators2)<text:line-break/></text:p>
      <text:p text:style-name="P140">So in that case we will use find_elementS (with s in the end) to identify multiple elements.<text:line-break/>F.e. Links = driver.find_elements(By.TAG_NAME, “a”)</text:p>
      <text:p text:style-name="P141">print(len(links))<text:line-break/><text:line-break/>Sliders = driver.find_elements(By.CLASS_NAME, “&lt;name_of_the_class&gt;”)</text:p>
      <text:p text:style-name="Standard"><text:span text:style-name="T142">print(len(sliders))</text:span><text:span text:style-name="T143"><text:line-break/></text:span><text:span text:style-name="T144"><text:line-break/></text:span><text:span text:style-name="T145"><text:line-break/></text:span><text:span text:style-name="T146">If supposedly I use find_element instead of <text:s/>find_elementS, then only first element from the collection will be found.</text:span><text:span text:style-name="T147"><text:line-break/></text:span><text:span text:style-name="T148"><text:line-break/></text:span><text:span text:style-name="T149">-----------------------------------------------------------</text:span><text:span text:style-name="T150"><text:line-break/></text:span><text:span text:style-name="T151"><text:line-break/></text:span><text:span text:style-name="T152">Now we'll consider the CSS selectors. (Locators3)</text:span><text:span text:style-name="T153"><text:line-break/></text:span><text:span text:style-name="T154"><text:line-break/></text:span><text:span text:style-name="T155">CSS Selector combinations</text:span><text:span text:style-name="T156"><text:line-break/></text:span><text:span text:style-name="T157">1) tag, id <text:s/>→ <text:s text:c="3"/>tagname#valueofId <text:s text:c="3"/>→ <text:s text:c="4"/>(f.e.: input#email) <text:s/>OR just (#email)</text:span><text:span text:style-name="T158"><text:line-break/></text:span><text:span text:style-name="T159">2) tag, class <text:s text:c="2"/>→ <text:s text:c="3"/>tagname.valueofClass <text:s text:c="2"/>→ <text:s text:c="2"/>(f.e. input.</text:span><text:span text:style-name="T160">inputtext _55r1 _6luy</text:span><text:span text:style-name="T161"><text:s/>)</text:span><text:span text:style-name="T162"><text:line-break/></text:span><text:span text:style-name="T163">3) tag, attribute <text:s/>→ <text:s text:c="2"/>tagname[attribute=value] <text:s/>→ <text:s text:c="2"/>(f.e. input[</text:span><text:span text:style-name="T164">data-testid=royal_email</text:span><text:span text:style-name="T165">])</text:span><text:span text:style-name="T166"><text:line-break/></text:span><text:span text:style-name="T167">4)<text:s/></text:span><text:span text:style-name="T168">tag, class, attribute <text:s text:c="2"/>→ <text:s/>tagname.valueofClass[attribute=value] <text:s/>→ <text:s/>(f.e. input.inputtext[</text:span><text:span text:style-name="T169">data-testid="royal_pass"</text:span><text:span text:style-name="T170"><text:s/></text:span><text:span text:style-name="T171">]</text:span><text:span text:style-name="T172"><text:line-break/></text:span><text:span text:style-name="T173"><text:line-break/></text:span><text:span text:style-name="T174">but here tag is optional it's just a case.</text:span><text:span text:style-name="T175"><text:line-break/></text:span><text:span text:style-name="T176"><text:line-break/></text:span><text:span text:style-name="T177">If there are two elements suitable for locator and we use find_element method, we will stick to the first one founded on the web page.</text:span><text:span text:style-name="T178"><text:line-break/></text:span><text:span text:style-name="T179">---------------------------------------------------------------------</text:span><text:span text:style-name="T180"><text:line-break/></text:span><text:span text:style-name="T181"><text:line-break/></text:span><text:span text:style-name="T182">Day-3</text:span></text:p>
      <text:p text:style-name="P183">--------------------------------------<text:line-break/><text:line-break/>Xpath – XML Path<text:line-break/>so we use XML Language(expressions) to find an element on the web page.<text:line-break/><text:line-break/>XPATH is used to find any location of any element on a web page using HTML DOM structure.<text:line-break/><text:line-break/>DOM -Document Object Model<text:line-break/>DOM -is an API provided by the browser.</text:p>
      <text:p text:style-name="P184">When a web page is loaded, the browser creates a DOM of the page.<text:line-break/><text:line-break/>So Xpath will navigate through the DOM to find an element. And DOM internally is being creating according to the HTML code.<text:line-break/><text:line-break/><text:line-break/>Xpath – is an address of the element.<text:line-break/><text:line-break/><text:line-break/>We have 2 kinds of XPATH:</text:p>
      <text:p text:style-name="P185"/>
      <text:p text:style-name="P186">1)Absolute/Full xpath</text:p>
      <text:p text:style-name="P187"><text:tab/>Ex: <text:s text:c="3"/>/html/body/nav/div/div[2]/div[2]/ul/li[2]/a/button</text:p>
      <text:p text:style-name="P188"/>
      <text:p text:style-name="P189">2)Relative/Partial xpath<text:line-break/><text:tab/>Ex: <text:s text:c="3"/>//*[@id="navbarSupportedContent"]/div[2]/ul/li[2]/a/button<text:line-break/><text:line-break/><text:line-break/>Diff between Absolute &amp; Relativw Xpaths:<text:line-break/>-------------------------------<text:line-break/><text:line-break/>1) Absolute xpath starts from html root node<text:line-break/><text:s text:c="4"/>Relative xpath directly jump to the element on DOM(first finds element with id or other attributes and after it goes down to the certain el.)<text:line-break/><text:line-break/>2) Absolute xpath starts with /<text:line-break/><text:s text:c="4"/>Relative xpath starts with //<text:line-break/><text:line-break/>3) in Absolute xpath we use only tags(nodes)<text:line-break/><text:s text:c="4"/>in Relative xpath we use attributes.<text:line-break/>---------------------------------------------------------------<text:line-break/></text:p>
      <text:p text:style-name="P190">How to write xpath manually:</text:p>
      <text:p text:style-name="P191"/>
      <text:p text:style-name="P192">/html/body/div[6]/div[1]/div[1]div[2]/div[1]/ul/li[1]/a</text:p>
      <text:p text:style-name="P193"/>
      <text:p text:style-name="P194">syntax of writing relative xpath:</text:p>
      <text:p text:style-name="Standard"><text:span text:style-name="T195">------</text:span><text:span text:style-name="T196"><text:line-break/></text:span><text:span text:style-name="T197">//*[@attribute='value']</text:span><text:span text:style-name="T198"><text:line-break/></text:span><text:span text:style-name="T199">//*[@id='small-searchterms'] <text:s/>or //input[@id='small-searchterms']</text:span></text:p>
      <text:p text:style-name="Standard"><text:span text:style-name="T200">--------------------------------------------</text:span><text:span text:style-name="T201"><text:line-break/></text:span><text:span text:style-name="T202">How to capture xpath automatically:</text:span></text:p>
      <text:p text:style-name="P203">------------------------------<text:line-break/>1) Firebug, firepath (extensions) <text:s/>→ <text:s/>firefox <text:s/>→ <text:s/>deprecated now <text:s/></text:p>
      <text:p text:style-name="P204">2) Right click on an element(in devtools - html code) → copy xpath<text:line-break/>3) SelectorsHub.com</text:p>
      <text:p text:style-name="P205"/>
      <text:p text:style-name="P206">----------------------------------<text:line-break/>Why Relative Xpath is more preferable than Full Xpath<text:line-break/>if developer introduced new element or change the locations of the element, then absolute xpath will be broken</text:p>
      <text:p text:style-name="P207"/>
      <text:p text:style-name="P208"/>
      <text:p text:style-name="P209">There some options also<text:line-break/>------------------------------<text:line-break/>and<text:line-break/>or<text:line-break/>contains()</text:p>
      <text:p text:style-name="P210">starts-with()</text:p>
      <text:p text:style-name="P211">text()<text:line-break/><text:line-break/>so let's consider those options more detailed:<text:line-break/><text:line-break/>OR: <text:s/>driver.find_element(By.XPATH, “//input[@name='organization' or @placeholder='Org']”)<text:line-break/></text:p>
      <text:p text:style-name="P212">so one of the attributes can be found and everythings gonna be okay<text:line-break/><text:line-break/>AND: <text:s/>driver.find_element(By.XPATH, “//input[@name='organization' and @placeholder='Org']”)<text:line-break/><text:line-break/>so in this case it should match with both attributes<text:line-break/><text:line-break/><text:line-break/>CONTAINS(), STARTS-WITH()<text:line-break/><text:line-break/>//*[contains(@id, st)]</text:p>
      <text:p text:style-name="P213">//*[starts-with(@id, 'st') <text:s text:c="3"/><text:line-break/><text:line-break/><text:s text:c="5"/>in these both cases, I use functions: contains() shows that there's some id by this element and this particular id contains 'st' part.<text:line-break/><text:line-break/>Starts-with function demonstrate that some element has an id attribute which starts with 'st'.<text:line-break/><text:line-break/>And text() also presneted in the file XPAthDemo.py(day 3) – refer to this file.</text:p>
      <text:p text:style-name="P214"/>
      <text:p text:style-name="P215">--------------------------------------------------------------<text:line-break/><text:line-break/><text:line-break/>Day-4</text:p>
      <text:p text:style-name="P216">------------------------------<text:line-break/>Xpath axes<text:line-break/><text:line-break/>-----------------<text:line-break/><text:line-break/>self</text:p>
      <text:p text:style-name="P217">parent</text:p>
      <text:p text:style-name="P218">child</text:p>
      <text:p text:style-name="P219">ancestor</text:p>
      <text:p text:style-name="P220">descendant<text:line-break/></text:p>
      <text:p text:style-name="P221">following</text:p>
      <text:p text:style-name="P222">following-sibling<text:line-break/></text:p>
      <text:p text:style-name="P223">preceding</text:p>
      <text:p text:style-name="P224">preceding-sibling</text:p>
      <text:p text:style-name="P225"/>
      <text:p text:style-name="P226">So basically we can access any node taking by base node - another node using keywords above</text:p>
      <text:p text:style-name="P227"/>
      <text:p text:style-name="Standard"><text:span text:style-name="T228">So I folded out everything in the (day4_selenium) so refer to this directory</text:span><text:span text:style-name="T229"><text:line-break/></text:span><text:span text:style-name="T230"><text:line-break/></text:span><text:span text:style-name="T231">Syntax looks smth like that:<text:s/></text:span><text:span text:style-name="T232">preceding_siblings = driver.find_elements(By.XPATH, "//a[contains(text(), 'Godrej Agrovet L')]/ancestor::tr/preceding-sibling::tr")</text:span></text:p>
      <text:p text:style-name="P233"/>
      <text:p text:style-name="P234">------------------------------------------------------------<text:line-break/><text:line-break/></text:p>
      <text:p text:style-name="P235"/>
      <text:p text:style-name="P236"/>
      <text:p text:style-name="P237">Day-5</text:p>
      <text:p text:style-name="P238">-------------------------------------<text:line-break/></text:p>
      <text:p text:style-name="P239">Work with commands:<text:line-break/>Categories:</text:p>
      <text:p text:style-name="P240"><text:line-break/>1) application commands</text:p>
      <text:p text:style-name="P241">2) conditional commands</text:p>
      <text:p text:style-name="P242">3) browser commands</text:p>
      <text:p text:style-name="P243">4) navigational commands</text:p>
      <text:p text:style-name="P244">5) wait commands<text:line-break/><text:line-break/>-----------------------<text:line-break/><text:line-break/>application commands:<text:line-break/>------------</text:p>
      <text:p text:style-name="P245"/>
      <text:p text:style-name="P246">get() <text:s/>-opening the app URL<text:line-break/>title <text:s/>- to capture the title of the current page</text:p>
      <text:p text:style-name="P247">current_url <text:s/>- to capture the current url of the web page</text:p>
      <text:p text:style-name="P248">page_source <text:s/>- to capture the sourse code<text:line-break/><text:line-break/><text:line-break/>Quite simple commands, nothing specific in them:<text:line-break/>syntax like that:<text:line-break/><text:line-break/></text:p>
      <text:p text:style-name="P249">print(driver.title)</text:p>
      <text:p text:style-name="P250"><text:span text:style-name="T251">print</text:span><text:span text:style-name="T252">(driver.current_url)</text:span></text:p>
      <text:p text:style-name="P253"><text:span text:style-name="T254">print</text:span><text:span text:style-name="T255">(driver.page_source)</text:span></text:p>
      <text:p text:style-name="P256">-----------------------------------------<text:line-break/><text:line-break/>Conditional commands</text:p>
      <text:p text:style-name="P257">-------------------------------<text:line-break/><text:line-break/>is_displayed() - method</text:p>
      <text:p text:style-name="P258">is_enabled() - method</text:p>
      <text:p text:style-name="P259">is_selected() - method<text:line-break/><text:line-break/>For checking the status of the element, f.e. To check if element is present on the webpage(is_displayed()) → boolean<text:line-break/>Sometimes element is presented, but I can not input anything, so is_enabled comes to the picture here <text:s text:c="2"/>→ boolean<text:line-break/><text:line-break/>is_selected() method is really useful on radiobutton schemas, or multiple checkboxes<text:line-break/>→ boolean</text:p>
      <text:p text:style-name="P260"/>
      <text:p text:style-name="P261">--------------------------------------------<text:line-break/><text:line-break/>Browser comands<text:line-break/>-----------------------<text:line-break/><text:line-break/>close() <text:s/>- close single browser window (whichever application driver is focused on)</text:p>
      <text:p text:style-name="P262">quit() - close multiple browser windows (this will kill the process)<text:line-break/><text:line-break/><text:line-break/>----------------------------------------------------------<text:line-break/><text:line-break/>Navigational commands</text:p>
      <text:p text:style-name="P263">-------------------------------<text:line-break/><text:line-break/>back()</text:p>
      <text:p text:style-name="P264">forward()</text:p>
      <text:p text:style-name="P265">refresh()</text:p>
      <text:p text:style-name="P266"/>
      <text:p text:style-name="Standard"><text:span text:style-name="T267">--------------------------------------</text:span><text:span text:style-name="T268"><text:line-break/></text:span><text:span text:style-name="T269"><text:line-break/></text:span><text:span text:style-name="T270">driver.back() <text:s text:c="2"/># browser goes back to the snapdeal (it's like click on arrow &lt;- )</text:span></text:p>
      <text:p text:style-name="P271"><text:span text:style-name="T272">driver.forward() <text:s/></text:span><text:span text:style-name="T273"># browser goes forward to the amazon (it's like click on arrow -&gt; )</text:span></text:p>
      <text:p text:style-name="P274"><text:span text:style-name="T275">driver.refresh() <text:s/></text:span><text:span text:style-name="T276"># just reloading the page</text:span></text:p>
      <text:p text:style-name="P277">--------------------------------------------------<text:line-break/>before discussing the wait elements let's concentrate on other topics.<text:line-break/></text:p>
      <text:p text:style-name="P278"><text:s/><text:line-break/>Difference between find_element() and find_elements()</text:p>
      <text:p text:style-name="Standard"><text:span text:style-name="T279">(</text:span><text:span text:style-name="T280">FindElementVersusFindElements.py file of day5_selenium)<text:s/></text:span><text:span text:style-name="T281"><text:line-break/></text:span><text:span text:style-name="T282"><text:line-break/></text:span><text:span text:style-name="T283">Now let's consider another versus</text:span><text:span text:style-name="T284"><text:line-break/></text:span><text:span text:style-name="T285"><text:line-break/></text:span><text:span text:style-name="T286">Text Versus get_attribute('value')</text:span><text:span text:style-name="T287"><text:line-break/></text:span><text:span text:style-name="T288"><text:line-break/></text:span><text:span text:style-name="T289">quite simple difference, text we can use only use if there's some inner text existing for this element, so the text feature will capture the inner text (f.e. driver.find_element(.....).text),<text:s/></text:span><text:span text:style-name="T290"><text:line-break/></text:span><text:span text:style-name="T291">otherwise NOT!</text:span><text:span text:style-name="T292"><text:line-break/></text:span><text:span text:style-name="T293"><text:line-break/></text:span><text:span text:style-name="T294"><text:line-break/></text:span><text:span text:style-name="T295">And get_attribute('value') will extract the value attribute from this particular element. If I had written the id inside brackets I would have received the id of thee element(input, div or whatever it is).<text:s/></text:span><text:span text:style-name="T296"><text:line-break/></text:span><text:span text:style-name="T297">---------------------------------------------------------</text:span><text:span text:style-name="T298"><text:line-break/></text:span><text:span text:style-name="T299"><text:line-break/></text:span><text:span text:style-name="T300"><text:line-break/></text:span><text:span text:style-name="T301"><text:line-break/></text:span><text:span text:style-name="T302"><text:line-break/></text:span><text:span text:style-name="T303">Day-6</text:span></text:p>
      <text:p text:style-name="P304">--------------------------------------------------------<text:line-break/><text:line-break/>wait commands</text:p>
      <text:p text:style-name="P305">--------------------<text:line-break/><text:line-break/>synchronization problems:<text:line-break/><text:line-break/>sometimes my application is running too fast, and my code can not get in time to execute some single string of code(because particular element has not presented on the web page yet), so in such case I have to provide some time to wait while the web page is loaded completely, that's wait commands come to the picture.<text:line-break/><text:line-break/>Or of course we can use time.sleep() statement but it is not supported by selenium, they are python commands exactly(from time package)</text:p>
      <text:p text:style-name="P306"/>
      <text:p text:style-name="P307">-------</text:p>
      <text:p text:style-name="P308">1) implicit wait<text:line-break/>2) explicit wait</text:p>
      <text:p text:style-name="Standard"><text:span text:style-name="T309">-------------------------</text:span><text:span text:style-name="T310"><text:line-break/></text:span><text:span text:style-name="T311"><text:line-break/></text:span><text:span text:style-name="T312">1) Implicit wait I define I the beginning of my code (</text:span><text:span text:style-name="T313"><text:line-break/></text:span><text:span text:style-name="T314">driver.get("https://www.google.com/")</text:span></text:p>
      <text:p text:style-name="P315"><text:span text:style-name="T316">driver.implicitly_wait(</text:span><text:span text:style-name="T317">10</text:span><text:span text:style-name="T318">) <text:s/></text:span><text:span text:style-name="T319"># 10 seconds</text:span></text:p>
      <text:p text:style-name="P320">)<text:line-break/>In that case this implicit wait will be able for all the following<text:s/>statements in my code until driver.quit() or driver.close()</text:p>
      <text:p text:style-name="P321"><text:line-break/><text:line-break/>So implicit wait starts being applicable from that string of code where it is defined.<text:line-break/>And 10 – it's maximum time of waiting for any element, so speed won't be reduced.</text:p>
      <text:p text:style-name="P322"/>
      <text:p text:style-name="P323"/>
      <text:p text:style-name="P324">Advantages</text:p>
      <text:p text:style-name="P325">---------</text:p>
      <text:p text:style-name="P326">a) Single statement (1 string of code)<text:line-break/>b) Performance will not be reduced. (If element is available within the time it proceed to execute further statements.<text:line-break/><text:line-break/>Disadvantages</text:p>
      <text:p text:style-name="P327">--------------<text:line-break/>If the element is not found within 10 sec (as I defined) there's still a chance to get an exception err.</text:p>
      <text:p text:style-name="P328"/>
      <text:p text:style-name="P329">--------------------------------------------------------------<text:line-break/><text:line-break/>2) Explicit wait</text:p>
      <text:p text:style-name="P330"/>
      <text:p text:style-name="P331">It works based on condition...<text:line-break/><text:line-break/>first thing is we gotta import these libraries:<text:s/><text:line-break/></text:p>
      <text:p text:style-name="P332">from selenium.webdriver.support.wait import WebDriverWait</text:p>
      <text:p text:style-name="P333"><text:span text:style-name="T334">from<text:s/></text:span><text:span text:style-name="T335">selenium.webdriver.support<text:s/></text:span><text:span text:style-name="T336">import<text:s/></text:span><text:span text:style-name="T337">expected_conditions<text:s/></text:span><text:span text:style-name="T338">as<text:s/></text:span><text:span text:style-name="T339">EC</text:span></text:p>
      <text:p text:style-name="Standard"><text:span text:style-name="T340"><text:line-break/></text:span><text:span text:style-name="T341">and at the beginning of the code define an Object (declare new object) like that:</text:span><text:span text:style-name="T342"><text:line-break/></text:span><text:span text:style-name="T343"><text:line-break/></text:span><text:span text:style-name="T344">mywait = WebDriverWait(driver, 10) # explicit wait declaration</text:span></text:p>
      <text:p text:style-name="P345"/>
      <text:p text:style-name="Standard"><text:span text:style-name="T346">then use such statement(or there are many of them in this library):</text:span><text:span text:style-name="T347"><text:line-break/></text:span><text:span text:style-name="T348">link = mywait.until(EC.presence_of_element_located(ess_el))</text:span><text:span text:style-name="T349"><text:line-break/></text:span><text:span text:style-name="T350">where ess_el = &lt;some defined element on the web page&gt;</text:span><text:span text:style-name="T351"><text:line-break/></text:span><text:span text:style-name="T352"><text:line-break/></text:span><text:span text:style-name="T353">and after it perform the action on the link: lin</text:span><text:span text:style-name="T354">k</text:span><text:span text:style-name="T355">.click() - for example.</text:span><text:span text:style-name="T356"><text:line-break/></text:span><text:span text:style-name="T357"><text:line-break/></text:span><text:span text:style-name="T358"><text:line-break/></text:span><text:span text:style-name="T359"><text:line-break/></text:span><text:span text:style-name="T360">Advantages:</text:span></text:p>
      <text:p text:style-name="P361">-------</text:p>
      <text:p text:style-name="Standard"><text:span text:style-name="T362">More effectively</text:span><text:span text:style-name="T363"><text:line-break/></text:span><text:span text:style-name="T364"><text:line-break/></text:span><text:span text:style-name="T365">Disadvantages:</text:span><text:span text:style-name="T366"><text:line-break/></text:span><text:span text:style-name="T367">-------</text:span><text:span text:style-name="T368"><text:line-break/></text:span><text:span text:style-name="T369">Mult. Places we have to write code</text:span><text:span text:style-name="T370"><text:line-break/></text:span><text:span text:style-name="T371">Difficulties</text:span><text:span text:style-name="T372"><text:line-break/></text:span><text:span text:style-name="T373"><text:line-break/></text:span><text:span text:style-name="T374">And there's a few more options on declaring new object (we can add pool_frequency parameter and ignored_exceptions parameter:</text:span><text:span text:style-name="T375"><text:line-break/></text:span><text:span text:style-name="T376"><text:line-break/></text:span><text:span text:style-name="T377"><text:line-break/></text:span><text:span text:style-name="T378">mywait=WebDriverWait(driver, 10, pool_frequency=2, ignored exceptions=[NoSuchElementException, ElementNotVisibleException, Exception])</text:span></text:p>
      <text:p text:style-name="P379"/>
      <text:p text:style-name="P380">--------------------------------------------------<text:line-break/><text:line-break/><text:line-break/><text:line-break/><text:line-break/>Day-7</text:p>
      <text:p text:style-name="P381">------------------------------------------------<text:line-break/><text:line-break/>Work with Web Elements (checkboxes, radiobuttons, drop-down, etc.)<text:line-break/><text:line-break/>Quite simple exercises are presented in the file of day7_selenium (handlecheckbox.py)<text:line-break/><text:line-break/>---------------------<text:line-break/><text:line-break/>Links</text:p>
      <text:p text:style-name="P382">----------<text:line-break/>1)internal (leads to some content and stays on this page)</text:p>
      <text:p text:style-name="P383">2)external (goes to another web-page → url changes)</text:p>
      <text:p text:style-name="Standard"><text:span text:style-name="T384">3)broken link <text:s/>(doesn't have any target page)</text:span><text:span text:style-name="T385"><text:line-break/></text:span><text:span text:style-name="T386"><text:line-break/></text:span><text:span text:style-name="T387">Internal and external link connected work is pretty easy, but to find broken links I dug a little deeper, and first I imported library called requests.</text:span><text:span text:style-name="T388"><text:line-break/></text:span><text:span text:style-name="T389"><text:line-break/></text:span><text:span text:style-name="T390">Then I found all the links on the web page, the sort out the broken links like that:</text:span><text:span text:style-name="T391"><text:line-break/></text:span><text:span text:style-name="T392"><text:line-break/></text:span><text:span text:style-name="T393">allLinks = driver.find_elements(By.TAG_NAME, 'a')</text:span></text:p>
      <text:p text:style-name="P394"><text:span text:style-name="T395">count =<text:s/></text:span><text:span text:style-name="T396">0</text:span></text:p>
      <text:p text:style-name="P397"><text:span text:style-name="T398">for<text:s/></text:span><text:span text:style-name="T399">link<text:s/></text:span><text:span text:style-name="T400">in<text:s/></text:span><text:span text:style-name="T401">allLinks:</text:span></text:p>
      <text:p text:style-name="P402"><text:span text:style-name="T403"><text:s text:c="4"/></text:span><text:span text:style-name="T404">url = link.get_attribute(</text:span><text:span text:style-name="T405">'href'</text:span><text:span text:style-name="T406">)</text:span></text:p>
      <text:p text:style-name="P407"><text:span text:style-name="T408"><text:s text:c="4"/></text:span><text:span text:style-name="T409">try</text:span><text:span text:style-name="T410">:</text:span></text:p>
      <text:p text:style-name="P411"><text:span text:style-name="T412"><text:s text:c="8"/></text:span><text:span text:style-name="T413">res = requests.head(url)</text:span></text:p>
      <text:p text:style-name="P414"><text:span text:style-name="T415"><text:s text:c="4"/></text:span><text:span text:style-name="T416">except</text:span><text:span text:style-name="T417">:</text:span></text:p>
      <text:p text:style-name="P418"><text:span text:style-name="T419"><text:s text:c="8"/></text:span><text:span text:style-name="T420">None</text:span></text:p>
      <text:p text:style-name="P421"><text:span text:style-name="T422"><text:s text:c="4"/></text:span><text:span text:style-name="T423">if<text:s/></text:span><text:span text:style-name="T424">res.status_code &gt;=<text:s/></text:span><text:span text:style-name="T425">400</text:span><text:span text:style-name="T426">:</text:span></text:p>
      <text:p text:style-name="P427"><text:span text:style-name="T428"><text:s text:c="8"/></text:span><text:span text:style-name="T429">print</text:span><text:span text:style-name="T430">(url</text:span><text:span text:style-name="T431">,<text:s/></text:span><text:span text:style-name="T432">" is broken link"</text:span><text:span text:style-name="T433">)</text:span></text:p>
      <text:p text:style-name="P434"><text:span text:style-name="T435"><text:s text:c="8"/></text:span><text:span text:style-name="T436">count +=</text:span><text:span text:style-name="T437">1</text:span></text:p>
      <text:p text:style-name="P438"><text:span text:style-name="T439"><text:s text:c="4"/></text:span><text:span text:style-name="T440">else</text:span><text:span text:style-name="T441">:</text:span></text:p>
      <text:p text:style-name="P442"><text:span text:style-name="T443"><text:s text:c="8"/></text:span><text:span text:style-name="T444">print</text:span><text:span text:style-name="T445">(url</text:span><text:span text:style-name="T446">,<text:s/></text:span><text:span text:style-name="T447">" is valid link"</text:span><text:span text:style-name="T448">)</text:span></text:p>
      <text:p text:style-name="P449">filename is handlebrokenlinks.py <text:s/>(day7_selenium)</text:p>
      <text:p text:style-name="P450"/>
      <text:p text:style-name="P451"/>
      <text:p text:style-name="P452"/>
      <text:p text:style-name="P453"><text:s/>---------------------------------------------------<text:line-break/><text:line-break/>drop-down element</text:p>
      <text:p text:style-name="Standard"><text:span text:style-name="T454">---------------------------</text:span><text:span text:style-name="T455"><text:line-break/></text:span><text:span text:style-name="T456"><text:line-break/></text:span><text:span text:style-name="T457">Here I'm using new module Select:</text:span><text:span text:style-name="T458"><text:line-break/></text:span><text:span text:style-name="T459"><text:line-break/></text:span><text:span text:style-name="T460">from selenium.webdriver.support.select import Select</text:span><text:span text:style-name="T461"><text:line-break/></text:span><text:span text:style-name="T462"><text:line-break/></text:span><text:span text:style-name="T463"><text:line-break/></text:span><text:span text:style-name="T464">after it I try to find the drop-down element and put into the Select object:</text:span><text:span text:style-name="T465"><text:line-break/></text:span><text:span text:style-name="T466"><text:line-break/></text:span><text:span text:style-name="T467">drpcars_el = driver.find_element(By.XPATH,<text:s/></text:span><text:span text:style-name="T468">"//select[@id='cars']")</text:span></text:p>
      <text:p text:style-name="P469">drpcars = Select(drpcars_el)</text:p>
      <text:p text:style-name="P470">so after it I can work and choose different options of this drop-down (select_by_value, select_by_index, etc.)<text:line-break/><text:line-break/><text:line-break/>drpcars.options – so every Select object has such thing as options , so it'll create a list of web elements.</text:p>
      <text:p text:style-name="P471"/>
      <text:p text:style-name="P472">Just look through the file handledropdown.py (day7_selenium).</text:p>
      <text:p text:style-name="P473"/>
      <text:p text:style-name="P474"/>
      <text:p text:style-name="P475">--------------------------------------------------------------------<text:line-break/><text:line-break/><text:line-break/><text:line-break/><text:line-break/>Day-8</text:p>
      <text:p text:style-name="P476">---------------------------------------------------------<text:line-break/><text:line-break/>Alerts/Pop-ups<text:line-break/><text:line-break/>esssential commands:<text:line-break/><text:line-break/>driver.switch_to.alert (this command switch you on this arisen pop-up window to start handling it)<text:line-break/><text:line-break/>myalert = driver.switch_to.alert<text:line-break/><text:line-break/>myalert.text <text:s/>- captures a text from this pop up window</text:p>
      <text:p text:style-name="P477">myalert.send_keys(“&lt;sometext&gt;”) <text:s/>- input any text in the input field of alert window</text:p>
      <text:p text:style-name="P478">myalert.accept() <text:s/>- <text:s/>click OK</text:p>
      <text:p text:style-name="P479">myalert.dismiss() <text:s/>- click CANCEL<text:line-break/><text:line-break/>Those are the commands to handle alert window <text:s/>- Alerts.py file (day8_selenium)<text:line-break/><text:line-break/><text:line-break/><text:line-break/><text:line-break/>------------------------------------<text:line-break/><text:line-break/>Authentication pop-up</text:p>
      <text:p text:style-name="Standard"><text:span text:style-name="T480">-----------------------------</text:span><text:span text:style-name="T481"><text:line-break/></text:span><text:span text:style-name="T482"><text:line-break/></text:span><text:a xlink:href="http://the-internet.herokuapp.com/basic_auth" office:target-frame-name="_top" xlink:show="replace"><text:span text:style-name="T483">http://the-internet.herokuapp.com/basic_auth</text:span></text:a><text:span text:style-name="T484"><text:s text:c="3"/>- working url</text:span><text:span text:style-name="T485"><text:line-break/></text:span><text:span text:style-name="T486"><text:line-break/></text:span><text:span text:style-name="T487">so sometimes a system asks us to provide credentials (username and password) for opening the application. In such case we gotta run the code along with get method and inject our credentials inside the url</text:span><text:span text:style-name="T488"><text:line-break/></text:span><text:span text:style-name="T489"><text:line-break/></text:span><text:span text:style-name="T490">syntax: http://username:password@&lt;rest url part&gt;</text:span></text:p>
      <text:p text:style-name="P491"/>
      <text:p text:style-name="P492">Example: http://admin:admin@the-internet.herokuapp.com/basic_auth</text:p>
      <text:p text:style-name="P493"/>
      <text:p text:style-name="P494">---------------------------------------------------------------<text:line-break/><text:line-break/><text:line-break/><text:line-break/><text:line-break/><text:line-break/>Frames/Iframes</text:p>
      <text:p text:style-name="P495">-----------------------------------------<text:line-break/></text:p>
      <text:p text:style-name="P496">similar command:<text:s/><text:line-break/><text:line-break/>driver.switch_to.frame(name of the frame)</text:p>
      <text:p text:style-name="P497">driver.switch_to.frame(id of the frame)</text:p>
      <text:p text:style-name="P498">driver.switch_to.frame(webelement)</text:p>
      <text:p text:style-name="P499">driver.switch_to.frame(0)<text:line-break/></text:p>
      <text:p text:style-name="Standard"><text:span text:style-name="T500">The element on the web page can be assigned as frame, iframe or form.</text:span><text:span text:style-name="T501"><text:line-break/></text:span><text:span text:style-name="T502"><text:line-break/></text:span><text:span text:style-name="T503">(https://ui.vision/demo/webtest/frames/)</text:span><text:span text:style-name="T504"><text:line-break/></text:span><text:span text:style-name="T505"><text:line-break/></text:span><text:span text:style-name="T506">So after we visit one frame, to communicate with another one, first we gotta exit visited frame by using this particular command:</text:span><text:span text:style-name="T507"><text:line-break/></text:span><text:span text:style-name="T508"><text:line-break/></text:span><text:span text:style-name="T509">driver.switch_to.default_content()</text:span><text:span text:style-name="T510"><text:line-break/></text:span><text:span text:style-name="T511"><text:line-break/></text:span><text:span text:style-name="T512">Look up at the (handleFrames.py file) - day8_selenium</text:span><text:span text:style-name="T513"><text:line-break/></text:span></text:p>
      <text:p text:style-name="P514"/>
      <text:p text:style-name="P515">-------</text:p>
      <text:p text:style-name="P516">inner-frame <text:s/>(https://demo.automationtesting.in/Frames.html)<text:line-break/></text:p>
      <text:p text:style-name="P517">InnerIframe.py file <text:s/>- day8_selenium</text:p>
      <text:p text:style-name="P518"/>
      <text:p text:style-name="P519"/>
      <text:p text:style-name="P520">in Selenium 4 there'c special command available – switch_to.parent_frame() to raise up for one level, jump to one level higher</text:p>
      <text:p text:style-name="P521">-----------------------------------------------------<text:line-break/><text:line-break/><text:line-break/><text:line-break/><text:line-break/>Browser windows</text:p>
      <text:p text:style-name="P522">-------------------------------------------<text:line-break/><text:line-break/>driver.switch_to.window(WindowID)<text:line-break/>WindowID we cannot see at html<text:line-break/>WindowId – dynamic, it generates by launching of window<text:line-break/><text:line-break/>current_window_handle <text:s text:c="4"/>→ Return windowID of single browser window</text:p>
      <text:p text:style-name="P523"/>
      <text:p text:style-name="P524">window_handles <text:s text:c="5"/>→ Return window ID's of multiple browser windows</text:p>
      <text:p text:style-name="P525"/>
      <text:p text:style-name="P526">handleBrowserWindows.py – file in the day8_selenium.<text:line-break/>-------------------------------------------------------------------------------------<text:line-break/><text:line-break/><text:line-break/><text:line-break/><text:line-break/>Day-9</text:p>
      <text:p text:style-name="P527">-----------------------------------</text:p>
      <text:p text:style-name="Standard"><text:span text:style-name="T528"><text:line-break/></text:span><text:span text:style-name="T529">sometimes we have a deal with notifications pop-uo. In such case to bypass them we have to use some<text:s/></text:span><text:span text:style-name="T530">strings of code:</text:span><text:span text:style-name="T531"><text:line-break/></text:span><text:span text:style-name="T532"><text:line-break/></text:span><text:span text:style-name="T533">ops = webdriver.ChromeOptions()</text:span></text:p>
      <text:p text:style-name="P534"><text:span text:style-name="T535">ops.add_argument(</text:span><text:span text:style-name="T536">"--disable-notifications"</text:span><text:span text:style-name="T537">)</text:span></text:p>
      <text:p text:style-name="Standard"><text:span text:style-name="T538">at the very beginning of the program. And also we're adding as a piece of information to the defining of our driver:</text:span><text:span text:style-name="T539"><text:line-break/></text:span><text:span text:style-name="T540"><text:line-break/></text:span><text:span text:style-name="T541">driver =<text:s/></text:span><text:span text:style-name="T542">webdriver.Chrome(service=serv_obj, options=ops)<text:s/></text:span><text:span text:style-name="T543"><text:line-break/></text:span><text:span text:style-name="T544"><text:line-break/></text:span><text:span text:style-name="T545">notificationpopup.py file (day9_selenium)</text:span></text:p>
      <text:p text:style-name="P546">----------------------------<text:line-break/><text:line-break/><text:line-break/><text:line-break/>WebTables<text:s/><text:line-break/>---------------------------------------<text:line-break/><text:line-break/>Static WebTables<text:line-break/>Dynamic WebTable</text:p>
      <text:p text:style-name="P547"/>
      <text:p text:style-name="P548">easy topic – everything is described in WebTable1.py, webTable_dynamic.py (day9_selenium)</text:p>
      <text:p text:style-name="P549"><text:line-break/></text:p>
      <text:p text:style-name="P550">syntax:<text:s/><text:line-break/><text:line-break/>&lt;table&gt;</text:p>
      <text:p text:style-name="P551">&lt;/table&gt;<text:line-break/>----------------------------------------------------<text:line-break/><text:line-break/><text:line-break/><text:line-break/><text:line-break/><text:line-break/><text:line-break/><text:line-break/>Day-10</text:p>
      <text:p text:style-name="P552"><text:span text:style-name="T553">---------------------------</text:span><text:span text:style-name="T554"><text:line-break/></text:span><text:span text:style-name="T555"><text:line-break/></text:span><text:span text:style-name="T556">date-picker/calendar.</text:span><text:span text:style-name="T557"><text:line-break/></text:span><text:span text:style-name="T558">(datepicker1.py – day10_selenium).</text:span><text:span text:style-name="T559"><text:line-break/></text:span><text:span text:style-name="T560"><text:line-break/></text:span><text:span text:style-name="T561"><text:line-break/></text:span><text:a xlink:href="https://www.dummyticket.com/dummy-ticket-for-visa-application/" office:target-frame-name="_top" xlink:show="replace"><text:span text:style-name="T562">https://www.dummyticket.com/dummy-ticket-for-visa-application/</text:span></text:a><text:span text:style-name="T563"><text:s/>- good url for web testing</text:span><text:span text:style-name="T564"><text:line-break/></text:span><text:span text:style-name="T565"><text:line-break/></text:span><text:span text:style-name="T566">(datepicker2.py – day10_selenium</text:span><text:span text:style-name="T567"><text:line-break/></text:span><text:span text:style-name="T568"><text:line-break/></text:span><text:span text:style-name="T569"><text:line-break/></text:span><text:span text:style-name="T570">In these examples we discussed a couple types of calendars, just walk through all the steps in those examples</text:span></text:p>
      <text:p text:style-name="P571">------------------------------------------------------------<text:line-break/><text:line-break/><text:line-break/><text:line-break/><text:line-break/><text:line-break/></text:p>
      <text:p text:style-name="P572">Day-11</text:p>
      <text:p text:style-name="P573">---------------------<text:line-break/>Mouse operations</text:p>
      <text:p text:style-name="P574">------------------------<text:line-break/><text:line-break/>ActionChains – class providing diff options (double-click, drag-drop, right click, mouse hover)</text:p>
      <text:p text:style-name="P575">We are about to consider different types of mouse operations<text:line-break/><text:line-break/>So here we gotta import one class ActionChains from package selenium.webdriver:<text:line-break/></text:p>
      <text:p text:style-name="P576"><text:span text:style-name="T577">from<text:s/></text:span><text:span text:style-name="T578">selenium.webdriver<text:s/></text:span><text:span text:style-name="T579">import<text:s/></text:span><text:span text:style-name="T580">ActionChains</text:span></text:p>
      <text:p text:style-name="P581"/>
      <text:p text:style-name="Standard"><text:span text:style-name="T582"><text:line-break/></text:span><text:span text:style-name="T583">1) Mouse hover <text:s text:c="5"/>move_to_element (element) - method of ActionChains class</text:span><text:span text:style-name="T584"><text:line-break/></text:span><text:span text:style-name="T585"><text:line-break/></text:span><text:span text:style-name="T586">here I create an “act” instance of ActionChains class and put a driver as a parameter</text:span><text:span text:style-name="T587"><text:line-break/></text:span><text:span text:style-name="T588"><text:line-break/></text:span><text:span text:style-name="T589">act = ActionChains(driver)</text:span></text:p>
      <text:p text:style-name="P590">act.move_to_element(Resourses).move_to_element(Product_overview).move_to_element(OrangeProduct).click().perform() <text:s text:c="2"/><text:line-break/><text:line-break/>Perform() – special command for action performance.</text:p>
      <text:p text:style-name="P591"/>
      <text:p text:style-name="P592">MouseHover.py (day11_selenium)</text:p>
      <text:p text:style-name="P593"><text:line-break/><text:line-break/>2) Right click <text:s text:c="7"/>context_click(element) <text:s/>- providing right click of the mouse</text:p>
      <text:p text:style-name="P594"/>
      <text:p text:style-name="P595">act = ActionChains(driver)</text:p>
      <text:p text:style-name="P596">act.context_click(button).perform()</text:p>
      <text:p text:style-name="P597"/>
      <text:p text:style-name="P598">RightClick.py (day11_selenium)</text:p>
      <text:p text:style-name="P599"/>
      <text:p text:style-name="P600"/>
      <text:p text:style-name="P601">3) <text:s/>DoubleClick <text:s text:c="5"/>double_click(element) <text:s/>- <text:s/>generates double-click action</text:p>
      <text:p text:style-name="P602"/>
      <text:p text:style-name="P603"/>
      <text:p text:style-name="P604"/>
      <text:p text:style-name="P605">act = ActionChains(driver)<text:line-break/>act.double_click(button).perform() <text:s/></text:p>
      <text:p text:style-name="P606"/>
      <text:p text:style-name="P607"/>
      <text:p text:style-name="P608">DoubleClick.py (day11_selenium)</text:p>
      <text:p text:style-name="P609"/>
      <text:p text:style-name="P610"/>
      <text:p text:style-name="P611"/>
      <text:p text:style-name="P612">4) Drag-and-drop <text:s text:c="8"/>drag_and_drop(source_el, target_el) <text:s text:c="2"/>- method<text:line-break/><text:line-break/>Here we have to determine source and target elements and then perform the action:<text:line-break/><text:line-break/>act = ActionChains(driver)</text:p>
      <text:p text:style-name="P613">source_el = driver.find_element(By.ID, "box6")</text:p>
      <text:p text:style-name="P614">target_el = driver.find_element(By.ID, "box106")</text:p>
      <text:p text:style-name="P615">act.drag_and_drop(source_el, target_el).perform()</text:p>
      <text:p text:style-name="P616"/>
      <text:p text:style-name="P617">DragandDrop.py (day11_selenium)<text:line-break/><text:line-break/><text:line-break/><text:line-break/>*) also drag-and drop, but <text:s text:c="2"/>here’s drag_and_drop_by_offset(element, X, Y) where</text:p>
      <text:p text:style-name="P618">Element – found slider on a web page, X – x axis, Y – y axis.<text:line-break/><text:line-break/>min_slider = driver.find_element(By.XPATH, "//span[1]") <text:s/># {'x': 59, 'y': 250}</text:p>
      <text:p text:style-name="P619">max_slider = driver.find_element(By.XPATH, "//span[2]") <text:s/># {'x': 545, 'y': 250}</text:p>
      <text:p text:style-name="P620"/>
      <text:p text:style-name="P621">print("Location of sliders before moving.....")</text:p>
      <text:p text:style-name="P622">print(min_slider.location)</text:p>
      <text:p text:style-name="P623">print(max_slider.location)</text:p>
      <text:p text:style-name="P624"/>
      <text:p text:style-name="P625">act = ActionChains(driver)</text:p>
      <text:p text:style-name="P626">act.drag_and_drop_by_offset(min_slider, 100, 0).perform()</text:p>
      <text:p text:style-name="P627">act.drag_and_drop_by_offset(max_slider, -40, 0).perform()</text:p>
      <text:p text:style-name="P628">-----------------------------------------------------------------<text:line-break/></text:p>
      <text:p text:style-name="P629"/>
      <text:p text:style-name="P630"/>
      <text:p text:style-name="P631">Scrolling</text:p>
      <text:p text:style-name="Standard"><text:span text:style-name="T632">------------------</text:span><text:span text:style-name="T633"><text:line-break/></text:span><text:span text:style-name="T634"><text:line-break/></text:span><text:span text:style-name="T635">1</text:span><text:span text:style-name="T636">st</text:span><text:span text:style-name="T637"><text:s/>approach: for some amount of pixels defined by Y axis (using javascript execution):</text:span><text:span text:style-name="T638"><text:line-break/></text:span><text:span text:style-name="T639"><text:line-break/></text:span><text:span text:style-name="T640">driver.execute_script("window.scrollBy(0,3000)", "")</text:span></text:p>
      <text:p text:style-name="Standard"><text:span text:style-name="T641">value =<text:s/></text:span><text:span text:style-name="T642">driver.execute_script("return window.pageYOffset;")</text:span><text:span text:style-name="T643"><text:line-break/></text:span><text:span text:style-name="T644"><text:line-break/></text:span><text:span text:style-name="T645"><text:line-break/></text:span><text:span text:style-name="T646">2</text:span><text:span text:style-name="T647">nd</text:span><text:span text:style-name="T648"><text:s/>approach: Scroll down the page till element is visible</text:span><text:span text:style-name="T649"><text:line-break/></text:span><text:span text:style-name="T650"><text:line-break/></text:span><text:span text:style-name="T651"><text:line-break/></text:span><text:span text:style-name="T652">flag = driver.find_element(By.XPATH, "//img[@alt='Flag of India']")</text:span></text:p>
      <text:p text:style-name="P653">driver.execute_script("arguments[0].scrollIntoView();", flag)</text:p>
      <text:p text:style-name="P654">value = driver.execute_script("return window.pageYOffset;")</text:p>
      <text:p text:style-name="P655"><text:line-break/><text:line-break/></text:p>
      <text:p text:style-name="Standard"><text:span text:style-name="T656">3</text:span><text:span text:style-name="T657">rd</text:span><text:span text:style-name="T658"><text:s/>approach: Scroll down the page till end</text:span></text:p>
      <text:p text:style-name="P659"/>
      <text:p text:style-name="P660">driver.execute_script("window.scrollBy(0,document.body.scrollHeight)")</text:p>
      <text:p text:style-name="P661"/>
      <text:p text:style-name="P662">------------------------------------<text:line-break/><text:line-break/><text:line-break/><text:line-break/><text:line-break/></text:p>
      <text:p text:style-name="P663">Day-12</text:p>
      <text:p text:style-name="P664">----------------------------------------------<text:line-break/><text:line-break/>We can also use ActionChains() class to perform some keyboard actions: Ctrl+C, Ctrl+V, Tab, Enter<text:line-break/>Now look at the file KeyboardActions.py (day12_selenium)</text:p>
      <text:p text:style-name="P665">----------------------------</text:p>
      <text:p text:style-name="P666"><text:line-break/><text:line-break/>How To Download File</text:p>
      <text:p text:style-name="P667">--------------------------------------<text:line-break/><text:line-break/>So now to download some file from the web page to our system, concretely to our specified location I gotta add some special lines of code to my program:<text:line-break/><text:line-break/>first:<text:line-break/><text:line-break/>import os</text:p>
      <text:p text:style-name="P668">location = os.getcwd() # get current working directory<text:line-break/><text:line-break/>Thus I collect current working directory under location variable.<text:line-break/><text:line-break/>Then :<text:line-break/><text:line-break/><text:s text:c="4"/>preferences = {"download.default_directory": location}</text:p>
      <text:p text:style-name="P669"><text:s text:c="4"/>ops = webdriver.ChromeOptions()</text:p>
      <text:p text:style-name="P670"><text:s text:c="4"/>ops.add_experimental_option("prefs", preferences) <text:s/># desired location for downloading</text:p>
      <text:p text:style-name="P671"><text:s text:c="4"/>driver = webdriver.Chrome(service=serv_obj, options=ops)</text:p>
      <text:p text:style-name="P672"/>
      <text:p text:style-name="P673">Hence I’m reaching to save downloaded file exactly here in this directory.<text:line-break/><text:line-break/>I validated this downloading process for diff browsers: chrome, edge, firefox.<text:line-break/><text:line-break/>And in firefox browser there were some others settings, so I had to specify some options.<text:line-break/>So just refer to FileDownload.py(day12_selenium)</text:p>
      <text:p text:style-name="P674">And also don’t forget to take a look at another file – PDFFileDownload.py(Day12_selenium)</text:p>
      <text:p text:style-name="P675">-----------------------------------------------<text:line-break/>How to Upload File<text:line-break/>-----------------------------------<text:line-break/><text:line-break/>For every browser all the steps are the same, so just follow them.<text:line-break/><text:line-break/>Simple thing (there’s file UploadFile.py – day12_selenium)</text:p>
      <text:p text:style-name="P676"/>
      <text:p text:style-name="P677">-------------------------------------------<text:line-break/><text:line-break/><text:line-break/><text:line-break/><text:line-break/>Day-13<text:line-break/>-----------------------------------<text:line-break/><text:line-break/>Boostrap Dropdown<text:line-break/><text:line-break/>use when there’s no select tag on the page. (BootstrapDropDown.py, day13_selenium)</text:p>
      <text:p text:style-name="P678">-------------------------<text:line-break/><text:line-break/><text:line-break/>Screenshot shooting is represented in CaptureScreenShot.py file (day13_selenium)<text:s/><text:line-break/>-------------------------------------<text:line-break/><text:line-break/></text:p>
      <text:p text:style-name="P679">Move to another window and tab, how it works, look at the file TabsAndWindows.py(day13_selenium)<text:line-break/><text:line-break/>Especially pay attention on new Selenium4 commands:<text:line-break/>driver.switch_to.new_window('tab')<text:line-break/><text:line-break/>driver.switch_to.new_window(‘window’)<text:line-break/>-------------------------------------------------------------------<text:line-break/><text:line-break/><text:line-break/>How to handle cookies<text:line-break/></text:p>
      <text:p text:style-name="Standard"><text:span text:style-name="T680">Cookie ---------------</text:span><text:span text:style-name="T681"></text:span><text:span text:style-name="T682"><text:s/>name,value,expiry date,…..</text:span><text:span text:style-name="T683"><text:line-break/></text:span><text:span text:style-name="T684"><text:line-break/></text:span><text:span text:style-name="T685">Operations on deleting adding, counting look at the file HandleCookies.py (day13_selenium)</text:span><text:span text:style-name="T686"><text:line-break/></text:span><text:span text:style-name="T687">--------------------------------</text:span><text:span text:style-name="T688"><text:line-break/></text:span><text:span text:style-name="T689"><text:line-break/></text:span><text:span text:style-name="T690"><text:line-break/></text:span><text:span text:style-name="T691"><text:line-break/></text:span><text:span text:style-name="T692">Headless mode</text:span><text:span text:style-name="T693"><text:line-break/></text:span></text:p>
      <text:p text:style-name="P694">This is a mode when your browser doesn’t launch, but all operations is being completed, you just can’t observe them if you use headless mode; for detailed info refer to Headlesstesting.py file in the day13_selenium directory.<text:line-break/>-----------------------------------------------------------------------<text:line-break/><text:line-break/></text:p>
      <text:p text:style-name="P695">Day-14</text:p>
      <text:p text:style-name="P696">-----------------------------------<text:line-break/><text:line-break/>Data-Driven Testing<text:line-break/><text:line-break/>openpyxl – we can work with excel files (.xlsx) – already installed module<text:line-break/><text:line-break/>1) read data from excel<text:line-break/>2) How to write data into excel<text:line-break/><text:line-break/>3) Data driven test case<text:line-break/><text:line-break/><text:line-break/>Simple examples you can follow in the files ReadingExcel.py and WritingDataIntoExcel.py (day14_selenium)<text:line-break/><text:line-break/><text:line-break/>So now I’ve considered some real usage of data from excel sheet and transmission this data to the web page as filling in the fields.<text:line-break/><text:line-break/>For this I used XLUtils.py file(day14_selenium) which had been prepared in advance<text:line-break/>And the main code is written in the file FixedDepositCalculator.py – the same directory.<text:line-break/>--------------------------------------------<text:line-break/></text:p>
      <text:p text:style-name="P697"/>
      <text:p text:style-name="P698"/>
      <text:p text:style-name="P699"><text:line-break/><text:line-break/>Day-15</text:p>
      <text:p text:style-name="Standard"><text:span text:style-name="T700">-----------------------</text:span><text:span text:style-name="T701"><text:line-break/></text:span><text:span text:style-name="T702"><text:line-break/></text:span><text:span text:style-name="T703">Here we employed data base as a source for data-driven testing. I set up essential library called pyodbc</text:span><text:span text:style-name="T704"><text:line-break/></text:span><text:span text:style-name="T705"><text:line-break/></text:span><text:span text:style-name="T706">import pyodbc as odbc</text:span><text:span text:style-name="T707"><text:line-break/></text:span><text:span text:style-name="T708"><text:line-break/></text:span><text:span text:style-name="T709">And at the start I had to learn how to use simple commands(insert, update, delete, select), to modify database or read data from it</text:span><text:span text:style-name="T710"><text:line-break/></text:span><text:span text:style-name="T711"><text:line-break/></text:span><text:span text:style-name="T712">So look at the SelectDBOperation.py and DBOperations.py files for recalling the main concept of the whole process. (day15_selenium)</text:span><text:span text:style-name="T713"><text:line-break/></text:span><text:span text:style-name="T714"><text:line-break/></text:span><text:span text:style-name="T715">And then I was completing the data-driven approach itself (FixedDepositCalculator_DataBase.py) – day15_selenium; pretty much the same using as I did it via excel file, but with a little changes.</text:span><text:span text:style-name="T71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JetBrains Mono" svg:font-family="JetBrains Mono" style:font-family-generic="system"/>
    <style:font-face style:name="consolas, 'lucida console', 'co" svg:font-family="consolas, 'lucida console', 'co"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СтандартныйHTML" style:display-name="Стандартный HTML" style:family="paragraph" style:parent-style-name="Обычный">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language-asian="ru" style:country-asian="RU" style:language-complex="ar" style:country-complex="SA"/>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Данила Башлыков</meta:initial-creator>
    <dc:creator>23D901@hksyu.edu.hk</dc:creator>
    <meta:creation-date>2023-10-04T05:14:00Z</meta:creation-date>
    <dc:date>2023-11-01T14:22:00Z</dc:date>
    <meta:template xlink:href="Normal.dotm" xlink:type="simple"/>
    <meta:editing-cycles>42</meta:editing-cycles>
    <meta:editing-duration>PT274080S</meta:editing-duration>
    <meta:document-statistic meta:page-count="1" meta:paragraph-count="54" meta:word-count="4044" meta:character-count="27044" meta:row-count="192" meta:non-whitespace-character-count="23054"/>
  </office:meta>
</office:document-meta>
</file>